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 style:family="table">
      <style:table-properties style:width="7.4146in" fo:margin-left="-0.3076in" table:align="left"/>
    </style:style>
    <style:style style:name="Table2.A" style:family="table-column">
      <style:table-column-properties style:column-width="0.3771in"/>
    </style:style>
    <style:style style:name="Table2.B" style:family="table-column">
      <style:table-column-properties style:column-width="2.4917in"/>
    </style:style>
    <style:style style:name="Table2.C" style:family="table-column">
      <style:table-column-properties style:column-width="2.4382in"/>
    </style:style>
    <style:style style:name="Table2.D" style:family="table-column">
      <style:table-column-properties style:column-width="2.1076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1" style:family="table">
      <style:table-properties style:width="7.1069in" table:align="margins"/>
    </style:style>
    <style:style style:name="Table1.A" style:family="table-column">
      <style:table-column-properties style:column-width="1.7764in" style:rel-column-width="16383*"/>
    </style:style>
    <style:style style:name="Table1.D" style:family="table-column">
      <style:table-column-properties style:column-width="1.7771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tyle="italic" fo:font-weight="bold" officeooo:rsid="00292767" officeooo:paragraph-rsid="0037261d" style:font-style-asian="italic" style:font-weight-asian="bold" style:font-style-complex="italic" style:font-weight-complex="bold"/>
    </style:style>
    <style:style style:name="P2" style:family="paragraph" style:parent-style-name="Standard">
      <style:paragraph-properties fo:text-align="start" style:justify-single-word="false"/>
      <style:text-properties fo:font-style="normal" officeooo:rsid="0026ad1f" officeooo:paragraph-rsid="0037261d" style:font-style-asian="normal" style:font-style-complex="normal"/>
    </style:style>
    <style:style style:name="P3" style:family="paragraph" style:parent-style-name="Standard">
      <style:paragraph-properties fo:text-align="center" style:justify-single-word="false"/>
      <style:text-properties fo:font-style="normal" officeooo:rsid="0026ad1f" officeooo:paragraph-rsid="0037261d" style:font-style-asian="normal" style:font-style-complex="normal"/>
    </style:style>
    <style:style style:name="P4" style:family="paragraph" style:parent-style-name="Standard">
      <style:text-properties fo:font-style="normal" fo:font-weight="bold" officeooo:rsid="0026ad1f" officeooo:paragraph-rsid="0037261d" style:font-style-asian="normal" style:font-weight-asian="bold" style:font-style-complex="normal" style:font-weight-complex="bold"/>
    </style:style>
    <style:style style:name="P5" style:family="paragraph" style:parent-style-name="Standard">
      <style:text-properties fo:font-style="normal" fo:font-weight="bold" officeooo:rsid="00286479" officeooo:paragraph-rsid="0037261d" style:font-style-asian="normal" style:font-weight-asian="bold" style:font-style-complex="normal" style:font-weight-complex="bold"/>
    </style:style>
    <style:style style:name="P6" style:family="paragraph" style:parent-style-name="Standard">
      <style:text-properties fo:font-style="normal" fo:font-weight="bold" officeooo:rsid="00292767" officeooo:paragraph-rsid="0037261d" style:font-style-asian="normal" style:font-weight-asian="bold" style:font-style-complex="normal" style:font-weight-complex="bold"/>
    </style:style>
    <style:style style:name="P7" style:family="paragraph" style:parent-style-name="Standard">
      <style:text-properties fo:font-style="normal" fo:font-weight="normal" officeooo:rsid="00292767" officeooo:paragraph-rsid="0037261d" style:font-style-asian="normal" style:font-weight-asian="normal" style:font-style-complex="normal" style:font-weight-complex="normal"/>
    </style:style>
    <style:style style:name="P8" style:family="paragraph" style:parent-style-name="Standard">
      <style:paragraph-properties fo:text-align="center" style:justify-single-word="false"/>
      <style:text-properties fo:font-size="12pt" fo:font-weight="bold" officeooo:rsid="00221e83" officeooo:paragraph-rsid="00221e83"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officeooo:rsid="000606bc" officeooo:paragraph-rsid="00221e83" style:font-size-asian="12pt" style:font-weight-asian="bold" style:font-size-complex="12pt" style:font-weight-complex="bold"/>
    </style:style>
    <style:style style:name="P10" style:family="paragraph" style:parent-style-name="Standard">
      <style:paragraph-properties fo:text-align="center" style:justify-single-word="false"/>
      <style:text-properties fo:font-size="12pt" fo:font-weight="bold" officeooo:rsid="006f64d5" officeooo:paragraph-rsid="00221e83" style:font-size-asian="12pt" style:font-weight-asian="bold" style:font-size-complex="12pt" style:font-weight-complex="bold"/>
    </style:style>
    <style:style style:name="P11" style:family="paragraph" style:parent-style-name="Standard">
      <style:paragraph-properties fo:text-align="center" style:justify-single-word="false"/>
      <style:text-properties fo:font-size="12pt" fo:font-weight="bold" officeooo:rsid="0007de94" officeooo:paragraph-rsid="00221e83" style:font-size-asian="12pt" style:font-weight-asian="bold" style:font-size-complex="12pt" style:font-weight-complex="bold"/>
    </style:style>
    <style:style style:name="P12" style:family="paragraph" style:parent-style-name="Standard">
      <style:text-properties fo:font-size="12pt" fo:font-weight="bold" officeooo:rsid="0007de94" officeooo:paragraph-rsid="0040db08" style:font-size-asian="12pt" style:font-weight-asian="bold" style:font-size-complex="12pt" style:font-weight-complex="bold"/>
    </style:style>
    <style:style style:name="P13" style:family="paragraph" style:parent-style-name="Standard">
      <style:text-properties fo:font-size="12pt" fo:font-weight="bold" officeooo:rsid="0007de94" officeooo:paragraph-rsid="00221e83"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officeooo:rsid="00083c5e" officeooo:paragraph-rsid="00221e83" style:font-size-asian="12pt" style:font-weight-asian="bold" style:font-size-complex="12pt" style:font-weight-complex="bold"/>
    </style:style>
    <style:style style:name="P15" style:family="paragraph" style:parent-style-name="Standard">
      <style:text-properties fo:font-size="12pt" officeooo:rsid="001d6364" officeooo:paragraph-rsid="001d6364" style:font-size-asian="12pt" style:font-size-complex="12pt"/>
    </style:style>
    <style:style style:name="P16" style:family="paragraph" style:parent-style-name="Standard">
      <style:text-properties fo:font-size="12pt" officeooo:rsid="001d6364" officeooo:paragraph-rsid="00267b82" style:font-size-asian="12pt" style:font-size-complex="12pt"/>
    </style:style>
    <style:style style:name="P17" style:family="paragraph" style:parent-style-name="Standard">
      <style:text-properties fo:font-size="12pt" officeooo:rsid="0002b311" officeooo:paragraph-rsid="0008639d" style:font-size-asian="12pt" style:font-size-complex="12pt"/>
    </style:style>
    <style:style style:name="P18" style:family="paragraph" style:parent-style-name="Standard">
      <style:text-properties fo:font-size="12pt" officeooo:rsid="0002b311" officeooo:paragraph-rsid="00b37b85" style:font-size-asian="12pt" style:font-size-complex="12pt"/>
    </style:style>
    <style:style style:name="P19" style:family="paragraph" style:parent-style-name="Standard">
      <style:text-properties fo:font-size="12pt" officeooo:paragraph-rsid="00267b82" style:font-size-asian="12pt" style:font-size-complex="12pt"/>
    </style:style>
    <style:style style:name="P20" style:family="paragraph" style:parent-style-name="Standard">
      <style:text-properties fo:font-size="12pt" officeooo:rsid="0002ba54" officeooo:paragraph-rsid="0008639d" style:font-size-asian="12pt" style:font-size-complex="12pt"/>
    </style:style>
    <style:style style:name="P21" style:family="paragraph" style:parent-style-name="Standard">
      <style:text-properties fo:font-size="12pt" officeooo:rsid="000606bc" officeooo:paragraph-rsid="00221e83" style:font-size-asian="12pt" style:font-size-complex="12pt"/>
    </style:style>
    <style:style style:name="P22" style:family="paragraph" style:parent-style-name="Standard">
      <style:paragraph-properties fo:text-align="center" style:justify-single-word="false"/>
      <style:text-properties fo:font-size="12pt" officeooo:rsid="000606bc" officeooo:paragraph-rsid="00221e83" style:font-size-asian="12pt" style:font-size-complex="12pt"/>
    </style:style>
    <style:style style:name="P23" style:family="paragraph" style:parent-style-name="Standard">
      <style:text-properties fo:font-size="12pt" officeooo:rsid="000606bc" officeooo:paragraph-rsid="00267b82" style:font-size-asian="12pt" style:font-size-complex="12pt"/>
    </style:style>
    <style:style style:name="P24" style:family="paragraph" style:parent-style-name="Standard">
      <style:text-properties fo:font-size="12pt" officeooo:rsid="000606bc" officeooo:paragraph-rsid="0034e6bd" style:font-size-asian="12pt" style:font-size-complex="12pt"/>
    </style:style>
    <style:style style:name="P25" style:family="paragraph" style:parent-style-name="Standard">
      <style:text-properties fo:font-size="12pt" officeooo:rsid="000606bc" officeooo:paragraph-rsid="003af4cc" style:font-size-asian="12pt" style:font-size-complex="12pt"/>
    </style:style>
    <style:style style:name="P26" style:family="paragraph" style:parent-style-name="Standard">
      <style:text-properties fo:font-size="12pt" officeooo:rsid="000606bc" officeooo:paragraph-rsid="008b8268" style:font-size-asian="12pt" style:font-size-complex="12pt"/>
    </style:style>
    <style:style style:name="P27" style:family="paragraph" style:parent-style-name="Standard">
      <style:text-properties fo:font-size="12pt" officeooo:rsid="000606bc" officeooo:paragraph-rsid="008d9de1" style:font-size-asian="12pt" style:font-size-complex="12pt"/>
    </style:style>
    <style:style style:name="P28" style:family="paragraph" style:parent-style-name="Standard">
      <style:text-properties fo:font-size="12pt" officeooo:rsid="0007de94" officeooo:paragraph-rsid="00221e83" style:font-size-asian="12pt" style:font-size-complex="12pt"/>
    </style:style>
    <style:style style:name="P29" style:family="paragraph" style:parent-style-name="Standard">
      <style:text-properties fo:font-size="12pt" officeooo:rsid="0007de94" officeooo:paragraph-rsid="00267b82" style:font-size-asian="12pt" style:font-size-complex="12pt"/>
    </style:style>
    <style:style style:name="P30" style:family="paragraph" style:parent-style-name="Standard">
      <style:text-properties fo:font-size="12pt" officeooo:rsid="0007de94" officeooo:paragraph-rsid="0034e6bd" style:font-size-asian="12pt" style:font-size-complex="12pt"/>
    </style:style>
    <style:style style:name="P31" style:family="paragraph" style:parent-style-name="Standard">
      <style:text-properties fo:font-size="12pt" officeooo:rsid="0007de94" officeooo:paragraph-rsid="003b2b13" style:font-size-asian="12pt" style:font-size-complex="12pt"/>
    </style:style>
    <style:style style:name="P32" style:family="paragraph" style:parent-style-name="Standard">
      <style:text-properties fo:font-size="12pt" officeooo:rsid="0007de94" officeooo:paragraph-rsid="0040db08" style:font-size-asian="12pt" style:font-size-complex="12pt"/>
    </style:style>
    <style:style style:name="P33" style:family="paragraph" style:parent-style-name="Standard">
      <style:text-properties fo:font-size="12pt" officeooo:rsid="0007de94" officeooo:paragraph-rsid="008b8268" style:font-size-asian="12pt" style:font-size-complex="12pt"/>
    </style:style>
    <style:style style:name="P34" style:family="paragraph" style:parent-style-name="Standard">
      <style:text-properties fo:font-size="12pt" officeooo:rsid="0007de94" officeooo:paragraph-rsid="008fc0e4" style:font-size-asian="12pt" style:font-size-complex="12pt"/>
    </style:style>
    <style:style style:name="P35" style:family="paragraph" style:parent-style-name="Standard">
      <style:text-properties fo:font-size="12pt" officeooo:rsid="0007de94" officeooo:paragraph-rsid="009c0abe" style:font-size-asian="12pt" style:font-size-complex="12pt"/>
    </style:style>
    <style:style style:name="P36" style:family="paragraph" style:parent-style-name="Standard">
      <style:text-properties fo:font-size="12pt" officeooo:rsid="0007de94" officeooo:paragraph-rsid="009c4a23" style:font-size-asian="12pt" style:font-size-complex="12pt"/>
    </style:style>
    <style:style style:name="P37" style:family="paragraph" style:parent-style-name="Standard">
      <style:text-properties fo:font-size="12pt" officeooo:rsid="00083c5e" officeooo:paragraph-rsid="00221e83" style:font-size-asian="12pt" style:font-size-complex="12pt"/>
    </style:style>
    <style:style style:name="P38" style:family="paragraph" style:parent-style-name="Standard">
      <style:paragraph-properties fo:text-align="center" style:justify-single-word="false"/>
      <style:text-properties fo:font-size="12pt" officeooo:rsid="00083c5e" officeooo:paragraph-rsid="00221e83" style:font-size-asian="12pt" style:font-size-complex="12pt"/>
    </style:style>
    <style:style style:name="P39" style:family="paragraph" style:parent-style-name="Standard">
      <style:text-properties fo:font-size="12pt" officeooo:paragraph-rsid="0008639d" style:font-size-asian="12pt" style:font-size-complex="12pt"/>
    </style:style>
    <style:style style:name="P40" style:family="paragraph" style:parent-style-name="Standard">
      <style:text-properties fo:font-size="12pt" officeooo:rsid="000e2749" officeooo:paragraph-rsid="000e2749" style:font-size-asian="12pt" style:font-size-complex="12pt"/>
    </style:style>
    <style:style style:name="P41" style:family="paragraph" style:parent-style-name="Standard">
      <style:text-properties fo:font-size="12pt" officeooo:rsid="00148aa7" officeooo:paragraph-rsid="00148aa7" style:font-size-asian="12pt" style:font-size-complex="12pt"/>
    </style:style>
    <style:style style:name="P42" style:family="paragraph" style:parent-style-name="Standard">
      <style:text-properties fo:font-size="12pt" officeooo:rsid="002166da" officeooo:paragraph-rsid="00221e83" style:font-size-asian="12pt" style:font-size-complex="12pt"/>
    </style:style>
    <style:style style:name="P43" style:family="paragraph" style:parent-style-name="Standard">
      <style:paragraph-properties fo:text-align="center" style:justify-single-word="false"/>
      <style:text-properties fo:font-size="12pt" officeooo:rsid="006f64d5" officeooo:paragraph-rsid="00221e83" style:font-size-asian="12pt" style:font-size-complex="12pt"/>
    </style:style>
    <style:style style:name="P44" style:family="paragraph" style:parent-style-name="Standard">
      <style:text-properties fo:font-size="12pt" officeooo:rsid="005aa75a" officeooo:paragraph-rsid="00221e83" style:font-size-asian="12pt" style:font-size-complex="12pt"/>
    </style:style>
    <style:style style:name="P45" style:family="paragraph" style:parent-style-name="Standard">
      <style:text-properties fo:font-size="12pt" officeooo:rsid="004ff81c" officeooo:paragraph-rsid="00221e83" style:font-size-asian="12pt" style:font-size-complex="12pt"/>
    </style:style>
    <style:style style:name="P46" style:family="paragraph" style:parent-style-name="Standard">
      <style:text-properties fo:font-size="12pt" officeooo:rsid="0008efad" officeooo:paragraph-rsid="00221e83" style:font-size-asian="12pt" style:font-size-complex="12pt"/>
    </style:style>
    <style:style style:name="P47" style:family="paragraph" style:parent-style-name="Standard">
      <style:text-properties fo:font-size="12pt" officeooo:rsid="0040eca7" officeooo:paragraph-rsid="00221e83" style:font-size-asian="12pt" style:font-size-complex="12pt"/>
    </style:style>
    <style:style style:name="P48" style:family="paragraph" style:parent-style-name="Standard">
      <style:text-properties fo:font-size="12pt" officeooo:rsid="00597d92" officeooo:paragraph-rsid="00221e83" style:font-size-asian="12pt" style:font-size-complex="12pt"/>
    </style:style>
    <style:style style:name="P49" style:family="paragraph" style:parent-style-name="Standard">
      <style:text-properties fo:font-size="12pt" officeooo:rsid="000d0dce" officeooo:paragraph-rsid="00221e83" style:font-size-asian="12pt" style:font-size-complex="12pt"/>
    </style:style>
    <style:style style:name="P50" style:family="paragraph" style:parent-style-name="Standard">
      <style:text-properties fo:font-size="12pt" officeooo:rsid="001a8e2a" officeooo:paragraph-rsid="00221e83" style:font-size-asian="12pt" style:font-size-complex="12pt"/>
    </style:style>
    <style:style style:name="P51" style:family="paragraph" style:parent-style-name="Standard">
      <style:text-properties fo:font-size="12pt" officeooo:rsid="00308bcc" officeooo:paragraph-rsid="00308bcc" style:font-size-asian="12pt" style:font-size-complex="12pt"/>
    </style:style>
    <style:style style:name="P52" style:family="paragraph" style:parent-style-name="Standard">
      <style:text-properties fo:font-size="12pt" officeooo:rsid="00b37b85" officeooo:paragraph-rsid="00b37b85" style:font-size-asian="12pt" style:font-size-complex="12pt"/>
    </style:style>
    <style:style style:name="P53" style:family="paragraph" style:parent-style-name="Standard">
      <style:text-properties fo:font-size="12pt" officeooo:rsid="007a52ac" officeooo:paragraph-rsid="008fc0e4" style:font-size-asian="12pt" style:font-size-complex="12pt"/>
    </style:style>
    <style:style style:name="P54" style:family="paragraph" style:parent-style-name="Standard">
      <style:text-properties fo:font-size="12pt" fo:font-style="italic" officeooo:rsid="000e2749" officeooo:paragraph-rsid="0008639d" style:font-size-asian="12pt" style:font-style-asian="italic" style:font-size-complex="12pt" style:font-style-complex="italic"/>
    </style:style>
    <style:style style:name="P55" style:family="paragraph" style:parent-style-name="Standard">
      <style:text-properties fo:font-size="12pt" fo:font-style="italic" officeooo:rsid="000606bc" officeooo:paragraph-rsid="00221e83" fo:background-color="transparent" style:font-size-asian="12pt" style:font-style-asian="italic" style:font-size-complex="12pt" style:font-style-complex="italic"/>
    </style:style>
    <style:style style:name="P56" style:family="paragraph" style:parent-style-name="Standard">
      <style:text-properties fo:font-size="12pt" fo:font-style="normal" officeooo:rsid="0002ba54" officeooo:paragraph-rsid="0008639d" style:font-size-asian="12pt" style:font-style-asian="normal" style:font-size-complex="12pt" style:font-style-complex="normal"/>
    </style:style>
    <style:style style:name="P57" style:family="paragraph" style:parent-style-name="Standard">
      <style:paragraph-properties fo:text-align="start" style:justify-single-word="false"/>
      <style:text-properties fo:font-size="12pt" fo:font-style="normal" officeooo:rsid="000419a4" officeooo:paragraph-rsid="0012926f" style:font-size-asian="12pt" style:font-style-asian="normal" style:font-size-complex="12pt" style:font-style-complex="normal"/>
    </style:style>
    <style:style style:name="P58" style:family="paragraph" style:parent-style-name="Standard">
      <style:text-properties fo:font-size="12pt" fo:font-style="normal" officeooo:rsid="00083c5e" officeooo:paragraph-rsid="00221e83" style:font-size-asian="12pt" style:font-style-asian="normal" style:font-size-complex="12pt" style:font-style-complex="normal"/>
    </style:style>
    <style:style style:name="P59" style:family="paragraph" style:parent-style-name="Standard">
      <style:text-properties fo:font-size="12pt" fo:font-style="normal" officeooo:rsid="000b272a" officeooo:paragraph-rsid="00221e83" style:font-size-asian="12pt" style:font-style-asian="normal" style:font-size-complex="12pt" style:font-style-complex="normal"/>
    </style:style>
    <style:style style:name="P60" style:family="paragraph" style:parent-style-name="Standard">
      <style:paragraph-properties fo:text-align="center" style:justify-single-word="false"/>
      <style:text-properties fo:font-size="12pt" fo:font-style="normal" fo:font-weight="bold" officeooo:rsid="00221e83" officeooo:paragraph-rsid="00267b82" style:font-size-asian="12pt" style:font-style-asian="normal" style:font-weight-asian="bold" style:font-size-complex="12pt" style:font-style-complex="normal" style:font-weight-complex="bold"/>
    </style:style>
    <style:style style:name="P61" style:family="paragraph" style:parent-style-name="Standard">
      <style:paragraph-properties fo:text-align="center" style:justify-single-word="false"/>
      <style:text-properties fo:font-size="12pt" fo:font-style="normal" fo:font-weight="bold" officeooo:rsid="00221e83" officeooo:paragraph-rsid="0034e6bd" style:font-size-asian="12pt" style:font-style-asian="normal" style:font-weight-asian="bold" style:font-size-complex="12pt" style:font-style-complex="normal" style:font-weight-complex="bold"/>
    </style:style>
    <style:style style:name="P62" style:family="paragraph" style:parent-style-name="Standard">
      <style:paragraph-properties fo:text-align="center" style:justify-single-word="false"/>
      <style:text-properties fo:font-size="12pt" fo:font-style="normal" fo:font-weight="bold" officeooo:rsid="00221e83" officeooo:paragraph-rsid="008b8268" style:font-size-asian="12pt" style:font-style-asian="normal" style:font-weight-asian="bold" style:font-size-complex="12pt" style:font-style-complex="normal" style:font-weight-complex="bold"/>
    </style:style>
    <style:style style:name="P63" style:family="paragraph" style:parent-style-name="Standard">
      <style:paragraph-properties fo:text-align="center" style:justify-single-word="false"/>
      <style:text-properties fo:font-size="12pt" fo:font-style="normal" fo:font-weight="bold" officeooo:rsid="00221e83" officeooo:paragraph-rsid="00221e83" fo:background-color="transparent" style:font-size-asian="12pt" style:font-style-asian="normal" style:font-weight-asian="bold" style:font-size-complex="12pt" style:font-style-complex="normal" style:font-weight-complex="bold"/>
    </style:style>
    <style:style style:name="P64" style:family="paragraph" style:parent-style-name="Standard">
      <style:paragraph-properties fo:text-align="start" style:justify-single-word="false"/>
      <style:text-properties fo:font-size="12pt" fo:font-style="normal" style:text-underline-style="solid" style:text-underline-width="auto" style:text-underline-color="font-color" fo:font-weight="bold" officeooo:rsid="003b2b13" officeooo:paragraph-rsid="003b2b13" style:font-size-asian="12pt" style:font-style-asian="normal" style:font-weight-asian="bold" style:font-size-complex="12pt" style:font-style-complex="normal" style:font-weight-complex="bold"/>
    </style:style>
    <style:style style:name="P65" style:family="paragraph" style:parent-style-name="Standard">
      <style:text-properties fo:font-size="12pt" fo:font-style="normal" officeooo:rsid="0006f064" officeooo:paragraph-rsid="0006f064" fo:background-color="transparent" style:font-size-asian="12pt" style:font-style-asian="normal" style:font-size-complex="12pt" style:font-style-complex="normal"/>
    </style:style>
    <style:style style:name="P66" style:family="paragraph" style:parent-style-name="Standard">
      <style:text-properties fo:font-size="12pt" officeooo:rsid="000606bc" officeooo:paragraph-rsid="00221e83" fo:background-color="transparent" style:font-size-asian="12pt" style:font-size-complex="12pt"/>
    </style:style>
    <style:style style:name="P67" style:family="paragraph" style:parent-style-name="Standard">
      <style:text-properties fo:font-size="12pt" officeooo:rsid="0007de94" officeooo:paragraph-rsid="00221e83" fo:background-color="transparent" style:font-size-asian="12pt" style:font-size-complex="12pt"/>
    </style:style>
    <style:style style:name="P68" style:family="paragraph" style:parent-style-name="Standard">
      <style:text-properties style:text-line-through-style="none" style:text-line-through-type="none" fo:font-size="12pt" fo:font-style="italic" fo:font-weight="normal" officeooo:rsid="002f3512" officeooo:paragraph-rsid="00221e83" style:font-size-asian="12pt" style:font-style-asian="italic" style:font-weight-asian="normal" style:font-size-complex="12pt" style:font-style-complex="italic" style:font-weight-complex="normal"/>
    </style:style>
    <style:style style:name="P69" style:family="paragraph" style:parent-style-name="Standard">
      <style:text-properties style:text-line-through-style="none" style:text-line-through-type="none" fo:font-size="12pt" fo:font-style="italic" fo:font-weight="normal" officeooo:rsid="001451bc" officeooo:paragraph-rsid="00221e83" style:font-size-asian="12pt" style:font-style-asian="italic" style:font-weight-asian="normal" style:font-size-complex="12pt" style:font-style-complex="italic" style:font-weight-complex="normal"/>
    </style:style>
    <style:style style:name="P70"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officeooo:rsid="00083c5e" officeooo:paragraph-rsid="00221e83" style:font-size-asian="12pt" style:font-style-asian="normal" style:font-size-complex="12pt" style:font-style-complex="normal"/>
    </style:style>
    <style:style style:name="P71"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officeooo:rsid="00083c5e" officeooo:paragraph-rsid="00267b82" style:font-size-asian="12pt" style:font-style-asian="normal" style:font-size-complex="12pt" style:font-style-complex="normal"/>
    </style:style>
    <style:style style:name="P72"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officeooo:rsid="00083c5e" officeooo:paragraph-rsid="0034e6bd" style:font-size-asian="12pt" style:font-style-asian="normal" style:font-size-complex="12pt" style:font-style-complex="normal"/>
    </style:style>
    <style:style style:name="P73"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officeooo:rsid="0047cabc" officeooo:paragraph-rsid="0047cabc" style:font-size-asian="12pt" style:font-style-asian="normal" style:font-size-complex="12pt" style:font-style-complex="normal"/>
    </style:style>
    <style:style style:name="P74"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officeooo:rsid="00adadc0" officeooo:paragraph-rsid="00adadc0" style:font-size-asian="12pt" style:font-style-asian="normal" style:font-size-complex="12pt" style:font-style-complex="normal"/>
    </style:style>
    <style:style style:name="P75" style:family="paragraph" style:parent-style-name="Standard">
      <style:paragraph-properties fo:margin-left="0in" fo:margin-right="0in" fo:text-align="start" style:justify-single-word="false" fo:text-indent="0in" style:auto-text-indent="false">
        <style:tab-stops>
          <style:tab-stop style:position="0.0602in"/>
        </style:tab-stops>
      </style:paragraph-properties>
      <style:text-properties fo:font-size="12pt" fo:font-style="normal" fo:font-weight="bold" officeooo:rsid="0025f44d" officeooo:paragraph-rsid="002e8c0b" style:font-size-asian="12pt" style:font-style-asian="normal" style:font-weight-asian="bold" style:font-size-complex="12pt" style:font-style-complex="normal" style:font-weight-complex="bold"/>
    </style:style>
    <style:style style:name="P76"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fo:font-weight="bold" officeooo:rsid="00480e16" officeooo:paragraph-rsid="00480e16" style:font-size-asian="12pt" style:font-style-asian="normal" style:font-weight-asian="bold" style:font-size-complex="12pt" style:font-style-complex="normal" style:font-weight-complex="bold"/>
    </style:style>
    <style:style style:name="P77" style:family="paragraph" style:parent-style-name="Standard">
      <style:paragraph-properties fo:margin-left="0in" fo:margin-right="0in" fo:text-align="center" style:justify-single-word="false" fo:text-indent="0in" style:auto-text-indent="false">
        <style:tab-stops>
          <style:tab-stop style:position="0.0602in"/>
        </style:tab-stops>
      </style:paragraph-properties>
      <style:text-properties fo:font-size="12pt" fo:font-style="normal" fo:font-weight="bold" officeooo:rsid="0027fd34" officeooo:paragraph-rsid="002e8c0b" style:font-size-asian="12pt" style:font-style-asian="normal" style:font-weight-asian="bold" style:font-size-complex="12pt" style:font-style-complex="normal" style:font-weight-complex="bold"/>
    </style:style>
    <style:style style:name="P78"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fo:font-weight="bold" officeooo:rsid="0081a9df" officeooo:paragraph-rsid="008b8268" style:font-size-asian="12pt" style:font-style-asian="normal" style:font-weight-asian="bold" style:font-size-complex="12pt" style:font-style-complex="normal" style:font-weight-complex="bold"/>
    </style:style>
    <style:style style:name="P79"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fo:font-weight="normal" officeooo:rsid="0064ad62" officeooo:paragraph-rsid="009f76d5"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in" fo:text-indent="0in" style:auto-text-indent="false">
        <style:tab-stops>
          <style:tab-stop style:position="0.0602in"/>
        </style:tab-stops>
      </style:paragraph-properties>
      <style:text-properties fo:font-size="12pt" fo:font-style="normal" fo:font-weight="normal" officeooo:rsid="00480e16" officeooo:paragraph-rsid="009f76d5" style:font-size-asian="12pt" style:font-style-asian="normal" style:font-weight-asian="normal" style:font-size-complex="12pt" style:font-style-complex="normal" style:font-weight-complex="normal"/>
    </style:style>
    <style:style style:name="P81" style:family="paragraph" style:parent-style-name="Standard">
      <style:paragraph-properties fo:margin-left="0in" fo:margin-right="0in" fo:text-indent="0in" style:auto-text-indent="false">
        <style:tab-stops>
          <style:tab-stop style:position="0.0602in"/>
        </style:tab-stops>
      </style:paragraph-properties>
      <style:text-properties fo:font-size="14pt" fo:font-style="normal" fo:font-weight="normal" officeooo:rsid="0064ad62" officeooo:paragraph-rsid="009f76d5" style:font-size-asian="14pt" style:font-style-asian="normal" style:font-weight-asian="normal" style:font-size-complex="14pt" style:font-style-complex="normal" style:font-weight-complex="normal"/>
    </style:style>
    <style:style style:name="P82" style:family="paragraph" style:parent-style-name="Standard">
      <style:paragraph-properties fo:margin-left="0in" fo:margin-right="0in" fo:text-indent="0in" style:auto-text-indent="false">
        <style:tab-stops>
          <style:tab-stop style:position="0.0602in"/>
        </style:tab-stops>
      </style:paragraph-properties>
      <style:text-properties fo:font-size="14pt" fo:font-style="normal" fo:font-weight="normal" officeooo:rsid="009f76d5" officeooo:paragraph-rsid="009f76d5" style:font-size-asian="14pt" style:font-style-asian="normal" style:font-weight-asian="normal" style:font-size-complex="14pt" style:font-style-complex="normal" style:font-weight-complex="normal"/>
    </style:style>
    <style:style style:name="P83" style:family="paragraph" style:parent-style-name="Standard" style:master-page-name="">
      <style:paragraph-properties fo:margin-left="0in" fo:margin-right="0in" fo:text-indent="0in" style:auto-text-indent="false" style:page-number="auto"/>
      <style:text-properties fo:font-size="14pt" officeooo:rsid="008fc0e4" officeooo:paragraph-rsid="005da19c" style:font-size-asian="12.25pt" style:font-size-complex="14pt"/>
    </style:style>
    <style:style style:name="P84" style:family="paragraph" style:parent-style-name="Table_20_Contents">
      <style:text-properties fo:font-size="12pt" officeooo:rsid="00499154" officeooo:paragraph-rsid="00499154" style:font-size-asian="12pt" style:font-size-complex="12pt"/>
    </style:style>
    <style:style style:name="P85" style:family="paragraph" style:parent-style-name="Table_20_Contents">
      <style:text-properties fo:font-size="12pt" officeooo:rsid="005325d9" officeooo:paragraph-rsid="005325d9" style:font-size-asian="12pt" style:font-size-complex="12pt"/>
    </style:style>
    <style:style style:name="P86" style:family="paragraph" style:parent-style-name="Table_20_Contents">
      <style:text-properties fo:font-size="12pt" officeooo:rsid="0055338c" officeooo:paragraph-rsid="0055338c" style:font-size-asian="12pt" style:font-size-complex="12pt"/>
    </style:style>
    <style:style style:name="P87" style:family="paragraph" style:parent-style-name="Table_20_Contents">
      <style:text-properties fo:font-size="12pt" officeooo:rsid="0057163b" officeooo:paragraph-rsid="0057163b" style:font-size-asian="12pt" style:font-size-complex="12pt"/>
    </style:style>
    <style:style style:name="P88" style:family="paragraph" style:parent-style-name="Table_20_Contents">
      <style:text-properties fo:font-size="12pt" officeooo:rsid="00590a8f" officeooo:paragraph-rsid="00590a8f" style:font-size-asian="12pt" style:font-size-complex="12pt"/>
    </style:style>
    <style:style style:name="P89" style:family="paragraph" style:parent-style-name="Table_20_Contents">
      <style:text-properties fo:font-size="12pt" officeooo:rsid="00590a8f" officeooo:paragraph-rsid="009df361" style:font-size-asian="12pt" style:font-size-complex="12pt"/>
    </style:style>
    <style:style style:name="P90" style:family="paragraph" style:parent-style-name="Table_20_Contents">
      <style:text-properties fo:font-size="12pt" officeooo:rsid="00590a8f" officeooo:paragraph-rsid="00ba89e6" style:font-size-asian="12pt" style:font-size-complex="12pt"/>
    </style:style>
    <style:style style:name="P91" style:family="paragraph" style:parent-style-name="Table_20_Contents">
      <style:text-properties fo:font-size="12pt" officeooo:rsid="00893a37" officeooo:paragraph-rsid="00893a37" style:font-size-asian="12pt" style:font-size-complex="12pt"/>
    </style:style>
    <style:style style:name="P92" style:family="paragraph" style:parent-style-name="Table_20_Contents">
      <style:text-properties fo:font-size="12pt" officeooo:rsid="00893a37" officeooo:paragraph-rsid="009df361" style:font-size-asian="12pt" style:font-size-complex="12pt"/>
    </style:style>
    <style:style style:name="P93" style:family="paragraph" style:parent-style-name="Table_20_Contents">
      <style:text-properties fo:font-size="12pt" officeooo:rsid="008a2ac2" officeooo:paragraph-rsid="009df361" style:font-size-asian="12pt" style:font-size-complex="12pt"/>
    </style:style>
    <style:style style:name="P94" style:family="paragraph" style:parent-style-name="Table_20_Contents">
      <style:text-properties fo:font-size="12pt" officeooo:rsid="009df361" officeooo:paragraph-rsid="009df361" style:font-size-asian="12pt" style:font-size-complex="12pt"/>
    </style:style>
    <style:style style:name="P95" style:family="paragraph" style:parent-style-name="Table_20_Contents">
      <style:text-properties fo:font-size="12pt" officeooo:rsid="00ba43aa" officeooo:paragraph-rsid="00ba43aa" style:font-size-asian="12pt" style:font-size-complex="12pt"/>
    </style:style>
    <style:style style:name="P96" style:family="paragraph" style:parent-style-name="Table_20_Contents">
      <style:text-properties fo:font-size="12pt" fo:font-style="normal" officeooo:rsid="006e0e58" officeooo:paragraph-rsid="00590a8f" style:font-size-asian="12pt" style:font-style-asian="normal" style:font-size-complex="12pt" style:font-style-complex="normal"/>
    </style:style>
    <style:style style:name="P97" style:family="paragraph" style:parent-style-name="Table_20_Contents">
      <style:text-properties officeooo:rsid="00ad728d" officeooo:paragraph-rsid="00ad728d"/>
    </style:style>
    <style:style style:name="P98" style:family="paragraph" style:parent-style-name="Table_20_Contents">
      <style:text-properties officeooo:rsid="00adadc0" officeooo:paragraph-rsid="00adadc0"/>
    </style:style>
    <style:style style:name="P99" style:family="paragraph" style:parent-style-name="Table_20_Contents">
      <style:text-properties officeooo:rsid="00adadc0" officeooo:paragraph-rsid="00ba653e"/>
    </style:style>
    <style:style style:name="P100" style:family="paragraph" style:parent-style-name="Table_20_Contents">
      <style:text-properties officeooo:rsid="00af88e3" officeooo:paragraph-rsid="00af88e3"/>
    </style:style>
    <style:style style:name="P101" style:family="paragraph" style:parent-style-name="Table_20_Contents">
      <style:text-properties officeooo:rsid="00ba653e" officeooo:paragraph-rsid="00ba653e"/>
    </style:style>
    <style:style style:name="P102" style:family="paragraph" style:parent-style-name="Title">
      <style:paragraph-properties fo:break-before="page"/>
    </style:style>
    <style:style style:name="P103" style:family="paragraph" style:parent-style-name="Title">
      <style:paragraph-properties fo:text-align="start" style:justify-single-word="false" fo:break-before="page"/>
      <style:text-properties officeooo:rsid="004cfd3a" officeooo:paragraph-rsid="004cfd3a"/>
    </style:style>
    <style:style style:name="P104" style:family="paragraph" style:parent-style-name="Title">
      <style:paragraph-properties fo:break-before="page"/>
      <style:text-properties officeooo:paragraph-rsid="005d7c1e"/>
    </style:style>
    <style:style style:name="P105" style:family="paragraph" style:parent-style-name="Title">
      <style:paragraph-properties fo:break-before="page"/>
      <style:text-properties officeooo:rsid="0073b7fe" officeooo:paragraph-rsid="0073b7fe"/>
    </style:style>
    <style:style style:name="P106" style:family="paragraph" style:parent-style-name="Title">
      <style:paragraph-properties fo:break-before="page"/>
      <style:text-properties officeooo:rsid="00ad728d" officeooo:paragraph-rsid="00ad728d"/>
    </style:style>
    <style:style style:name="P107" style:family="paragraph" style:parent-style-name="Standard">
      <style:paragraph-properties fo:margin-left="0.3118in" fo:margin-right="0in" fo:text-indent="0in" style:auto-text-indent="false"/>
      <style:text-properties fo:font-size="14pt" officeooo:rsid="0065d99c" officeooo:paragraph-rsid="0065d99c" style:font-size-asian="12.25pt" style:font-size-complex="14pt"/>
    </style:style>
    <style:style style:name="P108" style:family="paragraph" style:parent-style-name="Standard">
      <style:paragraph-properties fo:margin-left="0.3118in" fo:margin-right="0in" fo:text-indent="0in" style:auto-text-indent="false"/>
      <style:text-properties fo:font-size="14pt" officeooo:rsid="0065d99c" officeooo:paragraph-rsid="0088847a" style:font-size-asian="12.25pt" style:font-size-complex="14pt"/>
    </style:style>
    <style:style style:name="P109" style:family="paragraph" style:parent-style-name="Standard">
      <style:paragraph-properties fo:margin-left="0.3118in" fo:margin-right="0in" fo:text-indent="0in" style:auto-text-indent="false"/>
      <style:text-properties fo:font-size="14pt" officeooo:rsid="008fc0e4" officeooo:paragraph-rsid="008fc0e4" style:font-size-asian="12.25pt" style:font-size-complex="14pt"/>
    </style:style>
    <style:style style:name="P110" style:family="paragraph" style:parent-style-name="Standard">
      <style:paragraph-properties fo:margin-left="0.3118in" fo:margin-right="0in" fo:text-indent="0in" style:auto-text-indent="false"/>
      <style:text-properties fo:font-size="14pt" officeooo:rsid="00bf5ac7" officeooo:paragraph-rsid="00bf5ac7" style:font-size-asian="12.25pt" style:font-size-complex="14pt"/>
    </style:style>
    <style:style style:name="P111" style:family="paragraph" style:parent-style-name="Standard">
      <style:paragraph-properties fo:margin-left="0.3118in" fo:margin-right="0in" fo:text-indent="0in" style:auto-text-indent="false"/>
      <style:text-properties fo:font-size="14pt" officeooo:rsid="00bf5ac7" officeooo:paragraph-rsid="00c3bec8" style:font-size-asian="12.25pt" style:font-size-complex="14pt"/>
    </style:style>
    <style:style style:name="P112" style:family="paragraph" style:parent-style-name="Standard">
      <style:paragraph-properties fo:margin-left="0.3118in" fo:margin-right="0in" fo:text-indent="0in" style:auto-text-indent="false"/>
      <style:text-properties fo:font-size="14pt" officeooo:rsid="00c050cb" officeooo:paragraph-rsid="00c3bec8" style:font-size-asian="12.25pt" style:font-size-complex="14pt"/>
    </style:style>
    <style:style style:name="P113" style:family="paragraph" style:parent-style-name="Standard">
      <style:paragraph-properties fo:margin-left="0.3118in" fo:margin-right="0in" fo:text-indent="0in" style:auto-text-indent="false">
        <style:tab-stops>
          <style:tab-stop style:position="0.0602in"/>
        </style:tab-stops>
      </style:paragraph-properties>
      <style:text-properties fo:font-size="14pt" fo:font-style="normal" fo:font-weight="bold" officeooo:rsid="00bf5ac7" officeooo:paragraph-rsid="00c3bec8" style:font-size-asian="12.25pt" style:font-style-asian="normal" style:font-weight-asian="bold" style:font-size-complex="14pt" style:font-style-complex="normal" style:font-weight-complex="bold"/>
    </style:style>
    <style:style style:name="P114" style:family="paragraph" style:parent-style-name="Standard">
      <style:paragraph-properties fo:margin-left="0.3118in" fo:margin-right="0in" fo:text-indent="0in" style:auto-text-indent="false" fo:break-before="page"/>
      <style:text-properties fo:font-size="14pt" officeooo:rsid="00645940" officeooo:paragraph-rsid="00645940" style:font-size-asian="12.25pt" style:font-size-complex="14pt"/>
    </style:style>
    <style:style style:name="P115" style:family="paragraph" style:parent-style-name="Standard">
      <style:paragraph-properties fo:margin-left="0.3118in" fo:margin-right="0in" fo:text-indent="0in" style:auto-text-indent="false" fo:break-before="page"/>
      <style:text-properties fo:font-size="14pt" officeooo:rsid="00c050cb" officeooo:paragraph-rsid="00c3bec8" style:font-size-asian="12.25pt" style:font-size-complex="14pt"/>
    </style:style>
    <style:style style:name="P116" style:family="paragraph" style:parent-style-name="Standard" style:master-page-name="">
      <style:paragraph-properties fo:margin-left="0.5in" fo:margin-right="0in" fo:text-indent="0in" style:auto-text-indent="false" style:page-number="auto"/>
      <style:text-properties fo:font-size="12pt" officeooo:rsid="0007de94" officeooo:paragraph-rsid="00267b82" style:font-size-asian="12pt" style:font-size-complex="12pt"/>
    </style:style>
    <style:style style:name="P117" style:family="paragraph" style:parent-style-name="Standard" style:master-page-name="">
      <style:paragraph-properties fo:margin-left="0.5in" fo:margin-right="0in" fo:text-indent="0in" style:auto-text-indent="false" style:page-number="auto"/>
      <style:text-properties fo:font-size="12pt" officeooo:rsid="0007de94" officeooo:paragraph-rsid="00868cc5" style:font-size-asian="12pt" style:font-size-complex="12pt"/>
    </style:style>
    <style:style style:name="P118" style:family="paragraph" style:parent-style-name="Standard" style:master-page-name="">
      <style:paragraph-properties fo:margin-left="0.5in" fo:margin-right="0in" fo:text-indent="0in" style:auto-text-indent="false" style:page-number="auto"/>
      <style:text-properties fo:font-size="12pt" fo:font-style="normal" officeooo:rsid="0084a36c" officeooo:paragraph-rsid="0084a36c" style:font-size-asian="12pt" style:font-style-asian="normal" style:font-size-complex="12pt" style:font-style-complex="normal"/>
    </style:style>
    <style:style style:name="P119" style:family="paragraph" style:parent-style-name="Standard" style:master-page-name="">
      <style:paragraph-properties fo:margin-left="0.5in" fo:margin-right="0in" fo:text-indent="0in" style:auto-text-indent="false" style:page-number="auto">
        <style:tab-stops>
          <style:tab-stop style:position="0.0602in"/>
        </style:tab-stops>
      </style:paragraph-properties>
      <style:text-properties fo:font-size="12pt" fo:font-style="normal" officeooo:rsid="007ff95e" officeooo:paragraph-rsid="007ff95e" style:font-size-asian="12pt" style:font-style-asian="normal" style:font-size-complex="12pt" style:font-style-complex="normal"/>
    </style:style>
    <style:style style:name="P120" style:family="paragraph" style:parent-style-name="Standard">
      <style:paragraph-properties fo:margin-left="0.5in" fo:margin-right="0in" fo:text-indent="0in" style:auto-text-indent="false"/>
      <style:text-properties fo:font-size="12pt" officeooo:rsid="0007de94" officeooo:paragraph-rsid="00868cc5" style:font-size-asian="12pt" style:font-size-complex="12pt"/>
    </style:style>
    <style:style style:name="P121" style:family="paragraph" style:parent-style-name="Standard" style:master-page-name="">
      <style:paragraph-properties fo:margin-left="0.4366in" fo:margin-right="0in" fo:text-indent="0in" style:auto-text-indent="false" style:page-number="auto"/>
      <style:text-properties fo:font-size="12pt" officeooo:rsid="000606bc" officeooo:paragraph-rsid="00838d51" style:font-size-asian="12pt" style:font-size-complex="12pt"/>
    </style:style>
    <style:style style:name="P122" style:family="paragraph" style:parent-style-name="Standard" style:master-page-name="">
      <style:paragraph-properties fo:margin-left="0.3752in" fo:margin-right="0in" fo:text-indent="0in" style:auto-text-indent="false" style:page-number="auto"/>
      <style:text-properties fo:font-size="12pt" officeooo:rsid="00838d51" officeooo:paragraph-rsid="00838d51" style:font-size-asian="12pt" style:font-size-complex="12pt"/>
    </style:style>
    <style:style style:name="P123" style:family="paragraph" style:parent-style-name="Standard" style:master-page-name="">
      <style:paragraph-properties fo:margin-left="0.3752in" fo:margin-right="0in" fo:text-indent="0in" style:auto-text-indent="false" style:page-number="auto"/>
      <style:text-properties fo:font-size="12pt" officeooo:rsid="000606bc" officeooo:paragraph-rsid="00267b82" style:font-size-asian="12pt" style:font-size-complex="12pt"/>
    </style:style>
    <style:style style:name="P124" style:family="paragraph" style:parent-style-name="Title">
      <style:text-properties officeooo:rsid="009f76d5" officeooo:paragraph-rsid="009f76d5"/>
    </style:style>
    <style:style style:name="P125" style:family="paragraph" style:parent-style-name="Text_20_body">
      <style:text-properties officeooo:rsid="008b8268" officeooo:paragraph-rsid="008b8268"/>
    </style:style>
    <style:style style:name="P126" style:family="paragraph" style:parent-style-name="Text_20_body">
      <style:text-properties officeooo:rsid="00a84c8b" officeooo:paragraph-rsid="00a84c8b"/>
    </style:style>
    <style:style style:name="P127" style:family="paragraph" style:parent-style-name="Text_20_body">
      <style:text-properties officeooo:rsid="00ad728d" officeooo:paragraph-rsid="00ad728d"/>
    </style:style>
    <style:style style:name="P128" style:family="paragraph" style:parent-style-name="Contents_20_1">
      <style:paragraph-properties>
        <style:tab-stops>
          <style:tab-stop style:position="7.1071in" style:type="right" style:leader-style="dotted" style:leader-text="."/>
        </style:tab-stops>
      </style:paragraph-properties>
    </style:style>
    <style:style style:name="P129" style:family="paragraph" style:parent-style-name="Title" style:list-style-name="L106"/>
    <style:style style:name="P130" style:family="paragraph" style:parent-style-name="Title" style:list-style-name="L106">
      <style:paragraph-properties fo:break-before="page"/>
    </style:style>
    <style:style style:name="P131" style:family="paragraph" style:parent-style-name="Title" style:list-style-name="L106">
      <style:paragraph-properties fo:break-before="page"/>
      <style:text-properties officeooo:paragraph-rsid="005d7c1e"/>
    </style:style>
    <style:style style:name="P132" style:family="paragraph" style:parent-style-name="Title" style:list-style-name="L106" style:master-page-name="">
      <style:paragraph-properties style:page-number="auto" fo:break-before="page"/>
      <style:text-properties officeooo:paragraph-rsid="008b8268"/>
    </style:style>
    <style:style style:name="P133" style:family="paragraph" style:parent-style-name="Standard" style:list-style-name="L106">
      <style:paragraph-properties fo:text-align="center" style:justify-single-word="false"/>
      <style:text-properties fo:font-size="12pt" fo:font-weight="bold" officeooo:rsid="0037261d" officeooo:paragraph-rsid="0037261d" style:font-size-asian="12pt" style:font-weight-asian="bold" style:font-size-complex="12pt" style:font-weight-complex="bold"/>
    </style:style>
    <style:style style:name="P134" style:family="paragraph" style:parent-style-name="Standard" style:list-style-name="L106">
      <style:paragraph-properties fo:text-align="center" style:justify-single-word="false"/>
      <style:text-properties fo:font-size="12pt" fo:font-weight="bold" officeooo:rsid="00221e83" officeooo:paragraph-rsid="00221e83" style:font-size-asian="12pt" style:font-weight-asian="bold" style:font-size-complex="12pt" style:font-weight-complex="bold"/>
    </style:style>
    <style:style style:name="P135" style:family="paragraph" style:parent-style-name="Standard" style:list-style-name="L106">
      <style:paragraph-properties fo:text-align="center" style:justify-single-word="false"/>
      <style:text-properties fo:font-size="12pt" fo:font-weight="bold" officeooo:rsid="0002b311" officeooo:paragraph-rsid="0008639d" style:font-size-asian="12pt" style:font-weight-asian="bold" style:font-size-complex="12pt" style:font-weight-complex="bold"/>
    </style:style>
    <style:style style:name="P136" style:family="paragraph" style:parent-style-name="Standard" style:list-style-name="L106">
      <style:paragraph-properties fo:text-align="center" style:justify-single-word="false"/>
      <style:text-properties fo:font-size="12pt" fo:font-weight="bold" officeooo:rsid="0008639d" officeooo:paragraph-rsid="0008639d" style:font-size-asian="12pt" style:font-weight-asian="bold" style:font-size-complex="12pt" style:font-weight-complex="bold"/>
    </style:style>
    <style:style style:name="P137" style:family="paragraph" style:parent-style-name="Standard" style:list-style-name="L106">
      <style:paragraph-properties fo:text-align="center" style:justify-single-word="false"/>
      <style:text-properties fo:font-size="12pt" fo:font-weight="bold" officeooo:rsid="0002ba54" officeooo:paragraph-rsid="0008639d" style:font-size-asian="12pt" style:font-weight-asian="bold" style:font-size-complex="12pt" style:font-weight-complex="bold"/>
    </style:style>
    <style:style style:name="P138" style:family="paragraph" style:parent-style-name="Standard" style:list-style-name="L106">
      <style:paragraph-properties fo:text-align="center" style:justify-single-word="false"/>
      <style:text-properties fo:font-size="12pt" fo:font-weight="bold" officeooo:rsid="0002ba54" officeooo:paragraph-rsid="0010aafe" style:font-size-asian="12pt" style:font-weight-asian="bold" style:font-size-complex="12pt" style:font-weight-complex="bold"/>
    </style:style>
    <style:style style:name="P139" style:family="paragraph" style:parent-style-name="Standard" style:list-style-name="L106">
      <style:paragraph-properties fo:text-align="center" style:justify-single-word="false"/>
      <style:text-properties fo:font-size="12pt" fo:font-weight="bold" officeooo:rsid="000419a4" officeooo:paragraph-rsid="0008639d" style:font-size-asian="12pt" style:font-weight-asian="bold" style:font-size-complex="12pt" style:font-weight-complex="bold"/>
    </style:style>
    <style:style style:name="P140" style:family="paragraph" style:parent-style-name="Standard" style:list-style-name="L106">
      <style:paragraph-properties fo:text-align="center" style:justify-single-word="false"/>
      <style:text-properties fo:font-size="12pt" fo:font-weight="bold" officeooo:rsid="00053a74" officeooo:paragraph-rsid="00160987" style:font-size-asian="12pt" style:font-weight-asian="bold" style:font-size-complex="12pt" style:font-weight-complex="bold"/>
    </style:style>
    <style:style style:name="P141" style:family="paragraph" style:parent-style-name="Standard" style:list-style-name="L106">
      <style:paragraph-properties fo:text-align="center" style:justify-single-word="false"/>
      <style:text-properties fo:font-size="12pt" fo:font-weight="bold" officeooo:rsid="00053a74" officeooo:paragraph-rsid="00148aa7" style:font-size-asian="12pt" style:font-weight-asian="bold" style:font-size-complex="12pt" style:font-weight-complex="bold"/>
    </style:style>
    <style:style style:name="P142" style:family="paragraph" style:parent-style-name="Standard" style:list-style-name="L106">
      <style:paragraph-properties fo:text-align="center" style:justify-single-word="false"/>
      <style:text-properties fo:font-size="12pt" fo:font-weight="bold" officeooo:rsid="00053a74" officeooo:paragraph-rsid="0008639d" style:font-size-asian="12pt" style:font-weight-asian="bold" style:font-size-complex="12pt" style:font-weight-complex="bold"/>
    </style:style>
    <style:style style:name="P143" style:family="paragraph" style:parent-style-name="Standard" style:list-style-name="L106">
      <style:paragraph-properties fo:text-align="center" style:justify-single-word="false"/>
      <style:text-properties fo:font-size="12pt" fo:font-weight="bold" officeooo:rsid="00222dbb" officeooo:paragraph-rsid="00222dbb" style:font-size-asian="12pt" style:font-weight-asian="bold" style:font-size-complex="12pt" style:font-weight-complex="bold"/>
    </style:style>
    <style:style style:name="P144" style:family="paragraph" style:parent-style-name="Standard" style:list-style-name="L106">
      <style:paragraph-properties fo:text-align="center" style:justify-single-word="false"/>
      <style:text-properties fo:font-size="12pt" fo:font-weight="bold" officeooo:rsid="00233ff8" officeooo:paragraph-rsid="00233ff8" style:font-size-asian="12pt" style:font-weight-asian="bold" style:font-size-complex="12pt" style:font-weight-complex="bold"/>
    </style:style>
    <style:style style:name="P145" style:family="paragraph" style:parent-style-name="Standard" style:list-style-name="L106">
      <style:text-properties fo:font-size="12pt" fo:font-weight="bold" officeooo:rsid="002cdc50" officeooo:paragraph-rsid="002cdc50" style:font-size-asian="12pt" style:font-weight-asian="bold" style:font-size-complex="12pt" style:font-weight-complex="bold"/>
    </style:style>
    <style:style style:name="P146" style:family="paragraph" style:parent-style-name="Standard" style:list-style-name="L106">
      <style:text-properties fo:font-size="12pt" officeooo:rsid="0002b311" officeooo:paragraph-rsid="0002b311" style:font-size-asian="12pt" style:font-size-complex="12pt"/>
    </style:style>
    <style:style style:name="P147" style:family="paragraph" style:parent-style-name="Standard" style:list-style-name="L106">
      <style:text-properties fo:font-size="12pt" officeooo:rsid="0002b311" officeooo:paragraph-rsid="00267b82" style:font-size-asian="12pt" style:font-size-complex="12pt"/>
    </style:style>
    <style:style style:name="P148" style:family="paragraph" style:parent-style-name="Standard" style:list-style-name="L106">
      <style:text-properties fo:font-size="12pt" officeooo:rsid="0002b311" officeooo:paragraph-rsid="0034e6bd" style:font-size-asian="12pt" style:font-size-complex="12pt"/>
    </style:style>
    <style:style style:name="P149" style:family="paragraph" style:parent-style-name="Standard" style:list-style-name="L106">
      <style:text-properties fo:font-size="12pt" officeooo:rsid="0002b311" officeooo:paragraph-rsid="008b8268" style:font-size-asian="12pt" style:font-size-complex="12pt"/>
    </style:style>
    <style:style style:name="P150" style:family="paragraph" style:parent-style-name="Standard" style:list-style-name="L106">
      <style:text-properties fo:font-size="12pt" officeooo:rsid="0037261d" officeooo:paragraph-rsid="0037261d" style:font-size-asian="12pt" style:font-size-complex="12pt"/>
    </style:style>
    <style:style style:name="P151" style:family="paragraph" style:parent-style-name="Standard" style:list-style-name="L106">
      <style:text-properties fo:font-size="12pt" style:font-size-asian="12pt" style:font-size-complex="12pt"/>
    </style:style>
    <style:style style:name="P152" style:family="paragraph" style:parent-style-name="Standard" style:list-style-name="L106">
      <style:text-properties fo:font-size="12pt" officeooo:rsid="0002ba54" officeooo:paragraph-rsid="0008639d" style:font-size-asian="12pt" style:font-size-complex="12pt"/>
    </style:style>
    <style:style style:name="P153" style:family="paragraph" style:parent-style-name="Standard" style:list-style-name="L106">
      <style:text-properties fo:font-size="12pt" officeooo:rsid="0002ba54" officeooo:paragraph-rsid="00267b82" style:font-size-asian="12pt" style:font-size-complex="12pt"/>
    </style:style>
    <style:style style:name="P154" style:family="paragraph" style:parent-style-name="Standard" style:list-style-name="L106">
      <style:text-properties fo:font-size="12pt" officeooo:rsid="0002ba54" officeooo:paragraph-rsid="0034e6bd" style:font-size-asian="12pt" style:font-size-complex="12pt"/>
    </style:style>
    <style:style style:name="P155" style:family="paragraph" style:parent-style-name="Standard" style:list-style-name="L106">
      <style:text-properties fo:font-size="12pt" officeooo:rsid="0002ba54" officeooo:paragraph-rsid="008b8268" style:font-size-asian="12pt" style:font-size-complex="12pt"/>
    </style:style>
    <style:style style:name="P156" style:family="paragraph" style:parent-style-name="Standard" style:list-style-name="L106">
      <style:text-properties fo:font-size="12pt" officeooo:rsid="000ec9a5" officeooo:paragraph-rsid="000ec9a5" style:font-size-asian="12pt" style:font-size-complex="12pt"/>
    </style:style>
    <style:style style:name="P157" style:family="paragraph" style:parent-style-name="Standard" style:list-style-name="L106">
      <style:paragraph-properties fo:text-align="center" style:justify-single-word="false"/>
      <style:text-properties fo:font-size="12pt" officeooo:rsid="000419a4" officeooo:paragraph-rsid="00148aa7" style:font-size-asian="12pt" style:font-size-complex="12pt"/>
    </style:style>
    <style:style style:name="P158" style:family="paragraph" style:parent-style-name="Standard" style:list-style-name="L106">
      <style:text-properties fo:font-size="12pt" officeooo:rsid="000419a4" officeooo:paragraph-rsid="00267b82" style:font-size-asian="12pt" style:font-size-complex="12pt"/>
    </style:style>
    <style:style style:name="P159" style:family="paragraph" style:parent-style-name="Standard" style:list-style-name="L106">
      <style:text-properties fo:font-size="12pt" officeooo:rsid="000419a4" officeooo:paragraph-rsid="0034e6bd" style:font-size-asian="12pt" style:font-size-complex="12pt"/>
    </style:style>
    <style:style style:name="P160" style:family="paragraph" style:parent-style-name="Standard" style:list-style-name="L106">
      <style:text-properties fo:font-size="12pt" officeooo:rsid="000419a4" officeooo:paragraph-rsid="008b8268" style:font-size-asian="12pt" style:font-size-complex="12pt"/>
    </style:style>
    <style:style style:name="P161" style:family="paragraph" style:parent-style-name="Standard" style:list-style-name="L106">
      <style:paragraph-properties fo:text-align="center" style:justify-single-word="false"/>
      <style:text-properties fo:font-size="12pt" officeooo:rsid="00221e83" officeooo:paragraph-rsid="00221e83" style:font-size-asian="12pt" style:font-size-complex="12pt"/>
    </style:style>
    <style:style style:name="P162" style:family="paragraph" style:parent-style-name="Standard" style:list-style-name="L106">
      <style:text-properties fo:font-size="12pt" officeooo:rsid="00267b82" officeooo:paragraph-rsid="00267b82" style:font-size-asian="12pt" style:font-size-complex="12pt"/>
    </style:style>
    <style:style style:name="P163" style:family="paragraph" style:parent-style-name="Standard" style:list-style-name="L106">
      <style:text-properties fo:font-size="12pt" officeooo:rsid="00267b82" officeooo:paragraph-rsid="0027baae" style:font-size-asian="12pt" style:font-size-complex="12pt"/>
    </style:style>
    <style:style style:name="P164" style:family="paragraph" style:parent-style-name="Standard" style:list-style-name="L106">
      <style:text-properties fo:font-size="12pt" officeooo:rsid="0027baae" officeooo:paragraph-rsid="0027baae" style:font-size-asian="12pt" style:font-size-complex="12pt"/>
    </style:style>
    <style:style style:name="P165" style:family="paragraph" style:parent-style-name="Standard" style:list-style-name="L106">
      <style:text-properties fo:font-size="12pt" officeooo:rsid="0027fd34" officeooo:paragraph-rsid="0027fd34" style:font-size-asian="12pt" style:font-size-complex="12pt"/>
    </style:style>
    <style:style style:name="P166" style:family="paragraph" style:parent-style-name="Standard" style:list-style-name="L106">
      <style:text-properties fo:font-size="12pt" officeooo:rsid="002c3c3d" officeooo:paragraph-rsid="002c3c3d" style:font-size-asian="12pt" style:font-size-complex="12pt"/>
    </style:style>
    <style:style style:name="P167" style:family="paragraph" style:parent-style-name="Standard" style:list-style-name="L106">
      <style:text-properties fo:font-size="12pt" officeooo:rsid="007100d3" officeooo:paragraph-rsid="007100d3" style:font-size-asian="12pt" style:font-size-complex="12pt"/>
    </style:style>
    <style:style style:name="P168" style:family="paragraph" style:parent-style-name="Standard" style:list-style-name="L106">
      <style:text-properties fo:font-size="12pt" officeooo:rsid="00053a74" officeooo:paragraph-rsid="00267b82" style:font-size-asian="12pt" style:font-size-complex="12pt"/>
    </style:style>
    <style:style style:name="P169" style:family="paragraph" style:parent-style-name="Standard" style:list-style-name="L106">
      <style:text-properties fo:font-size="12pt" officeooo:rsid="00053a74" officeooo:paragraph-rsid="0034e6bd" style:font-size-asian="12pt" style:font-size-complex="12pt"/>
    </style:style>
    <style:style style:name="P170" style:family="paragraph" style:parent-style-name="Standard" style:list-style-name="L106">
      <style:text-properties fo:font-size="12pt" officeooo:rsid="00053a74" officeooo:paragraph-rsid="008b8268" style:font-size-asian="12pt" style:font-size-complex="12pt"/>
    </style:style>
    <style:style style:name="P171" style:family="paragraph" style:parent-style-name="Standard" style:list-style-name="L106">
      <style:text-properties fo:font-size="12pt" officeooo:rsid="002cdc50" officeooo:paragraph-rsid="002cdc50" style:font-size-asian="12pt" style:font-size-complex="12pt"/>
    </style:style>
    <style:style style:name="P172" style:family="paragraph" style:parent-style-name="Standard" style:list-style-name="L106">
      <style:text-properties fo:font-size="12pt" officeooo:rsid="002d921a" officeooo:paragraph-rsid="002d921a" style:font-size-asian="12pt" style:font-size-complex="12pt"/>
    </style:style>
    <style:style style:name="P173" style:family="paragraph" style:parent-style-name="Standard" style:list-style-name="L106">
      <style:text-properties fo:font-size="12pt" officeooo:rsid="0077bfe6" officeooo:paragraph-rsid="0077bfe6" style:font-size-asian="12pt" style:font-size-complex="12pt"/>
    </style:style>
    <style:style style:name="P174" style:family="paragraph" style:parent-style-name="Standard" style:list-style-name="L111">
      <style:text-properties fo:font-size="12pt" officeooo:rsid="0077bfe6" officeooo:paragraph-rsid="0077bfe6" style:font-size-asian="12pt" style:font-size-complex="12pt"/>
    </style:style>
    <style:style style:name="P175" style:family="paragraph" style:parent-style-name="Standard" style:list-style-name="L112">
      <style:text-properties fo:font-size="12pt" officeooo:rsid="0077bfe6" officeooo:paragraph-rsid="0077bfe6" style:font-size-asian="12pt" style:font-size-complex="12pt"/>
    </style:style>
    <style:style style:name="P176" style:family="paragraph" style:parent-style-name="Standard" style:list-style-name="L106">
      <style:text-properties fo:font-size="12pt" officeooo:rsid="0077fd67" officeooo:paragraph-rsid="0077fd67" style:font-size-asian="12pt" style:font-size-complex="12pt"/>
    </style:style>
    <style:style style:name="P177" style:family="paragraph" style:parent-style-name="Standard" style:list-style-name="L106">
      <style:text-properties fo:font-size="12pt" officeooo:rsid="0077fd67" officeooo:paragraph-rsid="0077a945" style:font-size-asian="12pt" style:font-size-complex="12pt"/>
    </style:style>
    <style:style style:name="P178" style:family="paragraph" style:parent-style-name="Standard" style:list-style-name="L106">
      <style:text-properties fo:font-size="12pt" officeooo:rsid="00782d74" officeooo:paragraph-rsid="00782d74" style:font-size-asian="12pt" style:font-size-complex="12pt"/>
    </style:style>
    <style:style style:name="P179" style:family="paragraph" style:parent-style-name="Standard" style:list-style-name="L106">
      <style:text-properties fo:font-size="12pt" officeooo:rsid="008b8268" officeooo:paragraph-rsid="008b8268" style:font-size-asian="12pt" style:font-size-complex="12pt"/>
    </style:style>
    <style:style style:name="P180" style:family="paragraph" style:parent-style-name="Standard" style:list-style-name="L106">
      <style:text-properties fo:font-size="12pt" officeooo:rsid="0094871b" officeooo:paragraph-rsid="0094871b" style:font-size-asian="12pt" style:font-size-complex="12pt"/>
    </style:style>
    <style:style style:name="P181" style:family="paragraph" style:parent-style-name="Standard" style:list-style-name="L106">
      <style:text-properties fo:font-size="12pt" officeooo:rsid="008ba207" officeooo:paragraph-rsid="008ba207" style:font-size-asian="12pt" style:font-size-complex="12pt"/>
    </style:style>
    <style:style style:name="P182" style:family="paragraph" style:parent-style-name="Standard" style:list-style-name="L115">
      <style:text-properties fo:font-size="12pt" officeooo:rsid="008bbd48" officeooo:paragraph-rsid="008bbd48" style:font-size-asian="12pt" style:font-size-complex="12pt"/>
    </style:style>
    <style:style style:name="P183" style:family="paragraph" style:parent-style-name="Standard" style:list-style-name="L106">
      <style:text-properties fo:font-size="12pt" officeooo:rsid="008bc9a5" officeooo:paragraph-rsid="008bc9a5" style:font-size-asian="12pt" style:font-size-complex="12pt"/>
    </style:style>
    <style:style style:name="P184" style:family="paragraph" style:parent-style-name="Standard">
      <style:paragraph-properties fo:text-align="start" style:justify-single-word="false"/>
      <style:text-properties fo:font-size="12pt" officeooo:rsid="0012926f" officeooo:paragraph-rsid="00c6228d" style:font-size-asian="12pt" style:font-size-complex="12pt"/>
    </style:style>
    <style:style style:name="P185" style:family="paragraph" style:parent-style-name="Standard" style:list-style-name="L106">
      <style:text-properties fo:font-size="12pt" officeooo:rsid="0002b311" officeooo:paragraph-rsid="0002b311" fo:background-color="transparent" style:font-size-asian="12pt" style:font-size-complex="12pt"/>
    </style:style>
    <style:style style:name="P186" style:family="paragraph" style:parent-style-name="Standard" style:list-style-name="L107">
      <style:text-properties fo:font-size="12pt" officeooo:rsid="0002b311" officeooo:paragraph-rsid="00221e83" fo:background-color="transparent" style:font-size-asian="12pt" style:font-size-complex="12pt"/>
    </style:style>
    <style:style style:name="P187" style:family="paragraph" style:parent-style-name="Standard" style:list-style-name="L106">
      <style:text-properties fo:font-size="12pt" officeooo:rsid="0002ba54" officeooo:paragraph-rsid="0002ba54" fo:background-color="transparent" style:font-size-asian="12pt" style:font-size-complex="12pt"/>
    </style:style>
    <style:style style:name="P188" style:family="paragraph" style:parent-style-name="Standard" style:list-style-name="L108">
      <style:text-properties fo:font-size="12pt" officeooo:rsid="0002ba54" officeooo:paragraph-rsid="0002ba54" fo:background-color="transparent" style:font-size-asian="12pt" style:font-size-complex="12pt"/>
    </style:style>
    <style:style style:name="P189" style:family="paragraph" style:parent-style-name="Standard" style:list-style-name="L106">
      <style:text-properties fo:font-size="12pt" officeooo:rsid="005effa6" officeooo:paragraph-rsid="005effa6" fo:background-color="transparent" style:font-size-asian="12pt" style:font-size-complex="12pt"/>
    </style:style>
    <style:style style:name="P190" style:family="paragraph" style:parent-style-name="Standard" style:list-style-name="L106">
      <style:text-properties fo:font-size="12pt" officeooo:rsid="000419a4" officeooo:paragraph-rsid="000419a4" fo:background-color="transparent" style:font-size-asian="12pt" style:font-size-complex="12pt"/>
    </style:style>
    <style:style style:name="P191" style:family="paragraph" style:parent-style-name="Standard" style:list-style-name="L106">
      <style:text-properties fo:font-size="12pt" officeooo:rsid="00053a74" officeooo:paragraph-rsid="00053a74" fo:background-color="transparent" style:font-size-asian="12pt" style:font-size-complex="12pt"/>
    </style:style>
    <style:style style:name="P192" style:family="paragraph" style:parent-style-name="Standard" style:list-style-name="L106">
      <style:text-properties fo:font-size="12pt" officeooo:rsid="00053a74" officeooo:paragraph-rsid="005effa6" fo:background-color="transparent" style:font-size-asian="12pt" style:font-size-complex="12pt"/>
    </style:style>
    <style:style style:name="P193" style:family="paragraph" style:parent-style-name="Standard" style:list-style-name="L106">
      <style:text-properties fo:font-size="12pt" officeooo:rsid="001e412c" officeooo:paragraph-rsid="005effa6" fo:background-color="transparent" style:font-size-asian="12pt" style:font-size-complex="12pt"/>
    </style:style>
    <style:style style:name="P194" style:family="paragraph" style:parent-style-name="Standard" style:list-style-name="L109">
      <style:text-properties fo:font-size="12pt" officeooo:rsid="00245a06" officeooo:paragraph-rsid="00221e83" fo:background-color="transparent" style:font-size-asian="12pt" style:font-size-complex="12pt"/>
    </style:style>
    <style:style style:name="P195" style:family="paragraph" style:parent-style-name="Standard" style:list-style-name="L106">
      <style:text-properties fo:font-size="12pt" fo:font-style="italic" fo:font-weight="bold" officeooo:rsid="0002ba54" officeooo:paragraph-rsid="0002ba54" fo:background-color="transparent" style:font-size-asian="12pt" style:font-style-asian="italic" style:font-weight-asian="bold" style:font-size-complex="12pt" style:font-style-complex="italic" style:font-weight-complex="bold"/>
    </style:style>
    <style:style style:name="P196" style:family="paragraph" style:parent-style-name="Standard" style:list-style-name="L106">
      <style:text-properties fo:font-size="12pt" fo:font-style="italic" fo:font-weight="bold" officeooo:rsid="000419a4" officeooo:paragraph-rsid="000419a4" fo:background-color="transparent" style:font-size-asian="12pt" style:font-style-asian="italic" style:font-weight-asian="bold" style:font-size-complex="12pt" style:font-style-complex="italic" style:font-weight-complex="bold"/>
    </style:style>
    <style:style style:name="P197" style:family="paragraph" style:parent-style-name="Standard" style:list-style-name="L106">
      <style:text-properties fo:font-size="12pt" fo:font-style="italic" style:text-underline-style="solid" style:text-underline-width="auto" style:text-underline-color="font-color" officeooo:rsid="00752872" officeooo:paragraph-rsid="00752872" fo:background-color="transparent" style:font-size-asian="12pt" style:font-style-asian="italic" style:font-size-complex="12pt" style:font-style-complex="italic"/>
    </style:style>
    <style:style style:name="P198" style:family="paragraph" style:parent-style-name="Standard" style:list-style-name="L106">
      <style:text-properties fo:font-size="12pt" fo:font-style="italic" officeooo:rsid="00053a74" officeooo:paragraph-rsid="00053a74" fo:background-color="transparent" style:font-size-asian="12pt" style:font-style-asian="italic" style:font-size-complex="12pt" style:font-style-complex="italic"/>
    </style:style>
    <style:style style:name="P199" style:family="paragraph" style:parent-style-name="Standard" style:list-style-name="L106">
      <style:text-properties fo:font-size="12pt" fo:font-style="italic" officeooo:rsid="00053a74" officeooo:paragraph-rsid="00267b82" style:font-size-asian="12pt" style:font-style-asian="italic" style:font-size-complex="12pt" style:font-style-complex="italic"/>
    </style:style>
    <style:style style:name="P200" style:family="paragraph" style:parent-style-name="Standard" style:list-style-name="L106">
      <style:text-properties fo:font-size="12pt" fo:font-style="italic" officeooo:rsid="00053a74" officeooo:paragraph-rsid="0034e6bd" style:font-size-asian="12pt" style:font-style-asian="italic" style:font-size-complex="12pt" style:font-style-complex="italic"/>
    </style:style>
    <style:style style:name="P201" style:family="paragraph" style:parent-style-name="Standard" style:list-style-name="L106">
      <style:text-properties fo:font-size="12pt" fo:font-style="italic" officeooo:rsid="00053a74" officeooo:paragraph-rsid="008b8268" style:font-size-asian="12pt" style:font-style-asian="italic" style:font-size-complex="12pt" style:font-style-complex="italic"/>
    </style:style>
    <style:style style:name="P202" style:family="paragraph" style:parent-style-name="Standard" style:list-style-name="L106">
      <style:text-properties fo:font-size="12pt" fo:font-style="normal" officeooo:rsid="000419a4" officeooo:paragraph-rsid="000419a4" fo:background-color="transparent" style:font-size-asian="12pt" style:font-style-asian="normal" style:font-size-complex="12pt" style:font-style-complex="normal"/>
    </style:style>
    <style:style style:name="P203" style:family="paragraph" style:parent-style-name="Standard" style:list-style-name="L106">
      <style:text-properties fo:font-size="12pt" fo:font-style="normal" officeooo:rsid="0005600c" officeooo:paragraph-rsid="0005600c" fo:background-color="transparent" style:font-size-asian="12pt" style:font-style-asian="normal" style:font-size-complex="12pt" style:font-style-complex="normal"/>
    </style:style>
    <style:style style:name="P204" style:family="paragraph" style:parent-style-name="Standard" style:list-style-name="L106">
      <style:text-properties fo:font-size="12pt" fo:font-style="normal" officeooo:rsid="0021762b" officeooo:paragraph-rsid="0021762b" fo:background-color="transparent" style:font-size-asian="12pt" style:font-style-asian="normal" style:font-size-complex="12pt" style:font-style-complex="normal"/>
    </style:style>
    <style:style style:name="P205" style:family="paragraph" style:parent-style-name="Standard" style:list-style-name="L106">
      <style:text-properties fo:font-size="12pt" fo:font-style="normal" officeooo:rsid="003b2b13" officeooo:paragraph-rsid="003b2b13" fo:background-color="transparent" style:font-size-asian="12pt" style:font-style-asian="normal" style:font-size-complex="12pt" style:font-style-complex="normal"/>
    </style:style>
    <style:style style:name="P206" style:family="paragraph" style:parent-style-name="Standard" style:list-style-name="L106">
      <style:text-properties fo:font-size="12pt" fo:font-style="normal" officeooo:rsid="00148aa7" officeooo:paragraph-rsid="0008639d" style:font-size-asian="12pt" style:font-style-asian="normal" style:font-size-complex="12pt" style:font-style-complex="normal"/>
    </style:style>
    <style:style style:name="P207" style:family="paragraph" style:parent-style-name="Standard" style:list-style-name="L106">
      <style:text-properties fo:font-size="12pt" fo:font-style="normal" officeooo:rsid="002e8c0b" officeooo:paragraph-rsid="002e8c0b" style:font-size-asian="12pt" style:font-style-asian="normal" style:font-size-complex="12pt" style:font-style-complex="normal"/>
    </style:style>
    <style:style style:name="P208" style:family="paragraph" style:parent-style-name="Standard" style:list-style-name="L106">
      <style:text-properties fo:font-size="12pt" fo:font-style="normal" officeooo:rsid="00782d74" officeooo:paragraph-rsid="00782d74" style:font-size-asian="12pt" style:font-style-asian="normal" style:font-size-complex="12pt" style:font-style-complex="normal"/>
    </style:style>
    <style:style style:name="P209" style:family="paragraph" style:parent-style-name="Standard" style:list-style-name="L106">
      <style:text-properties fo:font-size="12pt" fo:font-style="normal" officeooo:rsid="008bc9a5" officeooo:paragraph-rsid="008bc9a5" style:font-size-asian="12pt" style:font-style-asian="normal" style:font-size-complex="12pt" style:font-style-complex="normal"/>
    </style:style>
    <style:style style:name="P210" style:family="paragraph" style:parent-style-name="Standard" style:list-style-name="L106">
      <style:paragraph-properties fo:text-align="center" style:justify-single-word="false">
        <style:tab-stops>
          <style:tab-stop style:position="0.0602in"/>
        </style:tab-stops>
      </style:paragraph-properties>
      <style:text-properties fo:font-size="12pt" fo:font-style="normal" fo:font-weight="bold" officeooo:rsid="0027fd34" officeooo:paragraph-rsid="00456a79" style:font-size-asian="12pt" style:font-style-asian="normal" style:font-weight-asian="bold" style:font-size-complex="12pt" style:font-style-complex="normal" style:font-weight-complex="bold"/>
    </style:style>
    <style:style style:name="P211" style:family="paragraph" style:parent-style-name="Standard" style:list-style-name="L106">
      <style:paragraph-properties fo:text-align="start" style:justify-single-word="false">
        <style:tab-stops>
          <style:tab-stop style:position="0.0602in"/>
        </style:tab-stops>
      </style:paragraph-properties>
      <style:text-properties fo:font-size="12pt" fo:font-style="normal" fo:font-weight="bold" officeooo:rsid="0077bfe6" officeooo:paragraph-rsid="0077bfe6" style:font-size-asian="12pt" style:font-style-asian="normal" style:font-weight-asian="bold" style:font-size-complex="12pt" style:font-style-complex="normal" style:font-weight-complex="bold"/>
    </style:style>
    <style:style style:name="P212" style:family="paragraph" style:parent-style-name="Standard" style:list-style-name="L106">
      <style:paragraph-properties fo:text-align="start" style:justify-single-word="false">
        <style:tab-stops>
          <style:tab-stop style:position="0.0602in"/>
        </style:tab-stops>
      </style:paragraph-properties>
      <style:text-properties fo:font-size="12pt" fo:font-style="normal" fo:font-weight="bold" officeooo:rsid="0077bfe6" officeooo:paragraph-rsid="008b8268" style:font-size-asian="12pt" style:font-style-asian="normal" style:font-weight-asian="bold" style:font-size-complex="12pt" style:font-style-complex="normal" style:font-weight-complex="bold"/>
    </style:style>
    <style:style style:name="P213" style:family="paragraph" style:parent-style-name="Standard" style:list-style-name="L106">
      <style:text-properties fo:font-size="12pt" fo:font-weight="normal" officeooo:rsid="008ba207" officeooo:paragraph-rsid="008ba207" style:font-size-asian="12pt" style:font-weight-asian="normal" style:font-size-complex="12pt" style:font-weight-complex="normal"/>
    </style:style>
    <style:style style:name="P214" style:family="paragraph" style:parent-style-name="Standard" style:list-style-name="L106" style:master-page-name="">
      <style:paragraph-properties fo:margin-left="0in" fo:margin-right="0in" fo:text-align="start" style:justify-single-word="false" fo:text-indent="-0.25in" style:auto-text-indent="false" style:page-number="auto"/>
      <style:text-properties fo:font-size="12pt" officeooo:rsid="0002ba54" officeooo:paragraph-rsid="0010aafe" style:font-size-asian="12pt" style:font-size-complex="12pt"/>
    </style:style>
    <style:style style:name="P215" style:family="paragraph" style:parent-style-name="Standard" style:list-style-name="L106" style:master-page-name="">
      <style:paragraph-properties fo:margin-left="0in" fo:margin-right="0in" fo:text-indent="-0.25in" style:auto-text-indent="false" style:page-number="auto"/>
      <style:text-properties fo:font-size="12pt" officeooo:rsid="00053a74" officeooo:paragraph-rsid="004eb4aa" style:font-size-asian="12pt" style:font-size-complex="12pt"/>
    </style:style>
    <style:style style:name="P216" style:family="paragraph" style:parent-style-name="Standard" style:list-style-name="L106">
      <style:paragraph-properties fo:margin-left="0in" fo:margin-right="0in" fo:text-indent="-0.25in" style:auto-text-indent="false"/>
      <style:text-properties fo:font-size="12pt" officeooo:rsid="00053a74" officeooo:paragraph-rsid="004eb4aa" style:font-size-asian="12pt" style:font-size-complex="12pt"/>
    </style:style>
    <style:style style:name="P217" style:family="paragraph" style:parent-style-name="Standard" style:list-style-name="L106" style:master-page-name="">
      <style:paragraph-properties fo:margin-left="0in" fo:margin-right="0in" fo:text-indent="0.3752in" style:auto-text-indent="false" style:page-number="auto"/>
      <style:text-properties fo:font-size="12pt" officeooo:rsid="00053a74" officeooo:paragraph-rsid="00160987" style:font-size-asian="12pt" style:font-size-complex="12pt"/>
    </style:style>
    <style:style style:name="P218" style:family="paragraph" style:parent-style-name="Standard" style:list-style-name="L106">
      <style:paragraph-properties fo:margin-left="0.25in" fo:margin-right="0in" fo:text-indent="-0.25in" style:auto-text-indent="false"/>
      <style:text-properties fo:font-size="12pt" fo:font-style="normal" officeooo:rsid="00148aa7" officeooo:paragraph-rsid="00160987" style:font-size-asian="12pt" style:font-style-asian="normal" style:font-size-complex="12pt" style:font-style-complex="normal"/>
    </style:style>
    <style:style style:name="P219" style:family="paragraph" style:parent-style-name="Standard" style:list-style-name="L106" style:master-page-name="">
      <style:paragraph-properties fo:margin-left="0in" fo:margin-right="0in" fo:text-indent="0in" style:auto-text-indent="false" style:page-number="auto"/>
      <style:text-properties fo:font-size="12pt" officeooo:rsid="00053a74" officeooo:paragraph-rsid="0008639d" style:font-size-asian="12pt" style:font-size-complex="12pt"/>
    </style:style>
    <style:style style:name="P220" style:family="paragraph" style:parent-style-name="Standard" style:list-style-name="L106">
      <style:paragraph-properties fo:margin-left="0in" fo:margin-right="0in" fo:text-indent="0in" style:auto-text-indent="false"/>
      <style:text-properties fo:font-size="12pt" officeooo:rsid="00053a74" officeooo:paragraph-rsid="0008639d" style:font-size-asian="12pt" style:font-size-complex="12pt"/>
    </style:style>
    <style:style style:name="P221" style:family="paragraph" style:parent-style-name="Standard" style:list-style-name="L106">
      <style:paragraph-properties fo:margin-left="0in" fo:margin-right="0in" fo:text-indent="0in" style:auto-text-indent="false">
        <style:tab-stops>
          <style:tab-stop style:position="0.0602in"/>
        </style:tab-stops>
      </style:paragraph-properties>
      <style:text-properties fo:font-size="12pt" fo:font-style="normal" officeooo:rsid="001a7863" officeooo:paragraph-rsid="001a7863" style:font-size-asian="12pt" style:font-style-asian="normal" style:font-size-complex="12pt" style:font-style-complex="normal"/>
    </style:style>
    <style:style style:name="P222" style:family="paragraph" style:parent-style-name="Standard" style:list-style-name="L106" style:master-page-name="">
      <style:paragraph-properties fo:margin-left="0in" fo:margin-right="0in" fo:text-indent="0.4366in" style:auto-text-indent="false" style:page-number="auto">
        <style:tab-stops>
          <style:tab-stop style:position="0.0602in"/>
        </style:tab-stops>
      </style:paragraph-properties>
      <style:text-properties fo:font-size="12pt" fo:font-style="normal" officeooo:rsid="00160987" officeooo:paragraph-rsid="0018cd83" style:font-size-asian="12pt" style:font-style-asian="normal" style:font-size-complex="12pt" style:font-style-complex="normal"/>
    </style:style>
    <style:style style:name="P223" style:family="paragraph" style:parent-style-name="Standard" style:list-style-name="L106">
      <style:paragraph-properties fo:margin-left="0in" fo:margin-right="0in" fo:text-indent="0.4366in" style:auto-text-indent="false">
        <style:tab-stops>
          <style:tab-stop style:position="0.0602in"/>
        </style:tab-stops>
      </style:paragraph-properties>
      <style:text-properties fo:font-size="12pt" fo:font-style="normal" officeooo:rsid="00160987" officeooo:paragraph-rsid="0018cd83" style:font-size-asian="12pt" style:font-style-asian="normal" style:font-size-complex="12pt" style:font-style-complex="normal"/>
    </style:style>
    <style:style style:name="P224" style:family="paragraph" style:parent-style-name="Standard" style:list-style-name="L106" style:master-page-name="">
      <style:paragraph-properties fo:margin-left="0.5in" fo:margin-right="-0.75in" fo:text-indent="-0.25in" style:auto-text-indent="false" style:page-number="auto"/>
      <style:text-properties fo:font-size="12pt" officeooo:rsid="0027baae" officeooo:paragraph-rsid="0027baae" style:font-size-asian="12pt" style:font-size-complex="12pt"/>
    </style:style>
    <style:style style:name="P225" style:family="paragraph" style:parent-style-name="Standard" style:list-style-name="L110" style:master-page-name="">
      <style:paragraph-properties fo:margin-left="0.5in" fo:margin-right="0in" fo:text-indent="-0.25in" style:auto-text-indent="false" style:page-number="auto">
        <style:tab-stops>
          <style:tab-stop style:position="4.3772in"/>
        </style:tab-stops>
      </style:paragraph-properties>
      <style:text-properties fo:font-size="12pt" fo:font-style="normal" officeooo:rsid="002a4d40" officeooo:paragraph-rsid="002a4d40" style:font-size-asian="12pt" style:font-style-asian="normal" style:font-size-complex="12pt" style:font-style-complex="normal"/>
    </style:style>
    <style:style style:name="P226" style:family="paragraph" style:parent-style-name="Standard" style:list-style-name="L110">
      <style:paragraph-properties fo:margin-left="0.5in" fo:margin-right="0in" fo:text-indent="-0.25in" style:auto-text-indent="false">
        <style:tab-stops>
          <style:tab-stop style:position="4.3772in"/>
        </style:tab-stops>
      </style:paragraph-properties>
      <style:text-properties fo:font-size="12pt" fo:font-style="normal" fo:font-weight="normal" officeooo:rsid="002a4d40" officeooo:paragraph-rsid="002a4d40" style:font-size-asian="12pt" style:font-style-asian="normal" style:font-weight-asian="normal" style:font-size-complex="12pt" style:font-style-complex="normal" style:font-weight-complex="normal"/>
    </style:style>
    <style:style style:name="P227" style:family="paragraph" style:parent-style-name="Standard" style:list-style-name="L110">
      <style:paragraph-properties fo:margin-left="0.5in" fo:margin-right="0in" fo:text-indent="-0.25in" style:auto-text-indent="false">
        <style:tab-stops>
          <style:tab-stop style:position="4.3772in"/>
        </style:tab-stops>
      </style:paragraph-properties>
      <style:text-properties fo:font-size="12pt" fo:font-style="normal" officeooo:rsid="002a4d40" officeooo:paragraph-rsid="002a4d40" style:font-size-asian="12pt" style:font-style-asian="normal" style:font-size-complex="12pt" style:font-style-complex="normal"/>
    </style:style>
    <style:style style:name="P228" style:family="paragraph" style:parent-style-name="Standard" style:list-style-name="L113">
      <style:paragraph-properties fo:margin-left="0.0201in" fo:margin-right="0.0201in" fo:text-indent="0in" style:auto-text-indent="false"/>
      <style:text-properties fo:font-size="12pt" officeooo:rsid="00937faa" officeooo:paragraph-rsid="00937faa" style:font-size-asian="12pt" style:font-size-complex="12pt"/>
    </style:style>
    <style:style style:name="P229" style:family="paragraph" style:parent-style-name="Standard" style:list-style-name="L106">
      <style:paragraph-properties fo:margin-left="0.0201in" fo:margin-right="0.0201in" fo:text-indent="0in" style:auto-text-indent="false"/>
      <style:text-properties fo:font-size="12pt" officeooo:rsid="0002ba54" officeooo:paragraph-rsid="008b8268" style:font-size-asian="12pt" style:font-size-complex="12pt"/>
    </style:style>
    <style:style style:name="P230" style:family="paragraph" style:parent-style-name="Standard" style:list-style-name="L114">
      <style:paragraph-properties fo:margin-left="0.0201in" fo:margin-right="0.0201in" fo:text-indent="0in" style:auto-text-indent="false"/>
      <style:text-properties fo:font-size="12pt" officeooo:rsid="0077bfe6" officeooo:paragraph-rsid="008b8268" style:font-size-asian="12pt" style:font-size-complex="12pt"/>
    </style:style>
    <style:style style:name="P231" style:family="paragraph" style:parent-style-name="Standard" style:list-style-name="L106">
      <style:paragraph-properties fo:margin-left="0.0201in" fo:margin-right="0.0201in" fo:text-indent="0in" style:auto-text-indent="false"/>
      <style:text-properties fo:font-size="12pt" officeooo:rsid="0077fd67" officeooo:paragraph-rsid="008b8268" style:font-size-asian="12pt" style:font-size-complex="12pt"/>
    </style:style>
    <style:style style:name="P232" style:family="paragraph" style:parent-style-name="Standard" style:list-style-name="L106">
      <style:paragraph-properties fo:margin-left="0.0201in" fo:margin-right="0.0201in" fo:text-indent="0in" style:auto-text-indent="false"/>
      <style:text-properties fo:font-size="12pt" officeooo:rsid="008ba207" officeooo:paragraph-rsid="008ba207" style:font-size-asian="12pt" style:font-size-complex="12pt"/>
    </style:style>
    <style:style style:name="P233" style:family="paragraph">
      <style:paragraph-properties fo:text-align="center"/>
    </style:style>
    <style:style style:name="P234" style:family="paragraph">
      <style:paragraph-properties fo:text-align="center"/>
      <style:text-properties fo:font-size="12pt"/>
    </style:style>
    <style:style style:name="P235" style:family="paragraph">
      <style:paragraph-properties fo:text-align="center"/>
      <style:text-properties fo:font-style="italic" style:font-style-asian="italic" style:font-style-complex="italic"/>
    </style:style>
    <style:style style:name="P236" style:family="paragraph">
      <style:paragraph-properties fo:text-align="center"/>
      <style:text-properties fo:font-size="12pt" fo:font-style="italic" style:font-style-asian="italic" style:font-style-complex="italic"/>
    </style:style>
    <style:style style:name="P237" style:family="paragraph">
      <style:text-properties fo:font-size="12pt"/>
    </style:style>
    <style:style style:name="T1" style:family="text">
      <style:text-properties fo:font-style="normal" style:font-style-asian="normal" style:font-style-complex="normal"/>
    </style:style>
    <style:style style:name="T2" style:family="text">
      <style:text-properties fo:font-style="normal" officeooo:rsid="0013571c" style:font-style-asian="normal" style:font-style-complex="normal"/>
    </style:style>
    <style:style style:name="T3" style:family="text">
      <style:text-properties fo:font-style="normal" officeooo:rsid="00148aa7" style:font-style-asian="normal" style:font-style-complex="normal"/>
    </style:style>
    <style:style style:name="T4" style:family="text">
      <style:text-properties fo:font-style="normal" officeooo:rsid="00160987" style:font-style-asian="normal" style:font-style-complex="normal"/>
    </style:style>
    <style:style style:name="T5" style:family="text">
      <style:text-properties fo:font-style="normal" officeooo:rsid="0018cd83" style:font-style-asian="normal" style:font-style-complex="normal"/>
    </style:style>
    <style:style style:name="T6" style:family="text">
      <style:text-properties fo:font-style="normal" officeooo:rsid="0008efad" style:font-style-asian="normal" style:font-style-complex="normal"/>
    </style:style>
    <style:style style:name="T7" style:family="text">
      <style:text-properties fo:font-style="normal" officeooo:rsid="005de84e" style:font-style-asian="normal" style:font-style-complex="normal"/>
    </style:style>
    <style:style style:name="T8" style:family="text">
      <style:text-properties fo:font-style="normal" officeooo:rsid="001a8e2a" style:font-style-asian="normal" style:font-style-complex="normal"/>
    </style:style>
    <style:style style:name="T9" style:family="text">
      <style:text-properties fo:font-style="normal" officeooo:rsid="00348894" style:font-style-asian="normal" style:font-style-complex="normal"/>
    </style:style>
    <style:style style:name="T10" style:family="text">
      <style:text-properties fo:font-style="normal" officeooo:rsid="0036428a" style:font-style-asian="normal" style:font-style-complex="normal"/>
    </style:style>
    <style:style style:name="T11" style:family="text">
      <style:text-properties fo:font-style="normal" officeooo:rsid="004ac7c2" style:font-style-asian="normal" style:font-style-complex="normal"/>
    </style:style>
    <style:style style:name="T12" style:family="text">
      <style:text-properties fo:font-style="normal" officeooo:rsid="004cba67" style:font-style-asian="normal" style:font-style-complex="normal"/>
    </style:style>
    <style:style style:name="T13" style:family="text">
      <style:text-properties fo:font-style="normal" officeooo:rsid="004e8cd7" style:font-style-asian="normal" style:font-style-complex="normal"/>
    </style:style>
    <style:style style:name="T14" style:family="text">
      <style:text-properties fo:font-style="normal" officeooo:rsid="000b272a" style:font-style-asian="normal" style:font-style-complex="normal"/>
    </style:style>
    <style:style style:name="T15" style:family="text">
      <style:text-properties fo:font-style="normal" officeooo:rsid="0037d4ad" style:font-style-asian="normal" style:font-style-complex="normal"/>
    </style:style>
    <style:style style:name="T16" style:family="text">
      <style:text-properties fo:font-style="normal" officeooo:rsid="0073694b" style:font-style-asian="normal" style:font-style-complex="normal"/>
    </style:style>
    <style:style style:name="T17" style:family="text">
      <style:text-properties fo:font-style="normal" officeooo:rsid="0075590c" style:font-style-asian="normal" style:font-style-complex="normal"/>
    </style:style>
    <style:style style:name="T18" style:family="text">
      <style:text-properties fo:font-style="normal" officeooo:rsid="005ece58" style:font-style-asian="normal" style:font-style-complex="normal"/>
    </style:style>
    <style:style style:name="T19" style:family="text">
      <style:text-properties fo:font-style="normal" officeooo:rsid="00384e2a" style:font-style-asian="normal" style:font-style-complex="normal"/>
    </style:style>
    <style:style style:name="T20" style:family="text">
      <style:text-properties fo:font-style="normal" officeooo:rsid="005ff301" style:font-style-asian="normal" style:font-style-complex="normal"/>
    </style:style>
    <style:style style:name="T21" style:family="text">
      <style:text-properties fo:font-style="normal" officeooo:rsid="0062cf2a" style:font-style-asian="normal" style:font-style-complex="normal"/>
    </style:style>
    <style:style style:name="T22" style:family="text">
      <style:text-properties fo:font-style="normal" officeooo:rsid="0060035b" style:font-style-asian="normal" style:font-style-complex="normal"/>
    </style:style>
    <style:style style:name="T23" style:family="text">
      <style:text-properties fo:font-style="normal" officeooo:rsid="003a2230" style:font-style-asian="normal" style:font-style-complex="normal"/>
    </style:style>
    <style:style style:name="T24" style:family="text">
      <style:text-properties fo:font-style="normal" officeooo:rsid="0069b566" style:font-style-asian="normal" style:font-style-complex="normal"/>
    </style:style>
    <style:style style:name="T25" style:family="text">
      <style:text-properties fo:font-style="normal" officeooo:rsid="000d0dce" style:font-style-asian="normal" style:font-style-complex="normal"/>
    </style:style>
    <style:style style:name="T26" style:family="text">
      <style:text-properties fo:font-style="normal" officeooo:rsid="0061ae1e" style:font-style-asian="normal" style:font-style-complex="normal"/>
    </style:style>
    <style:style style:name="T27" style:family="text">
      <style:text-properties fo:font-style="normal" officeooo:rsid="003be66f" style:font-style-asian="normal" style:font-style-complex="normal"/>
    </style:style>
    <style:style style:name="T28" style:family="text">
      <style:text-properties fo:font-style="normal" officeooo:rsid="003c1497" style:font-style-asian="normal" style:font-style-complex="normal"/>
    </style:style>
    <style:style style:name="T29" style:family="text">
      <style:text-properties fo:font-style="normal" officeooo:rsid="00221e83" style:font-style-asian="normal" style:font-style-complex="normal"/>
    </style:style>
    <style:style style:name="T30" style:family="text">
      <style:text-properties fo:font-style="normal" officeooo:rsid="00222dbb" style:font-style-asian="normal" style:font-style-complex="normal"/>
    </style:style>
    <style:style style:name="T31" style:family="text">
      <style:text-properties fo:font-style="normal" officeooo:rsid="003af4cc" style:font-style-asian="normal" style:font-style-complex="normal"/>
    </style:style>
    <style:style style:name="T32" style:family="text">
      <style:text-properties fo:font-style="normal" officeooo:rsid="003d332f" style:font-style-asian="normal" style:font-style-complex="normal"/>
    </style:style>
    <style:style style:name="T33" style:family="text">
      <style:text-properties fo:font-style="normal" officeooo:rsid="003f1a7a" style:font-style-asian="normal" style:font-style-complex="normal"/>
    </style:style>
    <style:style style:name="T34" style:family="text">
      <style:text-properties fo:font-style="normal" officeooo:rsid="0042742b" style:font-style-asian="normal" style:font-style-complex="normal"/>
    </style:style>
    <style:style style:name="T35" style:family="text">
      <style:text-properties fo:font-style="normal" officeooo:rsid="00466766" style:font-style-asian="normal" style:font-style-complex="normal"/>
    </style:style>
    <style:style style:name="T36" style:family="text">
      <style:text-properties fo:font-style="normal" officeooo:rsid="0050ef67" style:font-style-asian="normal" style:font-style-complex="normal"/>
    </style:style>
    <style:style style:name="T37" style:family="text">
      <style:text-properties fo:font-style="normal" officeooo:rsid="005143ec" style:font-style-asian="normal" style:font-style-complex="normal"/>
    </style:style>
    <style:style style:name="T38" style:family="text">
      <style:text-properties fo:font-style="normal" officeooo:rsid="0051e2ac" style:font-style-asian="normal" style:font-style-complex="normal"/>
    </style:style>
    <style:style style:name="T39" style:family="text">
      <style:text-properties fo:font-style="normal" officeooo:rsid="006e0e58" style:font-style-asian="normal" style:font-style-complex="normal"/>
    </style:style>
    <style:style style:name="T40" style:family="text">
      <style:text-properties fo:font-style="normal" officeooo:rsid="00787224" style:font-style-asian="normal" style:font-style-complex="normal"/>
    </style:style>
    <style:style style:name="T41" style:family="text">
      <style:text-properties fo:font-style="normal" officeooo:rsid="007a52ac" style:font-style-asian="normal" style:font-style-complex="normal"/>
    </style:style>
    <style:style style:name="T42" style:family="text">
      <style:text-properties fo:font-style="normal" officeooo:rsid="007bfd61" style:font-style-asian="normal" style:font-style-complex="normal"/>
    </style:style>
    <style:style style:name="T43" style:family="text">
      <style:text-properties fo:font-style="normal" officeooo:rsid="007d2bfe" style:font-style-asian="normal" style:font-style-complex="normal"/>
    </style:style>
    <style:style style:name="T44" style:family="text">
      <style:text-properties fo:font-style="normal" officeooo:rsid="007e5b64" style:font-style-asian="normal" style:font-style-complex="normal"/>
    </style:style>
    <style:style style:name="T45" style:family="text">
      <style:text-properties fo:font-style="normal" officeooo:rsid="007f6853" style:font-style-asian="normal" style:font-style-complex="normal"/>
    </style:style>
    <style:style style:name="T46" style:family="text">
      <style:text-properties fo:font-style="normal" officeooo:rsid="00838d51" style:font-style-asian="normal" style:font-style-complex="normal"/>
    </style:style>
    <style:style style:name="T47" style:family="text">
      <style:text-properties fo:font-style="normal" officeooo:rsid="0084a36c" style:font-style-asian="normal" style:font-style-complex="normal"/>
    </style:style>
    <style:style style:name="T48" style:family="text">
      <style:text-properties fo:font-style="normal" officeooo:rsid="00868cc5" style:font-style-asian="normal" style:font-style-complex="normal"/>
    </style:style>
    <style:style style:name="T49" style:family="text">
      <style:text-properties fo:font-style="normal" officeooo:rsid="008b8268" style:font-style-asian="normal" style:font-style-complex="normal"/>
    </style:style>
    <style:style style:name="T50" style:family="text">
      <style:text-properties fo:font-style="normal" officeooo:rsid="008bca0c" style:font-style-asian="normal" style:font-style-complex="normal"/>
    </style:style>
    <style:style style:name="T51" style:family="text">
      <style:text-properties fo:font-style="normal" officeooo:rsid="008d9de1" style:font-style-asian="normal" style:font-style-complex="normal"/>
    </style:style>
    <style:style style:name="T52" style:family="text">
      <style:text-properties fo:font-style="normal" officeooo:rsid="008ef943" style:font-style-asian="normal" style:font-style-complex="normal"/>
    </style:style>
    <style:style style:name="T53" style:family="text">
      <style:text-properties fo:font-style="normal" officeooo:rsid="008fc0e4" style:font-style-asian="normal" style:font-style-complex="normal"/>
    </style:style>
    <style:style style:name="T54" style:family="text">
      <style:text-properties fo:font-style="normal" officeooo:rsid="00936d85" style:font-style-asian="normal" style:font-style-complex="normal"/>
    </style:style>
    <style:style style:name="T55" style:family="text">
      <style:text-properties fo:font-style="normal" officeooo:rsid="00989fb5" style:font-style-asian="normal" style:font-style-complex="normal"/>
    </style:style>
    <style:style style:name="T56" style:family="text">
      <style:text-properties fo:font-style="normal" officeooo:rsid="009c4a23" style:font-style-asian="normal" style:font-style-complex="normal"/>
    </style:style>
    <style:style style:name="T57" style:family="text">
      <style:text-properties fo:font-style="normal" officeooo:rsid="00b65684" style:font-style-asian="normal" style:font-style-complex="normal"/>
    </style:style>
    <style:style style:name="T58" style:family="text">
      <style:text-properties fo:font-style="normal" officeooo:rsid="00ba43aa" style:font-style-asian="normal" style:font-style-complex="normal"/>
    </style:style>
    <style:style style:name="T59" style:family="text">
      <style:text-properties fo:font-style="normal" officeooo:rsid="00c3368a" style:font-style-asian="normal" style:font-style-complex="normal"/>
    </style:style>
    <style:style style:name="T60" style:family="text">
      <style:text-properties fo:font-style="normal" officeooo:rsid="00c6228d" style:font-style-asian="normal" style:font-style-complex="normal"/>
    </style:style>
    <style:style style:name="T61" style:family="text">
      <style:text-properties fo:font-style="normal" fo:font-weight="normal" officeooo:rsid="00148aa7" style:font-style-asian="normal" style:font-weight-asian="normal" style:font-style-complex="normal" style:font-weight-complex="normal"/>
    </style:style>
    <style:style style:name="T62" style:family="text">
      <style:text-properties fo:font-style="normal" fo:font-weight="normal" officeooo:rsid="003af4cc" style:font-style-asian="normal" style:font-weight-asian="normal" style:font-style-complex="normal" style:font-weight-complex="normal"/>
    </style:style>
    <style:style style:name="T63" style:family="text">
      <style:text-properties fo:font-style="normal" fo:font-weight="normal" officeooo:rsid="003b2b13" style:font-style-asian="normal" style:font-weight-asian="normal" style:font-style-complex="normal" style:font-weight-complex="normal"/>
    </style:style>
    <style:style style:name="T64" style:family="text">
      <style:text-properties fo:font-style="normal" fo:font-weight="normal" officeooo:rsid="007bfd61" style:font-style-asian="normal" style:font-weight-asian="normal" style:font-style-complex="normal" style:font-weight-complex="normal"/>
    </style:style>
    <style:style style:name="T65" style:family="text">
      <style:text-properties fo:font-style="normal" fo:font-weight="normal" officeooo:rsid="009c0abe" style:font-style-asian="normal" style:font-weight-asian="normal" style:font-style-complex="normal" style:font-weight-complex="normal"/>
    </style:style>
    <style:style style:name="T66" style:family="text">
      <style:text-properties fo:font-style="normal" fo:font-weight="bold" style:font-style-asian="normal" style:font-weight-asian="bold" style:font-style-complex="normal" style:font-weight-complex="bold"/>
    </style:style>
    <style:style style:name="T67" style:family="text">
      <style:text-properties fo:font-style="normal" fo:font-weight="bold" officeooo:rsid="003c5e27" style:font-style-asian="normal" style:font-weight-asian="bold" style:font-style-complex="normal" style:font-weight-complex="bold"/>
    </style:style>
    <style:style style:name="T68" style:family="text">
      <style:text-properties fo:font-style="normal" fo:font-weight="bold" officeooo:rsid="003d332f" style:font-style-asian="normal" style:font-weight-asian="bold" style:font-style-complex="normal" style:font-weight-complex="bold"/>
    </style:style>
    <style:style style:name="T69" style:family="text">
      <style:text-properties fo:font-style="normal" fo:font-weight="bold" officeooo:rsid="0043c522" style:font-style-asian="normal" style:font-weight-asian="bold" style:font-style-complex="normal" style:font-weight-complex="bold"/>
    </style:style>
    <style:style style:name="T70" style:family="text">
      <style:text-properties fo:font-style="normal" fo:font-weight="bold" officeooo:rsid="00838d51" style:font-style-asian="normal" style:font-weight-asian="bold" style:font-style-complex="normal" style:font-weight-complex="bold"/>
    </style:style>
    <style:style style:name="T71" style:family="text">
      <style:text-properties fo:font-style="normal" fo:font-weight="bold" officeooo:rsid="00868cc5" style:font-style-asian="normal" style:font-weight-asian="bold" style:font-style-complex="normal" style:font-weight-complex="bold"/>
    </style:style>
    <style:style style:name="T72" style:family="text">
      <style:text-properties fo:font-style="normal" fo:font-weight="bold" officeooo:rsid="0084a36c" style:font-style-asian="normal" style:font-weight-asian="bold" style:font-style-complex="normal" style:font-weight-complex="bold"/>
    </style:style>
    <style:style style:name="T73" style:family="text">
      <style:text-properties fo:font-style="normal" fo:font-weight="bold" officeooo:rsid="007a52ac" style:font-style-asian="normal" style:font-weight-asian="bold" style:font-style-complex="normal" style:font-weight-complex="bold"/>
    </style:style>
    <style:style style:name="T74" style:family="text">
      <style:text-properties fo:font-style="normal" fo:font-weight="bold" officeooo:rsid="007d2bfe" style:font-style-asian="normal" style:font-weight-asian="bold" style:font-style-complex="normal" style:font-weight-complex="bold"/>
    </style:style>
    <style:style style:name="T75" style:family="text">
      <style:text-properties fo:font-style="normal" fo:font-weight="bold" officeooo:rsid="007e5b64" style:font-style-asian="normal" style:font-weight-asian="bold" style:font-style-complex="normal" style:font-weight-complex="bold"/>
    </style:style>
    <style:style style:name="T76" style:family="text">
      <style:text-properties fo:font-style="normal" officeooo:rsid="00148aa7" fo:background-color="transparent" loext:char-shading-value="0" style:font-style-asian="normal" style:font-style-complex="normal"/>
    </style:style>
    <style:style style:name="T77" style:family="text">
      <style:text-properties fo:font-style="normal" officeooo:rsid="00b65684" fo:background-color="transparent" loext:char-shading-value="0" style:font-style-asian="normal" style:font-style-complex="normal"/>
    </style:style>
    <style:style style:name="T78" style:family="text">
      <style:text-properties fo:font-style="italic" style:font-style-asian="italic" style:font-style-complex="italic"/>
    </style:style>
    <style:style style:name="T79" style:family="text">
      <style:text-properties fo:font-style="italic" officeooo:rsid="000ec9a5" style:font-style-asian="italic" style:font-style-complex="italic"/>
    </style:style>
    <style:style style:name="T80" style:family="text">
      <style:text-properties fo:font-style="italic" officeooo:rsid="0013571c" style:font-style-asian="italic" style:font-style-complex="italic"/>
    </style:style>
    <style:style style:name="T81" style:family="text">
      <style:text-properties fo:font-style="italic" officeooo:rsid="0018cd83" style:font-style-asian="italic" style:font-style-complex="italic"/>
    </style:style>
    <style:style style:name="T82" style:family="text">
      <style:text-properties fo:font-style="italic" officeooo:rsid="000f6cc1" style:font-style-asian="italic" style:font-style-complex="italic"/>
    </style:style>
    <style:style style:name="T83" style:family="text">
      <style:text-properties fo:font-style="italic" officeooo:rsid="0007de94" style:font-style-asian="italic" style:font-style-complex="italic"/>
    </style:style>
    <style:style style:name="T84" style:family="text">
      <style:text-properties fo:font-style="italic" officeooo:rsid="00083c5e" style:font-style-asian="italic" style:font-style-complex="italic"/>
    </style:style>
    <style:style style:name="T85" style:family="text">
      <style:text-properties fo:font-style="italic" officeooo:rsid="0008efad" style:font-style-asian="italic" style:font-style-complex="italic"/>
    </style:style>
    <style:style style:name="T86" style:family="text">
      <style:text-properties fo:font-style="italic" officeooo:rsid="000b272a" style:font-style-asian="italic" style:font-style-complex="italic"/>
    </style:style>
    <style:style style:name="T87" style:family="text">
      <style:text-properties fo:font-style="italic" officeooo:rsid="000d0dce" style:font-style-asian="italic" style:font-style-complex="italic"/>
    </style:style>
    <style:style style:name="T88" style:family="text">
      <style:text-properties fo:font-style="italic" officeooo:rsid="003a2230" style:font-style-asian="italic" style:font-style-complex="italic"/>
    </style:style>
    <style:style style:name="T89" style:family="text">
      <style:text-properties fo:font-style="italic" officeooo:rsid="0034e6bd" style:font-style-asian="italic" style:font-style-complex="italic"/>
    </style:style>
    <style:style style:name="T90" style:family="text">
      <style:text-properties fo:font-style="italic" officeooo:rsid="004cfd3a" style:font-style-asian="italic" style:font-style-complex="italic"/>
    </style:style>
    <style:style style:name="T91" style:family="text">
      <style:text-properties fo:font-style="italic" officeooo:rsid="007f6853" style:font-style-asian="italic" style:font-style-complex="italic"/>
    </style:style>
    <style:style style:name="T92" style:family="text">
      <style:text-properties fo:font-style="italic" officeooo:rsid="008ef943" style:font-style-asian="italic" style:font-style-complex="italic"/>
    </style:style>
    <style:style style:name="T93" style:family="text">
      <style:text-properties fo:font-style="italic" officeooo:rsid="00936d85" style:font-style-asian="italic" style:font-style-complex="italic"/>
    </style:style>
    <style:style style:name="T94" style:family="text">
      <style:text-properties fo:font-style="italic" officeooo:rsid="00c6228d" style:font-style-asian="italic" style:font-style-complex="italic"/>
    </style:style>
    <style:style style:name="T95" style:family="text">
      <style:text-properties fo:font-style="italic" officeooo:rsid="00c80df0" style:font-style-asian="italic" style:font-style-complex="italic"/>
    </style:style>
    <style:style style:name="T96" style:family="text">
      <style:text-properties fo:font-style="italic" fo:font-weight="bold" style:font-style-asian="italic" style:font-weight-asian="bold" style:font-style-complex="italic" style:font-weight-complex="bold"/>
    </style:style>
    <style:style style:name="T97" style:family="text">
      <style:text-properties fo:font-style="italic" fo:font-weight="bold" officeooo:rsid="000d0dce" style:font-style-asian="italic" style:font-weight-asian="bold" style:font-style-complex="italic" style:font-weight-complex="bold"/>
    </style:style>
    <style:style style:name="T98" style:family="text">
      <style:text-properties fo:font-style="italic" fo:font-weight="bold" officeooo:rsid="00597d92" style:font-style-asian="italic" style:font-weight-asian="bold" style:font-style-complex="italic" style:font-weight-complex="bold"/>
    </style:style>
    <style:style style:name="T99" style:family="text">
      <style:text-properties fo:font-style="italic" fo:font-weight="bold" officeooo:rsid="0007de94" style:font-style-asian="italic" style:font-weight-asian="bold" style:font-style-complex="italic" style:font-weight-complex="bold"/>
    </style:style>
    <style:style style:name="T100" style:family="text">
      <style:text-properties fo:font-style="italic" fo:font-weight="bold" officeooo:rsid="004cfd3a" style:font-style-asian="italic" style:font-weight-asian="bold" style:font-style-complex="italic" style:font-weight-complex="bold"/>
    </style:style>
    <style:style style:name="T101" style:family="text">
      <style:text-properties fo:font-style="italic" fo:font-weight="bold" officeooo:rsid="00083c5e" style:font-style-asian="italic" style:font-weight-asian="bold" style:font-style-complex="italic" style:font-weight-complex="bold"/>
    </style:style>
    <style:style style:name="T102" style:family="text">
      <style:text-properties fo:font-style="italic" fo:font-weight="bold" officeooo:rsid="009c0abe" style:font-style-asian="italic" style:font-weight-asian="bold" style:font-style-complex="italic" style:font-weight-complex="bold"/>
    </style:style>
    <style:style style:name="T103" style:family="text">
      <style:text-properties fo:font-style="italic" fo:font-weight="bold" officeooo:rsid="00b65684" style:font-style-asian="italic" style:font-weight-asian="bold" style:font-style-complex="italic" style:font-weight-complex="bold"/>
    </style:style>
    <style:style style:name="T104" style:family="text">
      <style:text-properties fo:font-style="italic" fo:font-weight="bold" officeooo:rsid="00c80df0" style:font-style-asian="italic" style:font-weight-asian="bold" style:font-style-complex="italic" style:font-weight-complex="bold"/>
    </style:style>
    <style:style style:name="T105" style:family="text">
      <style:text-properties fo:font-style="italic" fo:font-weight="normal" style:font-style-asian="italic" style:font-weight-asian="normal" style:font-style-complex="italic" style:font-weight-complex="normal"/>
    </style:style>
    <style:style style:name="T106" style:family="text">
      <style:text-properties fo:font-style="italic" fo:font-weight="normal" officeooo:rsid="00286479" style:font-style-asian="italic" style:font-weight-asian="normal" style:font-style-complex="italic" style:font-weight-complex="normal"/>
    </style:style>
    <style:style style:name="T107" style:family="text">
      <style:text-properties fo:font-style="italic" style:text-underline-style="solid" style:text-underline-width="auto" style:text-underline-color="font-color" style:font-style-asian="italic" style:font-style-complex="italic"/>
    </style:style>
    <style:style style:name="T108" style:family="text">
      <style:text-properties fo:font-style="italic" style:text-underline-style="solid" style:text-underline-width="auto" style:text-underline-color="font-color" officeooo:rsid="00752872" style:font-style-asian="italic" style:font-style-complex="italic"/>
    </style:style>
    <style:style style:name="T109" style:family="text">
      <style:text-properties fo:font-style="italic" style:text-underline-style="solid" style:text-underline-width="auto" style:text-underline-color="font-color" fo:font-weight="normal" officeooo:rsid="00752872" style:font-style-asian="italic" style:font-weight-asian="normal" style:font-style-complex="italic" style:font-weight-complex="normal"/>
    </style:style>
    <style:style style:name="T110" style:family="text">
      <style:text-properties officeooo:rsid="0008639d"/>
    </style:style>
    <style:style style:name="T111" style:family="text">
      <style:text-properties officeooo:rsid="00096cac"/>
    </style:style>
    <style:style style:name="T112" style:family="text">
      <style:text-properties officeooo:rsid="000c3e26"/>
    </style:style>
    <style:style style:name="T113" style:family="text">
      <style:text-properties officeooo:rsid="000d3e11"/>
    </style:style>
    <style:style style:name="T114" style:family="text">
      <style:text-properties officeooo:rsid="000e2749"/>
    </style:style>
    <style:style style:name="T115" style:family="text">
      <style:text-properties officeooo:rsid="000ec9a5"/>
    </style:style>
    <style:style style:name="T116" style:family="text">
      <style:text-properties officeooo:rsid="0010aafe"/>
    </style:style>
    <style:style style:name="T117" style:family="text">
      <style:text-properties officeooo:rsid="0013571c"/>
    </style:style>
    <style:style style:name="T118" style:family="text">
      <style:text-properties officeooo:rsid="00148aa7"/>
    </style:style>
    <style:style style:name="T119" style:family="text">
      <style:text-properties fo:font-weight="bold" style:font-weight-asian="bold" style:font-weight-complex="bold"/>
    </style:style>
    <style:style style:name="T120" style:family="text">
      <style:text-properties fo:font-weight="bold" officeooo:rsid="00148aa7" style:font-weight-asian="bold" style:font-weight-complex="bold"/>
    </style:style>
    <style:style style:name="T121" style:family="text">
      <style:text-properties fo:font-weight="bold" officeooo:rsid="00317c34" style:font-weight-asian="bold" style:font-weight-complex="bold"/>
    </style:style>
    <style:style style:name="T122" style:family="text">
      <style:text-properties fo:font-weight="bold" officeooo:rsid="000d0dce" style:font-weight-asian="bold" style:font-weight-complex="bold"/>
    </style:style>
    <style:style style:name="T123" style:family="text">
      <style:text-properties fo:font-weight="bold" officeooo:rsid="0037261d" style:font-weight-asian="bold" style:font-weight-complex="bold"/>
    </style:style>
    <style:style style:name="T124" style:family="text">
      <style:text-properties fo:font-weight="bold" officeooo:rsid="002a4d40" style:font-weight-asian="bold" style:font-weight-complex="bold"/>
    </style:style>
    <style:style style:name="T125" style:family="text">
      <style:text-properties fo:font-weight="bold" officeooo:rsid="0037b573" style:font-weight-asian="bold" style:font-weight-complex="bold"/>
    </style:style>
    <style:style style:name="T126" style:family="text">
      <style:text-properties fo:font-weight="bold" officeooo:rsid="00308bcc" style:font-weight-asian="bold" style:font-weight-complex="bold"/>
    </style:style>
    <style:style style:name="T127" style:family="text">
      <style:text-properties fo:font-weight="bold" officeooo:rsid="003428de" style:font-weight-asian="bold" style:font-weight-complex="bold"/>
    </style:style>
    <style:style style:name="T128" style:family="text">
      <style:text-properties fo:font-weight="bold" officeooo:rsid="00597d92" style:font-weight-asian="bold" style:font-weight-complex="bold"/>
    </style:style>
    <style:style style:name="T129" style:family="text">
      <style:text-properties fo:font-weight="bold" officeooo:rsid="004cfd3a" style:font-weight-asian="bold" style:font-weight-complex="bold"/>
    </style:style>
    <style:style style:name="T130" style:family="text">
      <style:text-properties fo:font-weight="bold" officeooo:rsid="00692733" style:font-weight-asian="bold" style:font-weight-complex="bold"/>
    </style:style>
    <style:style style:name="T131" style:family="text">
      <style:text-properties fo:font-weight="bold" officeooo:rsid="00787224" style:font-weight-asian="bold" style:font-weight-complex="bold"/>
    </style:style>
    <style:style style:name="T132" style:family="text">
      <style:text-properties fo:font-weight="bold" officeooo:rsid="00838d51" style:font-weight-asian="bold" style:font-weight-complex="bold"/>
    </style:style>
    <style:style style:name="T133" style:family="text">
      <style:text-properties fo:font-weight="bold" officeooo:rsid="00868cc5" style:font-weight-asian="bold" style:font-weight-complex="bold"/>
    </style:style>
    <style:style style:name="T134" style:family="text">
      <style:text-properties fo:font-weight="bold" officeooo:rsid="0081a9df" style:font-weight-asian="bold" style:font-weight-complex="bold"/>
    </style:style>
    <style:style style:name="T135" style:family="text">
      <style:text-properties fo:font-weight="bold" officeooo:rsid="00b37b85" style:font-weight-asian="bold" style:font-weight-complex="bold"/>
    </style:style>
    <style:style style:name="T136" style:family="text">
      <style:text-properties fo:font-weight="bold" officeooo:rsid="00ba653e" style:font-weight-asian="bold" style:font-weight-complex="bold"/>
    </style:style>
    <style:style style:name="T137" style:family="text">
      <style:text-properties fo:font-weight="bold" officeooo:rsid="00bc2593" style:font-weight-asian="bold" style:font-weight-complex="bold"/>
    </style:style>
    <style:style style:name="T138" style:family="text">
      <style:text-properties officeooo:rsid="00160987"/>
    </style:style>
    <style:style style:name="T139" style:family="text">
      <style:text-properties officeooo:rsid="001751a5"/>
    </style:style>
    <style:style style:name="T140" style:family="text">
      <style:text-properties officeooo:rsid="0018cd83"/>
    </style:style>
    <style:style style:name="T141" style:family="text">
      <style:text-properties officeooo:rsid="001c10f9"/>
    </style:style>
    <style:style style:name="T142" style:family="text">
      <style:text-properties officeooo:rsid="001e412c"/>
    </style:style>
    <style:style style:name="T143" style:family="text">
      <style:text-properties officeooo:rsid="000f6cc1"/>
    </style:style>
    <style:style style:name="T144" style:family="text">
      <style:text-properties officeooo:rsid="0007de94"/>
    </style:style>
    <style:style style:name="T145" style:family="text">
      <style:text-properties officeooo:rsid="0056762a"/>
    </style:style>
    <style:style style:name="T146" style:family="text">
      <style:text-properties officeooo:rsid="00597d92"/>
    </style:style>
    <style:style style:name="T147" style:family="text">
      <style:text-properties officeooo:rsid="00178cb1"/>
    </style:style>
    <style:style style:name="T148" style:family="text">
      <style:text-properties officeooo:rsid="00245a06"/>
    </style:style>
    <style:style style:name="T149" style:family="text">
      <style:text-properties officeooo:rsid="0021ffc9"/>
    </style:style>
    <style:style style:name="T150" style:family="text">
      <style:text-properties officeooo:rsid="00322e3a"/>
    </style:style>
    <style:style style:name="T151" style:family="text">
      <style:text-properties officeooo:rsid="0023235f"/>
    </style:style>
    <style:style style:name="T152" style:family="text">
      <style:text-properties officeooo:rsid="003f01ca"/>
    </style:style>
    <style:style style:name="T153" style:family="text">
      <style:text-properties officeooo:rsid="005aa75a"/>
    </style:style>
    <style:style style:name="T154" style:family="text">
      <style:text-properties officeooo:rsid="00421164"/>
    </style:style>
    <style:style style:name="T155" style:family="text">
      <style:text-properties officeooo:rsid="004321f0"/>
    </style:style>
    <style:style style:name="T156" style:family="text">
      <style:text-properties officeooo:rsid="0073694b"/>
    </style:style>
    <style:style style:name="T157" style:family="text">
      <style:text-properties officeooo:rsid="0033328e"/>
    </style:style>
    <style:style style:name="T158" style:family="text">
      <style:text-properties officeooo:rsid="00083c5e"/>
    </style:style>
    <style:style style:name="T159" style:family="text">
      <style:text-properties officeooo:rsid="0008e2dc"/>
    </style:style>
    <style:style style:name="T160" style:family="text">
      <style:text-properties officeooo:rsid="004403b4"/>
    </style:style>
    <style:style style:name="T161" style:family="text">
      <style:text-properties officeooo:rsid="0008efad"/>
    </style:style>
    <style:style style:name="T162" style:family="text">
      <style:text-properties officeooo:rsid="00250c6f"/>
    </style:style>
    <style:style style:name="T163" style:family="text">
      <style:text-properties officeooo:rsid="0040eca7"/>
    </style:style>
    <style:style style:name="T164" style:family="text">
      <style:text-properties fo:font-weight="normal" style:font-weight-asian="normal" style:font-weight-complex="normal"/>
    </style:style>
    <style:style style:name="T165" style:family="text">
      <style:text-properties fo:font-weight="normal" officeooo:rsid="00286479" style:font-weight-asian="normal" style:font-weight-complex="normal"/>
    </style:style>
    <style:style style:name="T166" style:family="text">
      <style:text-properties fo:font-weight="normal" officeooo:rsid="0026ad1f" style:font-weight-asian="normal" style:font-weight-complex="normal"/>
    </style:style>
    <style:style style:name="T167" style:family="text">
      <style:text-properties fo:font-weight="normal" officeooo:rsid="00292767" style:font-weight-asian="normal" style:font-weight-complex="normal"/>
    </style:style>
    <style:style style:name="T168" style:family="text">
      <style:text-properties fo:font-weight="normal" officeooo:rsid="0037261d" style:font-weight-asian="normal" style:font-weight-complex="normal"/>
    </style:style>
    <style:style style:name="T169" style:family="text">
      <style:text-properties fo:font-weight="normal" officeooo:rsid="002a4d40" style:font-weight-asian="normal" style:font-weight-complex="normal"/>
    </style:style>
    <style:style style:name="T170" style:family="text">
      <style:text-properties fo:font-weight="normal" officeooo:rsid="0037b573" style:font-weight-asian="normal" style:font-weight-complex="normal"/>
    </style:style>
    <style:style style:name="T171" style:family="text">
      <style:text-properties fo:font-weight="normal" officeooo:rsid="006553c4" style:font-weight-asian="normal" style:font-weight-complex="normal"/>
    </style:style>
    <style:style style:name="T172" style:family="text">
      <style:text-properties fo:font-weight="normal" officeooo:rsid="00692733" style:font-weight-asian="normal" style:font-weight-complex="normal"/>
    </style:style>
    <style:style style:name="T173" style:family="text">
      <style:text-properties fo:font-weight="normal" officeooo:rsid="00696c24" style:font-weight-asian="normal" style:font-weight-complex="normal"/>
    </style:style>
    <style:style style:name="T174" style:family="text">
      <style:text-properties fo:font-weight="normal" officeooo:rsid="006c4773" style:font-weight-asian="normal" style:font-weight-complex="normal"/>
    </style:style>
    <style:style style:name="T175" style:family="text">
      <style:text-properties fo:font-weight="normal" officeooo:rsid="00787224" style:font-weight-asian="normal" style:font-weight-complex="normal"/>
    </style:style>
    <style:style style:name="T176" style:family="text">
      <style:text-properties fo:font-weight="normal" officeooo:rsid="009a188f" style:font-weight-asian="normal" style:font-weight-complex="normal"/>
    </style:style>
    <style:style style:name="T177" style:family="text">
      <style:text-properties fo:font-weight="normal" officeooo:rsid="00bc2593" style:font-weight-asian="normal" style:font-weight-complex="normal"/>
    </style:style>
    <style:style style:name="T178" style:family="text">
      <style:text-properties officeooo:rsid="0036428a"/>
    </style:style>
    <style:style style:name="T179" style:family="text">
      <style:text-properties officeooo:rsid="005de84e"/>
    </style:style>
    <style:style style:name="T180" style:family="text">
      <style:text-properties officeooo:rsid="0009b479"/>
    </style:style>
    <style:style style:name="T181" style:family="text">
      <style:text-properties officeooo:rsid="00384e2a"/>
    </style:style>
    <style:style style:name="T182" style:family="text">
      <style:text-properties officeooo:rsid="000b272a"/>
    </style:style>
    <style:style style:name="T183" style:family="text">
      <style:text-properties officeooo:rsid="000d0dce"/>
    </style:style>
    <style:style style:name="T184" style:family="text">
      <style:text-properties officeooo:rsid="002fe3bf"/>
    </style:style>
    <style:style style:name="T185" style:family="text">
      <style:text-properties officeooo:rsid="003a2230"/>
    </style:style>
    <style:style style:name="T186" style:family="text">
      <style:text-properties officeooo:rsid="003ccf4d"/>
    </style:style>
    <style:style style:name="T187" style:family="text">
      <style:text-properties officeooo:rsid="000df2c1"/>
    </style:style>
    <style:style style:name="T188" style:family="text">
      <style:text-properties officeooo:rsid="003c13fd"/>
    </style:style>
    <style:style style:name="T189" style:family="text">
      <style:text-properties officeooo:rsid="00221e83"/>
    </style:style>
    <style:style style:name="T190" style:family="text">
      <style:text-properties officeooo:rsid="00233ff8"/>
    </style:style>
    <style:style style:name="T191" style:family="text">
      <style:text-properties officeooo:rsid="00267b82"/>
    </style:style>
    <style:style style:name="T192" style:family="text">
      <style:text-properties officeooo:rsid="0027baae"/>
    </style:style>
    <style:style style:name="T193" style:family="text">
      <style:text-properties officeooo:rsid="002880f6"/>
    </style:style>
    <style:style style:name="T194" style:family="text">
      <style:text-properties officeooo:rsid="002a4d40"/>
    </style:style>
    <style:style style:name="T195" style:family="text">
      <style:text-properties officeooo:rsid="002c4159"/>
    </style:style>
    <style:style style:name="T196" style:family="text">
      <style:text-properties officeooo:rsid="002d921a"/>
    </style:style>
    <style:style style:name="T197" style:family="text">
      <style:text-properties officeooo:rsid="00308bcc"/>
    </style:style>
    <style:style style:name="T198" style:family="text">
      <style:text-properties officeooo:rsid="0033ccdd"/>
    </style:style>
    <style:style style:name="T199" style:family="text">
      <style:text-properties officeooo:rsid="003428de"/>
    </style:style>
    <style:style style:name="T200" style:family="text">
      <style:text-properties officeooo:rsid="00286479"/>
    </style:style>
    <style:style style:name="T201" style:family="text">
      <style:text-properties officeooo:rsid="0037261d"/>
    </style:style>
    <style:style style:name="T202" style:family="text">
      <style:text-properties officeooo:rsid="003af4cc"/>
    </style:style>
    <style:style style:name="T203" style:family="text">
      <style:text-properties officeooo:rsid="003b2b13"/>
    </style:style>
    <style:style style:name="T204" style:family="text">
      <style:text-properties officeooo:rsid="002c9e63"/>
    </style:style>
    <style:style style:name="T205" style:family="text">
      <style:text-properties officeooo:rsid="00466766"/>
    </style:style>
    <style:style style:name="T206" style:family="text">
      <style:text-properties officeooo:rsid="004cfd3a"/>
    </style:style>
    <style:style style:name="T207" style:family="text">
      <style:text-properties officeooo:rsid="00590a8f"/>
    </style:style>
    <style:style style:name="T208" style:family="text">
      <style:text-properties officeooo:rsid="005effa6"/>
    </style:style>
    <style:style style:name="T209" style:family="text">
      <style:text-properties officeooo:rsid="00645940"/>
    </style:style>
    <style:style style:name="T210" style:family="text">
      <style:text-properties officeooo:rsid="0065d99c"/>
    </style:style>
    <style:style style:name="T211" style:family="text">
      <style:text-properties officeooo:rsid="00692733"/>
    </style:style>
    <style:style style:name="T212" style:family="text">
      <style:text-properties officeooo:rsid="006c6e2c"/>
    </style:style>
    <style:style style:name="T213" style:family="text">
      <style:text-properties officeooo:rsid="006d234d"/>
    </style:style>
    <style:style style:name="T214" style:family="text">
      <style:text-properties officeooo:rsid="006e0e58"/>
    </style:style>
    <style:style style:name="T215" style:family="text">
      <style:text-properties officeooo:rsid="006fa50c"/>
    </style:style>
    <style:style style:name="T216" style:family="text">
      <style:text-properties officeooo:rsid="007100d3"/>
    </style:style>
    <style:style style:name="T217" style:family="text">
      <style:text-properties officeooo:rsid="00725de7"/>
    </style:style>
    <style:style style:name="T218" style:family="text">
      <style:text-properties officeooo:rsid="0075ecbc"/>
    </style:style>
    <style:style style:name="T219" style:family="text">
      <style:text-properties officeooo:rsid="0077a945"/>
    </style:style>
    <style:style style:name="T220" style:family="text">
      <style:text-properties officeooo:rsid="0077fd67"/>
    </style:style>
    <style:style style:name="T221" style:family="text">
      <style:text-properties officeooo:rsid="00782d74"/>
    </style:style>
    <style:style style:name="T222" style:family="text">
      <style:text-properties officeooo:rsid="00784eaf"/>
    </style:style>
    <style:style style:name="T223" style:family="text">
      <style:text-properties officeooo:rsid="007a52ac"/>
    </style:style>
    <style:style style:name="T224" style:family="text">
      <style:text-properties officeooo:rsid="00838d51"/>
    </style:style>
    <style:style style:name="T225" style:family="text">
      <style:text-properties officeooo:rsid="0084a36c"/>
    </style:style>
    <style:style style:name="T226" style:family="text">
      <style:text-properties officeooo:rsid="00868cc5"/>
    </style:style>
    <style:style style:name="T227" style:family="text">
      <style:text-properties officeooo:rsid="008a2ac2"/>
    </style:style>
    <style:style style:name="T228" style:family="text">
      <style:text-properties officeooo:rsid="008b8268"/>
    </style:style>
    <style:style style:name="T229" style:family="text">
      <style:text-properties officeooo:rsid="008ba207"/>
    </style:style>
    <style:style style:name="T230" style:family="text">
      <style:text-properties officeooo:rsid="008bbd48"/>
    </style:style>
    <style:style style:name="T231" style:family="text">
      <style:text-properties officeooo:rsid="008bc9a5"/>
    </style:style>
    <style:style style:name="T232" style:family="text">
      <style:text-properties officeooo:rsid="008bca0c"/>
    </style:style>
    <style:style style:name="T233" style:family="text">
      <style:text-properties style:text-underline-style="solid" style:text-underline-width="auto" style:text-underline-color="font-color" officeooo:rsid="00b37b85"/>
    </style:style>
    <style:style style:name="T234" style:family="text">
      <style:text-properties officeooo:rsid="00936d85"/>
    </style:style>
    <style:style style:name="T235" style:family="text">
      <style:text-properties officeooo:rsid="0094871b"/>
    </style:style>
    <style:style style:name="T236" style:family="text">
      <style:text-properties officeooo:rsid="00951912"/>
    </style:style>
    <style:style style:name="T237" style:family="text">
      <style:text-properties officeooo:rsid="0096de00"/>
    </style:style>
    <style:style style:name="T238" style:family="text">
      <style:text-properties officeooo:rsid="008bc9a5" fo:background-color="#66ffff" loext:char-shading-value="0"/>
    </style:style>
    <style:style style:name="T239" style:family="text">
      <style:text-properties officeooo:rsid="008bc9a5" fo:background-color="transparent" loext:char-shading-value="0"/>
    </style:style>
    <style:style style:name="T240" style:family="text">
      <style:text-properties officeooo:rsid="009c0abe"/>
    </style:style>
    <style:style style:name="T241" style:family="text">
      <style:text-properties officeooo:rsid="009c4a23"/>
    </style:style>
    <style:style style:name="T242" style:family="text">
      <style:text-properties officeooo:rsid="009df361"/>
    </style:style>
    <style:style style:name="T243" style:family="text">
      <style:text-properties fo:font-size="14pt" fo:font-weight="bold" style:font-size-asian="14pt" style:font-weight-asian="bold" style:font-size-complex="14pt" style:font-weight-complex="bold"/>
    </style:style>
    <style:style style:name="T244" style:family="text">
      <style:text-properties fo:font-size="14pt" fo:font-weight="bold" officeooo:rsid="006d234d" style:font-size-asian="14pt" style:font-weight-asian="bold" style:font-size-complex="14pt" style:font-weight-complex="bold"/>
    </style:style>
    <style:style style:name="T245" style:family="text">
      <style:text-properties fo:font-size="14pt" officeooo:rsid="006d234d" style:font-size-asian="14pt" style:font-size-complex="14pt"/>
    </style:style>
    <style:style style:name="T246" style:family="text">
      <style:text-properties fo:font-size="14pt" officeooo:rsid="00c6a2b5" style:font-size-asian="14pt" style:font-size-complex="14pt"/>
    </style:style>
    <style:style style:name="T247" style:family="text">
      <style:text-properties officeooo:rsid="009f76d5"/>
    </style:style>
    <style:style style:name="T248" style:family="text">
      <style:text-properties officeooo:rsid="00a259e4"/>
    </style:style>
    <style:style style:name="T249" style:family="text">
      <style:text-properties officeooo:rsid="00af88e3"/>
    </style:style>
    <style:style style:name="T250" style:family="text">
      <style:text-properties officeooo:rsid="00b37b85"/>
    </style:style>
    <style:style style:name="T251" style:family="text">
      <style:text-properties officeooo:rsid="00b65684"/>
    </style:style>
    <style:style style:name="T252" style:family="text">
      <style:text-properties officeooo:rsid="00b7464d"/>
    </style:style>
    <style:style style:name="T253" style:family="text">
      <style:text-properties officeooo:rsid="00ba653e"/>
    </style:style>
    <style:style style:name="T254" style:family="text">
      <style:text-properties officeooo:rsid="00ba89e6"/>
    </style:style>
    <style:style style:name="T255" style:family="text">
      <style:text-properties officeooo:rsid="00bde91b"/>
    </style:style>
    <style:style style:name="T256" style:family="text">
      <style:text-properties officeooo:rsid="00bf5ac7"/>
    </style:style>
    <style:style style:name="T257" style:family="text">
      <style:text-properties officeooo:rsid="00c1bcd2"/>
    </style:style>
    <style:style style:name="T258" style:family="text">
      <style:text-properties officeooo:rsid="00c3368a"/>
    </style:style>
    <style:style style:name="T259" style:family="text">
      <style:text-properties officeooo:rsid="00c5526d"/>
    </style:style>
    <style:style style:name="T260" style:family="text">
      <style:text-properties officeooo:rsid="00c6a2b5"/>
    </style:style>
    <style:style style:name="T261" style:family="text">
      <style:text-properties officeooo:rsid="00c80df0"/>
    </style:style>
    <style:style style:name="T262" style:family="text">
      <style:text-properties fo:font-size="12pt"/>
    </style:style>
    <style:style style:name="T263" style:family="text">
      <style:text-properties fo:font-size="12pt" fo:font-style="italic" style:font-style-asian="italic" style:font-style-complex="italic"/>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6">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110">
      <text:list-level-style-number text:level="1" style:num-suffix="." style:num-format="I">
        <style:list-level-properties text:list-level-position-and-space-mode="label-alignment">
          <style:list-level-label-alignment text:label-followed-by="listtab" fo:text-indent="-0.25in" fo:margin-left="-4.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fo:text-indent="-0.25in" fo:margin-left="-4.2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4in"/>
        </style:list-level-properties>
      </text:list-level-style-number>
      <text:list-level-style-number text:level="4" style:num-suffix="." style:num-format="I">
        <style:list-level-properties text:list-level-position-and-space-mode="label-alignment">
          <style:list-level-label-alignment text:label-followed-by="listtab" fo:text-indent="-0.25in" fo:margin-left="-3.7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3.5in"/>
        </style:list-level-properties>
      </text:list-level-style-number>
      <text:list-level-style-number text:level="6" style:num-suffix="." style:num-format="I">
        <style:list-level-properties text:list-level-position-and-space-mode="label-alignment">
          <style:list-level-label-alignment text:label-followed-by="listtab" fo:text-indent="-0.25in" fo:margin-left="-3.2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3in"/>
        </style:list-level-properties>
      </text:list-level-style-number>
      <text:list-level-style-number text:level="8" style:num-suffix="." style:num-format="I">
        <style:list-level-properties text:list-level-position-and-space-mode="label-alignment">
          <style:list-level-label-alignment text:label-followed-by="listtab" fo:text-indent="-0.25in" fo:margin-left="-2.75in"/>
        </style:list-level-properties>
      </text:list-level-style-number>
      <text:list-level-style-number text:level="9" style:num-suffix="." style:num-format="I">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fo:text-indent="-0.25in" fo:margin-left="-2.25in"/>
        </style:list-level-properties>
      </text:list-level-style-number>
    </text:list-style>
    <text:list-style style:name="L111">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fo:text-indent="-0.25in"/>
        </style:list-level-properties>
      </text:list-level-style-number>
      <text:list-level-style-number text:level="3"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level-style-number text:level="4"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5"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6"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7"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8"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9"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10"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style>
    <text:list-style style:name="L114">
      <text:list-level-style-number text:level="1" style:num-suffix="." style:num-format="I">
        <style:list-level-properties text:list-level-position-and-space-mode="label-alignment">
          <style:list-level-label-alignment text:label-followed-by="listtab" fo:text-indent="-0.25in" fo:margin-left="-2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fo:text-indent="-0.25in" fo:margin-left="-1.75in"/>
        </style:list-level-properties>
      </text:list-level-style-number>
      <text:list-level-style-number text:level="3"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4" style:num-suffix="." style:num-format="I">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fo:text-indent="-0.25in" fo:margin-left="-1in"/>
        </style:list-level-properties>
      </text:list-level-style-number>
      <text:list-level-style-number text:level="6"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7" style:num-suffix="." style:num-format="I">
        <style:list-level-properties text:list-level-position-and-space-mode="label-alignment">
          <style:list-level-label-alignment text:label-followed-by="listtab" fo:text-indent="-0.25in" fo:margin-left="-0.5in"/>
        </style:list-level-properties>
      </text:list-level-style-number>
      <text:list-level-style-number text:level="8" style:num-suffix="." style:num-format="I">
        <style:list-level-properties text:list-level-position-and-space-mode="label-alignment">
          <style:list-level-label-alignment text:label-followed-by="listtab" fo:text-indent="-0.25in" fo:margin-left="-0.25in"/>
        </style:list-level-properties>
      </text:list-level-style-number>
      <text:list-level-style-number text:level="9" style:num-suffix="." style:num-format="I">
        <style:list-level-properties text:list-level-position-and-space-mode="label-alignment">
          <style:list-level-label-alignment text:label-followed-by="listtab" fo:text-indent="-0.25in"/>
        </style:list-level-properties>
      </text:list-level-style-number>
      <text:list-level-style-number text:level="10" style:num-suffix="." style:num-format="I">
        <style:list-level-properties text:list-level-position-and-space-mode="label-alignment">
          <style:list-level-label-alignment text:label-followed-by="listtab" text:list-tab-stop-position="0.25in" fo:text-indent="-0.25in" fo:margin-left="0.25in"/>
        </style:list-level-properties>
      </text:list-level-style-number>
    </text:list-style>
    <text:list-style style:name="L115">
      <text:list-level-style-number text:level="1"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c5000b"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soli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000000"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fill="solid" draw:fill-color="#ffffff"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Title"/>
          </text:index-source-styles>
        </text:table-of-content-source>
        <text:index-body>
          <text:index-title text:style-name="Sect1" text:name="Table of Contents1_Head">
            <text:p text:style-name="Contents_20_Heading">Table of Contents</text:p>
          </text:index-title>
          <text:p text:style-name="P128"><text:a xlink:type="simple" xlink:href="#__RefHeading__9634_594689397" text:style-name="Index_20_Link" text:visited-style-name="Index_20_Link">Notes to self on very important topics<text:tab/>2</text:a></text:p>
          <text:p text:style-name="P128"><text:a xlink:type="simple" xlink:href="#__RefHeading__9636_594689397" text:style-name="Index_20_Link" text:visited-style-name="Index_20_Link">Plot Outline<text:tab/>3</text:a></text:p>
          <text:p text:style-name="P128"><text:a xlink:type="simple" xlink:href="#__RefHeading__9638_594689397" text:style-name="Index_20_Link" text:visited-style-name="Index_20_Link">Location Flowchart<text:tab/>5</text:a></text:p>
          <text:p text:style-name="P128"><text:a xlink:type="simple" xlink:href="#__RefHeading__9640_594689397" text:style-name="Index_20_Link" text:visited-style-name="Index_20_Link">Dungeon Locations<text:tab/>6</text:a></text:p>
          <text:p text:style-name="P128"><text:a xlink:type="simple" xlink:href="#__RefHeading__9642_594689397" text:style-name="Index_20_Link" text:visited-style-name="Index_20_Link">PART 1<text:tab/>7</text:a></text:p>
          <text:p text:style-name="P128"><text:a xlink:type="simple" xlink:href="#__RefHeading__9644_594689397" text:style-name="Index_20_Link" text:visited-style-name="Index_20_Link">Part 2<text:tab/>10</text:a></text:p>
          <text:p text:style-name="P128"><text:a xlink:type="simple" xlink:href="#__RefHeading__9646_594689397" text:style-name="Index_20_Link" text:visited-style-name="Index_20_Link">Goals Chart<text:tab/>17</text:a></text:p>
          <text:p text:style-name="P128"><text:a xlink:type="simple" xlink:href="#__RefHeading__9648_594689397" text:style-name="Index_20_Link" text:visited-style-name="Index_20_Link">Villains' objective<text:tab/>17</text:a></text:p>
          <text:p text:style-name="P128"><text:a xlink:type="simple" xlink:href="#__RefHeading__9650_594689397" text:style-name="Index_20_Link" text:visited-style-name="Index_20_Link">Romance Chart<text:tab/>18</text:a></text:p>
          <text:p text:style-name="P128"><text:a xlink:type="simple" xlink:href="#__RefHeading__9652_594689397" text:style-name="Index_20_Link" text:visited-style-name="Index_20_Link">Players Knowledge of History/Politics/etc.<text:tab/>19</text:a></text:p>
          <text:p text:style-name="P128"><text:a xlink:type="simple" xlink:href="#__RefHeading__9654_594689397" text:style-name="Index_20_Link" text:visited-style-name="Index_20_Link">Major Players Timelines<text:tab/>20</text:a></text:p>
          <text:p text:style-name="P128"><text:a xlink:type="simple" xlink:href="#__RefHeading__9656_594689397" text:style-name="Index_20_Link" text:visited-style-name="Index_20_Link">Rolan's Story<text:tab/>21</text:a></text:p>
          <text:p text:style-name="P128"><text:a xlink:type="simple" xlink:href="#__RefHeading__9658_594689397" text:style-name="Index_20_Link" text:visited-style-name="Index_20_Link">Lulu's Story<text:tab/>24</text:a></text:p>
          <text:p text:style-name="P128"><text:a xlink:type="simple" xlink:href="#__RefHeading__9660_594689397" text:style-name="Index_20_Link" text:visited-style-name="Index_20_Link">Lucius' Story<text:tab/>27</text:a></text:p>
        </text:index-body>
      </text:table-of-content>
      <text:p text:style-name="P109"/>
      <text:p text:style-name="P110"/>
      <text:p text:style-name="P105"><text:bookmark-start text:name="__RefHeading__9634_594689397"/>Notes to self on <text:span text:style-name="T247">very</text:span> important topics<text:bookmark-end text:name="__RefHeading__9634_594689397"/></text:p>
      <text:p text:style-name="P108"><text:tab/><text:span text:style-name="T137">How do we know it was the DL, and why is he roaming around attacking people? </text:span><text:span text:style-name="T172">Rolan is a bit “out of the loop” news-wise, so he doesn't know what the easterners even look like, </text:span><text:span text:style-name="T177">let alone the dark lord. It is not immediately apparent it was the DL that attacked his home</text:span><text:span text:style-name="T172">. </text:span><text:span text:style-name="T173">He is brainwashed by Lulu to think the mysterious person is after the crystals, and they should therefore find all of them first, together. As you travel, you hear from others that the DL's men have been snooping around the South. People don't really trust him, </text:span><text:span text:style-name="T177">and it readily apparent by 1.2 that it was the DL that attacked you</text:span><text:span text:style-name="T173">. </text:span><text:span text:style-name="T174">Sprout gives fuel for the fire that the West is the real enemy, </text:span><text:span text:style-name="T177">but this is on the backburner.</text:span></text:p>
      <text:p text:style-name="P107"/>
      <text:p text:style-name="P107"><text:tab/><text:span text:style-name="T130">Why should Lulu go with Rolan? </text:span><text:span text:style-name="T211">The DL saw that Rolan had a crystal, and was able to use his hammer. He knows something is special. He has met all of the sages, and recognizes that Rolan must be related to the sages. Lucius is certain that Rolan will find the PC. He promises to give Lulu more information as it arises. Without Rolan noticing, Lulu receives information from informants during their quest, regularly. These scenes end with Rolan thinking Lulu is being hit on, or bothered in some way.</text:span></text:p>
      <text:p text:style-name="P107"/>
      <text:p text:style-name="P107"><text:tab/><text:span text:style-name="T131">Why bring the PC to the Monolith?! </text:span><text:span text:style-name="T175">Rolan no doubt knows the DL </text:span><text:span text:style-name="T176">wants all</text:span><text:span text:style-name="T175"> t</text:span><text:span text:style-name="T176">he</text:span><text:span text:style-name="T175"> crystal</text:span><text:span text:style-name="T176">s</text:span><text:span text:style-name="T175">. However, no one outside of him and the DL recognize the important role of the </text:span><text:span text:style-name="T176">pure</text:span><text:span text:style-name="T175"> crystal. It can do anything they want it to. Rolan is not sure what his plan is, but he intends to use the crystal to actively stop the DL. His decision to save Lulu with it is spontaneous, </text:span><text:span text:style-name="T176">and ruins his plan</text:span></text:p>
      <text:p text:style-name="P80"/>
      <text:p text:style-name="P79"><text:tab/><text:tab/><text:span text:style-name="T243">Aksel's story is up to the player to </text:span><text:span text:style-name="T244">pursue.</text:span><text:span text:style-name="T245"> He adds more depth to Rolan's story, and is a great ass-hole character. However, if the player doesn't desire to deal with him, he could really detract from the focus. SO—on each occasion, the player is informed of Aksel's whereabouts. Rolan will say, “ughh, I really should take care of this. It's the right thing,” or something to make it clear there is a benefit to pursuing it. On top of getting serious exp, and maybe cool items, pursuing the Aksel storyline 100%, doing </text:span><text:span text:style-name="T246">both</text:span><text:span text:style-name="T245"> optional battles, leads to a different death scene.</text:span></text:p>
      <text:p text:style-name="P81"><text:tab/><text:tab/><text:span text:style-name="T213">If Aksel's storyline is not pursued, he simply dies in 2.12 after you fight. Rolan kills him; it is not too special. If it is pursued, Emil comes in at the end of your battle in 2.12. Aksel and Emil exchange words; their story is brought to a close and Emil kills Aksel and it's super dramatic.</text:span></text:p>
      <text:p text:style-name="P82"><text:tab/></text:p>
      <text:p text:style-name="P82"/>
      <text:p text:style-name="P114"/>
      <text:list xml:id="list4160843886782599836" text:style-name="L106">
        <text:list-header>
          <text:p text:style-name="P129"><text:bookmark-start text:name="__RefHeading__9636_594689397"/>Plot Outline<text:bookmark-end text:name="__RefHeading__9636_594689397"/></text:p>
          <text:p text:style-name="P133"/>
          <text:p text:style-name="P134">Part 1</text:p>
        </text:list-header>
      </text:list>
      <text:p text:style-name="P15"/>
      <text:list xml:id="list134526772172124" text:continue-numbering="true" text:style-name="L106">
        <text:list-item>
          <text:p text:style-name="P146">Introduction: Village, Rolan, Story</text:p>
          <text:list>
            <text:list-item text:start-value="1">
              <text:p text:style-name="P150">Roger, Maim, save the townspeople</text:p>
            </text:list-item>
            <text:list-item>
              <text:p text:style-name="P151">Disaster <text:span text:style-name="T201">strikes</text:span></text:p>
            </text:list-item>
            <text:list-item>
              <text:p text:style-name="P151">Meet Lulu, wander</text:p>
            </text:list-item>
          </text:list>
        </text:list-item>
        <text:list-item>
          <text:p text:style-name="P146">Desert Adventure (South, Bredon)</text:p>
          <text:list>
            <text:list-item>
              <text:p text:style-name="P146">Merchants, <text:span text:style-name="T104">Bog Maze (D0),</text:span> Charades, <text:span text:style-name="T107">New </text:span><text:span text:style-name="T108">Goal</text:span><text:span text:style-name="T107">: Search for divine crystals!</text:span></text:p>
            </text:list-item>
            <text:list-item>
              <text:p text:style-name="P146">Chali, Manley's Quests</text:p>
            </text:list-item>
            <text:list-item>
              <text:p text:style-name="P146">Finbury, Glenhurst</text:p>
            </text:list-item>
          </text:list>
        </text:list-item>
        <text:list-item>
          <text:p text:style-name="P146">Cenive</text:p>
          <text:list>
            <text:list-item>
              <text:p text:style-name="P185">Rolan/Lulu Moment #<text:span text:style-name="T189">1</text:span> – stupid guard, <text:span text:style-name="T189">fun &amp; games</text:span></text:p>
            </text:list-item>
            <text:list-item>
              <text:p text:style-name="P187">Clementine's wife</text:p>
            </text:list-item>
            <text:list-item>
              <text:p text:style-name="P189">Sprout</text:p>
            </text:list-item>
          </text:list>
        </text:list-item>
        <text:list-item>
          <text:p text:style-name="P187">Negotiations</text:p>
          <text:list>
            <text:list-item>
              <text:p text:style-name="P187">“Defining Quest” (Murder?!)</text:p>
            </text:list-item>
          </text:list>
        </text:list-item>
      </text:list>
      <text:list xml:id="list9012094481548844320" text:style-name="L107">
        <text:list-item>
          <text:list>
            <text:list-item>
              <text:p text:style-name="P186">Rolan/Lulu Moment #<text:span text:style-name="T189">2</text:span> –- with Harvest Lords <text:span text:style-name="T209">(serious)</text:span></text:p>
            </text:list-item>
          </text:list>
        </text:list-item>
      </text:list>
      <text:list xml:id="list134526776157271" text:continue-list="list134526772172124" text:style-name="L106">
        <text:list-item>
          <text:list>
            <text:list-item>
              <text:p text:style-name="P195">Happy Fairgrounds <text:span text:style-name="T206">(D1)</text:span></text:p>
            </text:list-item>
          </text:list>
        </text:list-item>
        <text:list-item>
          <text:p text:style-name="P187">Western Detour</text:p>
          <text:list>
            <text:list-item>
              <text:p text:style-name="P187">Library of Ages (and mirages)</text:p>
            </text:list-item>
            <text:list-item>
              <text:p text:style-name="P187">Faustian Scrolls</text:p>
            </text:list-item>
          </text:list>
        </text:list-item>
        <text:list-item>
          <text:p text:style-name="P187">Eastern Detour</text:p>
        </text:list-item>
      </text:list>
      <text:list xml:id="list1686793070049729622" text:style-name="L108">
        <text:list-item>
          <text:list>
            <text:list-item>
              <text:p text:style-name="P188"><text:span text:style-name="T61">Crystal Shard Cult, and </text:span><text:span text:style-name="T96">Crystal Cult Hideout </text:span><text:span text:style-name="T100">(D2)</text:span></text:p>
            </text:list-item>
          </text:list>
        </text:list-item>
      </text:list>
      <text:list xml:id="list134526777179184" text:continue-list="list134526776157271" text:style-name="L106">
        <text:list-item>
          <text:list>
            <text:list-item>
              <text:p text:style-name="P187"><text:span text:style-name="T261">Recieve D</text:span>emon shar<text:span text:style-name="T206">d</text:span></text:p>
            </text:list-item>
          </text:list>
        </text:list-item>
        <text:list-item>
          <text:p text:style-name="P187">Northern Travels</text:p>
          <text:list>
            <text:list-item>
              <text:p text:style-name="P187">Prometheus's fire (pyre)</text:p>
            </text:list-item>
            <text:list-item>
              <text:p text:style-name="P187">Meet Aksel</text:p>
            </text:list-item>
            <text:list-item>
              <text:p text:style-name="P187">Gain favor of Eldvard</text:p>
            </text:list-item>
            <text:list-item>
              <text:p text:style-name="P195">Northern Passage <text:span text:style-name="T206">(D3)</text:span></text:p>
            </text:list-item>
            <text:list-item>
              <text:p text:style-name="P202">Aksel's Boss Battle #1</text:p>
            </text:list-item>
            <text:list-item>
              <text:p text:style-name="P202">North under siege</text:p>
            </text:list-item>
          </text:list>
        </text:list-item>
        <text:list-item>
          <text:p text:style-name="P190">Amne<text:span text:style-name="T254">s</text:span>iac Smith</text:p>
          <text:list>
            <text:list-item>
              <text:p text:style-name="P196">Amnesiac's Forge <text:span text:style-name="T110">(optional) (D4)</text:span></text:p>
            </text:list-item>
          </text:list>
        </text:list-item>
        <text:list-item>
          <text:p text:style-name="P190"><text:s/>Air Temple <text:span text:style-name="T210">(needs to be between the North and the Spire, most likely)</text:span></text:p>
          <text:list>
            <text:list-item>
              <text:p text:style-name="P191">alliance of nations</text:p>
            </text:list-item>
            <text:list-item>
              <text:p text:style-name="P197"><text:span text:style-name="T208">N</text:span>ew Goal: Join forces against the West</text:p>
            </text:list-item>
            <text:list-item>
              <text:p text:style-name="P197">New Goal: Retrieve PC before the DL</text:p>
            </text:list-item>
            <text:list-item>
              <text:p text:style-name="P198">P<text:span text:style-name="T119">oison Well Dungeon (optional) </text:span><text:span text:style-name="T129">(D5)</text:span></text:p>
            </text:list-item>
          </text:list>
        </text:list-item>
        <text:list-item>
          <text:p text:style-name="P192">Spire</text:p>
          <text:list>
            <text:list-item>
              <text:p text:style-name="P189">Sprout</text:p>
            </text:list-item>
            <text:list-item>
              <text:p text:style-name="P193">Retrieve Crystal</text:p>
            </text:list-item>
            <text:list-item>
              <text:p text:style-name="P191"><text:soft-page-break/>Demons of Eth sin <text:span text:style-name="T142">(small village): </text:span>Lulu's backstory, <text:span text:style-name="T219">Battle with 3 demons, MURDER!</text:span></text:p>
            </text:list-item>
          </text:list>
        </text:list-item>
        <text:list-item>
          <text:p text:style-name="P191">Showdown at the Western Kingdom</text:p>
          <text:list>
            <text:list-item>
              <text:p text:style-name="P203">Messengers from the alliance</text:p>
            </text:list-item>
            <text:list-item>
              <text:p text:style-name="P203">snooping, <text:span text:style-name="T208">Sprout's final appearance</text:span></text:p>
            </text:list-item>
            <text:list-item>
              <text:p text:style-name="P204">Zombie attack</text:p>
            </text:list-item>
            <text:list-item>
              <text:p text:style-name="P205">Aksel <text:span text:style-name="T218">#1 (optional)</text:span></text:p>
            </text:list-item>
          </text:list>
        </text:list-item>
        <text:list-item>
          <text:p text:style-name="P198"><text:span text:style-name="T119">Malekev's Lair </text:span><text:span text:style-name="T129">(D6)</text:span></text:p>
        </text:list-item>
      </text:list>
      <text:p text:style-name="P65"/>
      <text:p text:style-name="P63">Part 2</text:p>
      <text:p text:style-name="P66"/>
      <text:p text:style-name="P66">I. The Treasure Hunters <text:span text:style-name="T145">(Oakes &amp; co.)</text:span></text:p>
      <text:p text:style-name="P55"><text:tab/><text:span text:style-name="T128">Thieves' Prison </text:span><text:span text:style-name="T129">(D7)</text:span></text:p>
      <text:p text:style-name="P66">II. <text:span text:style-name="T147">Rescue villagers from being assaulted</text:span></text:p>
      <text:p text:style-name="P66"><text:tab/><text:span text:style-name="T147">Lulu #1</text:span></text:p>
      <text:p text:style-name="P66">III. Rolan joins the rebels</text:p>
      <text:p text:style-name="P66"><text:tab/><text:span text:style-name="T108">New Goal: Be a rebel gopher</text:span></text:p>
      <text:p text:style-name="P66">IV. The 4 Trials</text:p>
      <text:p text:style-name="P66"><text:tab/><text:span text:style-name="T147">Meet Rolan's mom</text:span></text:p>
      <text:list xml:id="list9135599365350716940" text:style-name="L109">
        <text:list-item>
          <text:p text:style-name="P194">Get the Pure Crystal</text:p>
        </text:list-item>
      </text:list>
      <text:p text:style-name="P66"><text:tab/><text:span text:style-name="T98">College of the Spire Laboratory (optional)</text:span><text:span text:style-name="T100">(D8)</text:span></text:p>
      <text:p text:style-name="P66">V. Return to the Rebels</text:p>
      <text:p text:style-name="P66">VI. <text:span text:style-name="T144">Quest for the 5 Generals names/ Beerstadt</text:span></text:p>
      <text:p text:style-name="P66"><text:tab/><text:span text:style-name="T202">Aksel #2</text:span></text:p>
      <text:p text:style-name="P66">VII. <text:span text:style-name="T96">Lu</text:span><text:span text:style-name="T99">cius's Castle </text:span><text:span text:style-name="T100">(D9)</text:span></text:p>
      <text:p text:style-name="P66"><text:span text:style-name="T83"><text:tab/></text:span><text:span text:style-name="T144">Lulu #2 (imprisoned in the castle...briefly)</text:span></text:p>
      <text:p text:style-name="P67">VIII. Fight the 5 Generals</text:p>
      <text:p text:style-name="P67"><text:tab/><text:span text:style-name="T205">Faith restored!</text:span></text:p>
      <text:p text:style-name="P67"><text:span text:style-name="T146">IX</text:span>. Return to rebel base</text:p>
      <text:p text:style-name="P67"><text:tab/>Lulu #3 (returned amulet)</text:p>
      <text:p text:style-name="P67"><text:tab/>introduce Emil</text:p>
      <text:p text:style-name="P67">X. Final freedom: incite rebellion/<text:span text:style-name="T249">gather info on Monolith's location</text:span></text:p>
      <text:p text:style-name="P67"><text:tab/><text:span text:style-name="T148">While talking to Emil, you ask him about the Pure Crystal</text:span></text:p>
      <text:p text:style-name="P67"><text:tab/><text:span text:style-name="T109">New Goal: Follow destiny and take on the DL</text:span></text:p>
      <text:p text:style-name="P67"><text:tab/><text:span text:style-name="T202">Aksel #3 (optional)</text:span></text:p>
      <text:p text:style-name="P28"><text:tab/><text:span text:style-name="T98">Grotto of Plenty </text:span><text:span text:style-name="T100">(D10)</text:span></text:p>
      <text:p text:style-name="P13">X<text:span text:style-name="T146">I</text:span>. <text:span text:style-name="T78">Nightmare Dungeon </text:span><text:span text:style-name="T90">(D11)</text:span></text:p>
      <text:p text:style-name="P28">X<text:span text:style-name="T146">I</text:span>I. Battle with Aksel &amp; his men</text:p>
      <text:p text:style-name="P28"><text:span text:style-name="T119">XI</text:span><text:span text:style-name="T128">I</text:span><text:span text:style-name="T119">I. </text:span><text:span text:style-name="T101">The Monolith </text:span><text:span text:style-name="T100">(D12</text:span><text:span text:style-name="T102">)</text:span></text:p>
      <text:p text:style-name="P37">XI<text:span text:style-name="T146">V</text:span>. Prologue: Lulu &amp; Rolan's mother</text:p>
      <text:p text:style-name="P58"/>
      <text:p text:style-name="P102"><text:bookmark-start text:name="__RefHeading__9638_594689397"/>Location Flowchart<text:bookmark-end text:name="__RefHeading__9638_594689397"/></text:p>
      <text:p text:style-name="P2">Dungeons are not accessible before they appear on this list chronologically. They may be visible or findable, but Rolan will not allow himself to enter, saying “<text:span text:style-name="T200">Matron</text:span> knows what's in there?!?!”</text:p>
      <text:p text:style-name="P3"/>
      <text:p text:style-name="P4">PART 1</text:p>
      <text:p text:style-name="P4">South<text:span text:style-name="T164">: Forest Town → Desert Oasis → Bredon → Finbury → Glenhurst → Cenive → </text:span><text:span text:style-name="T105">Happy Fairgrounds</text:span></text:p>
      <text:p text:style-name="P4">West: <text:span text:style-name="T164">Mirages → Library of Ages → [optional city to explore]</text:span></text:p>
      <text:p text:style-name="P4">East: <text:span text:style-name="T164">Cult Village </text:span><text:span text:style-name="T170">“Upper Mish-Mash” </text:span><text:span text:style-name="T164"><text:s/>→ </text:span><text:span text:style-name="T105">Crystal Cult Hideout</text:span></text:p>
      <text:p text:style-name="P4">North: <text:span text:style-name="T164"><text:s/>Frostfjord → [exploring and questing] → </text:span><text:span text:style-name="T105">Northern Passage </text:span><text:span text:style-name="T164">→ Amnesiac's Home → </text:span><text:span text:style-name="T105">Amnesiac's Forge (optional)</text:span></text:p>
      <text:p text:style-name="P4">Air Temple: <text:span text:style-name="T105">Poison Well Dungeon (optional)</text:span><text:span text:style-name="T164"> → alliance Meeting</text:span></text:p>
      <text:p text:style-name="P4">Spire:<text:span text:style-name="T164"> The People's Spire </text:span></text:p>
      <text:p text:style-name="P4">Northeast: <text:span text:style-name="T164">Lulu's Hometown</text:span></text:p>
      <text:p text:style-name="P4">West: <text:span text:style-name="T259">A</text:span><text:span text:style-name="T164">lliance Tent (outside The Block) → The Block → </text:span><text:span text:style-name="T105">Malekev's Lair (in forest outside The Block)</text:span></text:p>
      <text:p text:style-name="P4"/>
      <text:p text:style-name="P4">PART 2</text:p>
      <text:p text:style-name="P4">South: <text:span text:style-name="T164">Bredon → </text:span><text:span text:style-name="T165">Desert </text:span><text:span text:style-name="T164">→ </text:span><text:span text:style-name="T106">Thieves' Dungeon (in desert, towards the West)</text:span></text:p>
      <text:p text:style-name="P5">West: <text:span text:style-name="T164">The Block </text:span><text:span text:style-name="T166">→ </text:span><text:span text:style-name="T164">[explore other nearby villages] </text:span><text:span text:style-name="T166">→ </text:span><text:span text:style-name="T164">The Farm </text:span></text:p>
      <text:p text:style-name="P5">East: <text:span text:style-name="T164">Rebel Hideout*</text:span></text:p>
      <text:p text:style-name="P6">Spire: <text:span text:style-name="T105">College of the Spire Laboratory </text:span><text:span text:style-name="T166">→</text:span> <text:span text:style-name="T164">Spire city </text:span><text:span text:style-name="T166">→ </text:span><text:span text:style-name="T164">4 Trials Area</text:span></text:p>
      <text:p text:style-name="P6">East: <text:span text:style-name="T164">Rebel Hideout </text:span><text:span text:style-name="T166">→ </text:span><text:span text:style-name="T164">Rambling Juju Party District </text:span><text:span text:style-name="T166">→</text:span><text:span text:style-name="T164">Old Money District </text:span><text:span text:style-name="T166">→</text:span><text:span text:style-name="T105">Lucius's Castle</text:span></text:p>
      <text:p text:style-name="P6">South: <text:span text:style-name="T164">Bredon </text:span><text:span text:style-name="T166">→</text:span><text:span text:style-name="T105">Grotto of Plenty (nearby)</text:span></text:p>
      <text:p text:style-name="P6">West: <text:span text:style-name="T164">The Block </text:span><text:span text:style-name="T166">→ </text:span><text:span text:style-name="T164">[explore other nearby villages]</text:span></text:p>
      <text:p text:style-name="P6">North: <text:span text:style-name="T164">Small village(s)</text:span></text:p>
      <text:p text:style-name="P6">East: <text:span text:style-name="T164">Prison Camp </text:span><text:span text:style-name="T166">→ </text:span><text:span text:style-name="T164">Ramblin Juju </text:span><text:span text:style-name="T166">→ </text:span><text:span text:style-name="T164">Rebel Hideout</text:span></text:p>
      <text:p text:style-name="P1">Nightmare Dungeon</text:p>
      <text:p text:style-name="P6">South: <text:span text:style-name="T105">Monolith</text:span></text:p>
      <text:p text:style-name="P7"/>
      <text:p text:style-name="P5"/>
      <text:p text:style-name="P5"/>
      <text:p text:style-name="P5"><text:span text:style-name="T164">*The Rebel Hideou</text:span><text:span text:style-name="T167">t</text:span><text:span text:style-name="T164"> </text:span><text:span text:style-name="T167">hidden in </text:span><text:span text:style-name="T171">Ramblin Juju</text:span><text:span text:style-name="T164">. It is an abandoned hospital, covered in graffiti, but is relatively clean. There is a hidden passageway </text:span><text:span text:style-name="T167">from a covered hole outside to the main headquarters room. They have set up many wired fences, and “caution, danger” signs to keep people out. They have been permitted to use the Spire's transport system, </text:span><text:span text:style-name="T168">so the leaders are capable of traveling very quickly.</text:span></text:p>
      <text:p text:style-name="P104"><draw:frame draw:style-name="fr1" draw:name="Object1" text:anchor-type="paragraph" svg:x="0.3984in" svg:y="1.278in" svg:width="6.6409in" svg:height="2.7555in" draw:z-index="0"><draw:object xlink:href="./Object 1" xlink:type="simple" xlink:show="embed" xlink:actuate="onLoad"/><draw:image xlink:href="./ObjectReplacements/Object 1" xlink:type="simple" xlink:show="embed" xlink:actuate="onLoad"/></draw:frame><text:bookmark-start text:name="__RefHeading__9640_594689397"/>Dungeon Locations<text:bookmark-end text:name="__RefHeading__9640_594689397"/></text:p>
      <text:list xml:id="list134526802178933" text:continue-list="list134526777179184" text:style-name="L106">
        <text:list-header>
          <text:p text:style-name="P131"><text:bookmark-start text:name="__RefHeading__9642_594689397"/>PART 1<text:bookmark-end text:name="__RefHeading__9642_594689397"/></text:p>
        </text:list-header>
        <text:list-item text:start-value="1">
          <text:p text:style-name="P135">Introduction: Village, Rolan, Story</text:p>
          <text:p text:style-name="P136">Maim, learn rules, Disaster strikes, Meet Lulu</text:p>
        </text:list-item>
      </text:list>
      <text:p text:style-name="P39"><text:tab/><text:span text:style-name="T111">We wake up to grandpa and the beginning of the day. Roger has disappeared with your smithing hammer. Rolan explores the town until he joins the hunt for Roger. He meets Maim and the player learns the basics of the battle system. You rescue the townspeople, and go hang out with your friend, Sarah, by the lake. When Rolan awakes, there is smoke and an absolute certainty that something is wrong. You return to the see the town is destroyed, and your family murdered. As you pass out, you see Lulu.</text:span></text:p>
      <text:p text:style-name="P39"/>
      <text:list xml:id="list134526803170793" text:continue-numbering="true" text:style-name="L106">
        <text:list-item>
          <text:p text:style-name="P135">Desert Adventure (South, Bredon)</text:p>
          <text:p text:style-name="P134">Desert, merchants, (begin quest), Chali quests</text:p>
        </text:list-item>
      </text:list>
      <text:p text:style-name="P18"><text:tab/><text:span text:style-name="T250">Lulu convinces Rolan that they must keep moving to avoid being attacked. She sees his crystals and speculates that's why his town was attacked. You fall in with a group of merchants traveling to Bredon. After some exploring, you are attacked; when you fight off the attackers, the merchants explain that they were after your crystal. They mention that most owners of crystals have no idea what they possess, giving you the idea to search these people out. Lulu is certain the man was after your crystal. </text:span><text:span text:style-name="T233">QUEST: </text:span><text:span text:style-name="T250">You decide to make your quest finding all of the crystals and learning more about who attacked your town. The travelers talk about the DL and describe his forces. You are suddenly certain that is your enemy.</text:span></text:p>
      <text:p text:style-name="P52"><text:tab/>In Bredon, you learn about the Harvest Lords and the IlFraternity, and their intense quarrel and meet Spindly Chali. You catch the cheat. You begin Manley's quests, search out the IlFraternity's base and visit Finbury. Lord Tullian in Glenhurst tells you that Harvest Lords are bullies. The IlFraternity insists you visit Cenive and uncovering the Harvest Lord's evil tricks.</text:p>
      <text:p text:style-name="P17"><text:tab/></text:p>
      <text:p text:style-name="P17"/>
      <text:list xml:id="list134526805167095" text:continue-numbering="true" text:style-name="L106">
        <text:list-item>
          <text:p text:style-name="P135">Cenive</text:p>
          <text:p text:style-name="P134">Clementine, fun &amp; games, Sprout 1</text:p>
        </text:list-item>
      </text:list>
      <text:p text:style-name="P20"><text:tab/><text:span text:style-name="T112">Rolan heads to Cenive in search of the unfaithful Lord Clementine and catch him in the act. Lulu insists leaving a note for his wife. The next morning, Lord Clementine is in big trouble, proving he is a cheater. Lolipop Factory. Lulu and Rolan can play around the city and have some fun via a gondola ride, or fair games. Here is the players first chance to see Sprout, shouting about the hidden king of the west. His weirdness fits the weirdness of the city, making him hard to take seriously. However, he gives credit to the theory the west attacked Rolan's hometown.</text:span></text:p>
      <text:p text:style-name="P20"/>
      <text:list xml:id="list134526805181179" text:continue-numbering="true" text:style-name="L106">
        <text:list-item>
          <text:p text:style-name="P137">Negotiations</text:p>
          <text:p text:style-name="P134">Lulu loses her temper, Murder? Quest, <text:span text:style-name="T78">Happy Fairgrounds</text:span></text:p>
        </text:list-item>
      </text:list>
      <text:p text:style-name="P20"><text:tab/><text:span text:style-name="T113">With a good understanding of the situation, Rolan sets up a negotiation in Bredon. However, both parties argue relentlessly and refuse to cooperate. The problem of the DL is raised, but they do not consider that something they can deal with. They also discuss the West, reinforcing the idea that both are dangerous. However, all present could care less about the big picture. The Harvest Lords and IlFraterntiy both prove to be imperfect parties, with equally colorful personalities. The Harvest Lords are cold and mobster like, while the IlFraternity is more go-get-em and aggressive. They do, however, vote to continue negotiations. You receive Manley's crystal at the close of the negotiations. Later, Manley's manservant delivers you the “defining quest,” allowing you to officially choose sides on this topic. Lulu will argue </text:span><text:soft-page-break/><text:span text:style-name="T113">when you make your decision. She remains silent and stand-offish for the rest of the quest. You are gifted a crystal from whichever side you choose.</text:span></text:p>
      <text:p text:style-name="P20"><text:tab/><text:span text:style-name="T114">Back in town, Lulu will say she doesn't really feel so up to the quest right now. You're not who she thought you were. You hear from the other villagers about the abandoned fairgrounds. She agrees that you should come talk to her later and maybe she'll think about it. You are very clearly directed to the Abandoned Fairgrounds and complete the dungeon. You will mention how the amulet would match Lulu's abilities, or personality (preferably, it has abilities or changes her stats. It's a Lulu-specific piece.) When you return to talk to Lulu, she will accept it and mention that she's heard more word on the DL. They say he's been very active. You need to get going. You leave together.</text:span></text:p>
      <text:p text:style-name="P54"/>
      <text:list xml:id="list134526807161041" text:continue-numbering="true" text:style-name="L106">
        <text:list-item>
          <text:p text:style-name="P137">Western Detour</text:p>
          <text:p text:style-name="P134">Mirages, Library of Ages, angry ghosts and Faustian Scrolls</text:p>
        </text:list-item>
      </text:list>
      <text:p text:style-name="P20"><text:tab/><text:span text:style-name="T114">Chali directs you to Abiades in the Bredon library, who tells you about the “illusion within an illusion” and describes books related to the Matron and The Outsider. This is the first time we hear about these two beings. You travel through the west looking for the mirages, and attempting each “mini-dungeon” until you find the Library of Ages. Here, you seek out the three books and learn the history. The ghost also mentions that there are crystals in the East, giving you a rough direction to head in. Lulu sneaks and steals the Faustian Scrolls and you are kicked out.</text:span></text:p>
      <text:p text:style-name="P40"/>
      <text:list xml:id="list134526808176541" text:continue-numbering="true" text:style-name="L106">
        <text:list-header>
          <text:p text:style-name="P152"/>
        </text:list-header>
        <text:list-item>
          <text:p text:style-name="P138">Eastern Detou<text:span text:style-name="T116">r</text:span></text:p>
          <text:p text:style-name="P134">Investigate East, “join” cult, seek crystal in <text:span text:style-name="T78">Hideout</text:span></text:p>
          <text:list>
            <text:list-item>
              <text:list>
                <text:list-item>
                  <text:list>
                    <text:list-item>
                      <text:list>
                        <text:list-item>
                          <text:list>
                            <text:list-item>
                              <text:list>
                                <text:list-item>
                                  <text:list>
                                    <text:list-item>
                                      <text:list>
                                        <text:list-header>
                                          <text:p text:style-name="P214"><text:span text:style-name="T115"><text:tab/>As you travel, you meet other travelers. They will tell you they are fleeing. They had been part of a crystal-worshiping group, but, recently the group has become a really scary cult, bent on performing human-sacrifices. You get the directions and head that way, I'll name it Upper Mish-Mash, because there doesn't seem to be a name. The cult makes up the vast population of a small village. You snoop here until you find the cult's secrets and infiltrate the group. Lulu says she understands their need for power. Non-cultist townspeople mention a pyre in the North they wish they could throw the shard into. Lulu explains that she understands the cult's desire for power. You pretend to be curious members and they give you a quest to gather 100 people in one place to be sacrificed. You refuse and battle them. They tell you where the shard is hidden—in the </text:span><text:span text:style-name="T79">Crystal Cult Hideout</text:span><text:span text:style-name="T115">. Once you defeat the cultists, you go in search of the crystal.</text:span></text:p>
                                        </text:list-header>
                                      </text:list>
                                    </text:list-item>
                                  </text:list>
                                </text:list-item>
                              </text:list>
                            </text:list-item>
                          </text:list>
                        </text:list-item>
                      </text:list>
                    </text:list-item>
                  </text:list>
                </text:list-item>
              </text:list>
            </text:list-item>
          </text:list>
          <text:p text:style-name="P156"/>
        </text:list-item>
      </text:list>
      <text:p text:style-name="P56"/>
      <text:list xml:id="list134526809151363" text:continue-numbering="true" text:style-name="L106">
        <text:list-item>
          <text:p text:style-name="P137">Northern Travels</text:p>
          <text:p text:style-name="P134">Pass through the pyre, anger Aksel, appease and quest for Eldvard, be attacked by Aksel, <text:span text:style-name="T78">Northern Passage, </text:span><text:span text:style-name="T1">Aksel Battle #1, Aksel's betrayal</text:span></text:p>
        </text:list-item>
      </text:list>
      <text:p text:style-name="P184">You travel North in search of the Pyre, and find [Frostfjord?] and the pyre. You tumble through the pyre and are accepted by Eldvard. Aksel steps forward and demands Rolan be thrown out. This starts a discussion about the village's history and place in the world, highlighting Aksel's xenophobia and anger. Eldvard gives y<text:span text:style-name="T117">ou a series of tasks to perform. As you are hunting in a snowstorm, Eldvard falls into the </text:span><text:span text:style-name="T94">Northern </text:span><text:span text:style-name="T60">Passage. You must go around and find the entrance, save him and bring him home</text:span><text:span text:style-name="T117">. You find Aksel snooping around Eldvard's home. He threatens the king and the city before exiting. Eldvard sends you to a rock structure outside the city</text:span><text:span text:style-name="T80"> </text:span><text:span text:style-name="T2">to retrieve the crystal before Aksel steals it. You share your quest with Eldvard and he reaffirms it as a good idea. </text:span><text:span text:style-name="T29">Eldvard kept a fake on display in his home—as have his predecessors</text:span><text:span text:style-name="T2">. You get the crystal, outrun Aksel, and return to see the kingdom under attack. Here, Aksel leads his supporters through the gate. You challenge him to a battle, but he runs when his health is low.</text:span></text:p>
      <text:p text:style-name="P57"><text:soft-page-break/></text:p>
      <text:list xml:id="list134526811159138" text:continue-numbering="true" text:style-name="L106">
        <text:list-item>
          <text:p text:style-name="P157"><text:span text:style-name="T120">Amnesiac</text:span><text:span text:style-name="T119"> Sm</text:span><text:span text:style-name="T120">ith</text:span></text:p>
          <text:p text:style-name="P161"><text:span text:style-name="T120">E</text:span><text:span text:style-name="T119">xplore, learn smith's story, <text:s/></text:span><text:span text:style-name="T103">Amnesiac's</text:span><text:span text:style-name="T119"> </text:span><text:span text:style-name="T96">Forge</text:span></text:p>
        </text:list-item>
      </text:list>
      <text:p text:style-name="P41"><text:tab/>In a secluded town in the North, Rolan is able to find a smith with amnesia. The smith requests Rolan to find a number of pieces and weapons for him. As the quests continue, the man regains his memory. He will begin to lead Rolan to one of the spots and be attacked by an animal. When Rolan uses his hammer, the smith remembers everything and shares his story. He also shares the location of the cave where he found the crystal shard, and he is certain there are more jewels and spoils there. Rolan now has the option to visit the <text:span text:style-name="T78">Amnesiac's Forge </text:span><text:span text:style-name="T1">and explore.</text:span></text:p>
      <text:p text:style-name="P41"/>
      <text:list xml:id="list134526812170242" text:continue-numbering="true" text:style-name="L106">
        <text:list-item>
          <text:p text:style-name="P139"><text:s/>Air Temple</text:p>
          <text:p text:style-name="P134">Explore Temple, <text:span text:style-name="T78">Poison Well,</text:span><text:span text:style-name="T30"> Alliance Meeting, learn about the West, and even the DL</text:span></text:p>
          <text:list>
            <text:list-item>
              <text:list>
                <text:list-item>
                  <text:list>
                    <text:list-header>
                      <text:p text:style-name="P215"><text:span text:style-name="T118">You are given the chance to explore the area and learn about the temple. You will hear about the alchemist, and have access to the </text:span><text:span text:style-name="T78">Poison Well Dungeon. </text:span><text:span text:style-name="T3">When you prepare to leave the city, you will find that an alliance is being formed against the West. They believe they attacked the North, and now everyone is afraid.</text:span></text:p>
                    </text:list-header>
                  </text:list>
                </text:list-item>
              </text:list>
            </text:list-item>
            <text:list-item>
              <text:p text:style-name="P216"><text:span text:style-name="T57">P</text:span><text:span text:style-name="T3">olitical exchanges that set the stage for later and explain the situation. </text:span><text:span text:style-name="T59">It is clear to Rolan that the DL is involved. Something is amiss.</text:span><text:span text:style-name="T5"> </text:span><text:span text:style-name="T3">They plan to enlist as soldiers in order to get in and learn more a</text:span><text:span text:style-name="T76">bout the DL's </text:span><text:span text:style-name="T77">plans</text:span><text:span text:style-name="T76">.</text:span><text:span text:style-name="T3"> The conversation turns to the “pure crystal.” </text:span><text:span text:style-name="T56">Rolan is certain the DL wants this in order to gain more power.</text:span><text:span text:style-name="T3"> Those in charge discuss it very secretively and eventually say </text:span><text:span text:style-name="T57">it is not an option</text:span><text:span text:style-name="T36">. </text:span><text:span text:style-name="T58">Rolan does not realize that it is mentioned by one of DL's agents trying to relay a message to Lulu. </text:span><text:span text:style-name="T3">Lulu is certain the sages at The Spire will know the whereabouts </text:span><text:span text:style-name="T37">of the crystal</text:span><text:span text:style-name="T3">, and they sneak off together to retrieve it, with plans </text:span><text:span text:style-name="T38">to join</text:span><text:span text:style-name="T3"> the military </text:span><text:span text:style-name="T4">at the rendezvous point outside of the West's front gates.</text:span></text:p>
            </text:list-item>
          </text:list>
          <text:p text:style-name="P206"/>
        </text:list-item>
        <text:list-item>
          <text:p text:style-name="P140">Spire</text:p>
          <text:p text:style-name="P143">Seek and find the crystal, Sprout #2, Lulu has a weird encounter with the sages</text:p>
          <text:list>
            <text:list-item>
              <text:list>
                <text:list-item>
                  <text:list>
                    <text:list-item>
                      <text:list>
                        <text:list-item>
                          <text:list>
                            <text:list-item>
                              <text:list>
                                <text:list-item>
                                  <text:list>
                                    <text:list-header>
                                      <text:p text:style-name="P217"><text:span text:style-name="T3"><text:tab/></text:span><text:span text:style-name="T4">O</text:span><text:span text:style-name="T3">nce in the cit</text:span><text:span text:style-name="T4">y, you can head to the People's Temple, but are unable to go any further. </text:span><text:span text:style-name="T30">You see Sprout again. This time, he is more convincing. </text:span><text:span text:style-name="T57">It is clear that something is truly amiss in the west. </text:span><text:span text:style-name="T30">Y</text:span><text:span text:style-name="T4">ou will meet the sages in charge. They will have a long discussion with you, while being very secretive. They seem to imply that something is up with Lulu, but are very certain you deserve to have the Pure Crystal. The sages send you on a strange quest to go look around somewhere, later it may be obvious it was to make your presence known to your mother, who would then have given the instructions to give you the crystal. You take the crystal.</text:span></text:p>
                                    </text:list-header>
                                  </text:list>
                                </text:list-item>
                              </text:list>
                            </text:list-item>
                          </text:list>
                        </text:list-item>
                      </text:list>
                    </text:list-item>
                  </text:list>
                </text:list-item>
              </text:list>
            </text:list-item>
          </text:list>
          <text:p text:style-name="P218"/>
        </text:list-item>
        <text:list-item>
          <text:p text:style-name="P141">Demons of Eth sin</text:p>
          <text:p text:style-name="P143">Lulu disappears, learn Lul<text:span text:style-name="T190">u</text:span>'s story, battle the 3 <text:span text:style-name="T190">Demons</text:span></text:p>
          <text:p text:style-name="P219"><text:span text:style-name="T258">Before you leave the temple, someone will bring word that a town nearby was attacked but not by the west or east. It seems to be demons. Rolan is not sure what to do—they need to get to the West and rendezvous with the military. Without a single warning, Lulu takes off...You follow the directions to city and snoop around for some clues. You uncover </text:span>Lulu's backstory, <text:span text:style-name="T138">and eventually (rather quickly) find the location of the three men. Here, you find Lulu ready to battle. You battle them, and eventually try to stop Lulu from murdering them. She kills them in front of you showing her vicious and unforgiving side. Lulu's slaying of her demons highlights Rolan's own memories. She has totally lost it.</text:span></text:p>
          <text:p text:style-name="P220"/>
        </text:list-item>
        <text:list-item>
          <text:p text:style-name="P142">Showdown at the Western Kingdom</text:p>
          <text:p text:style-name="P144">Gain position with military, <text:span text:style-name="T203">Aksel's interference,</text:span> find the Magistrates, unravel story, <text:soft-page-break/>Malekev possesses city, <text:span text:style-name="T78">Malekev's Fortress</text:span></text:p>
          <text:list>
            <text:list-item>
              <text:list>
                <text:list-item>
                  <text:list>
                    <text:list-header>
                      <text:p text:style-name="P222"><text:tab/><text:tab/><text:span text:style-name="T139">A</text:span>t the rendezvous, you try to join up with the military, but are generally brushed aside because of the talks that are already occurring. <text:span text:style-name="T139">We learn all there is to know about the political situation and plan. </text:span>You wait for it to end, and the messengers to leave <text:span text:style-name="T140">before approaching the important military leaders. In order to convince them, you flash the crystal (though that wasn't really part of the plan). They invite you to join and plan to make you a vital part of the attack. You are sent to do a bit of snooping around the city to gather strategic information (where the judges are, where the military is stationed). Your first clue is from Sprout, and you follow his trail of breadcrumbs around the city—learning more with each encounter, until he finally disappears. The people around Sprout will share his story, making him really likable. You meet with the judges, who are rather terrified (to your surprise). The story of Malekev begins to unfold with each judge you encounter. </text:span></text:p>
                    </text:list-header>
                  </text:list>
                  <text:p text:style-name="P223"><text:span text:style-name="T140"><text:tab/><text:tab/>The judges agree to come meet with the military leaders and share their story. As you try to exit the city, the people become possessed and attack. The military alliance runs in to help. After the fighting subsides, you relay what the judges said. All are in agreement: Malekev is behind the attacks. The judges tell you the location of Malekev's hidden fortress and lead you there. However, a messenger also runs into your midst, relaying news: a rogue band of northerners are going berserk on the townspeople. It is none other than Aksel, working his way towards Malekev, with the Northern banner at his side. You are given option to go fight him and subdue him yourself or send other troops to take care of it. You must go through the castle, and exit out back—Malekev's fortress is </text:span><text:span text:style-name="T81">only</text:span><text:span text:style-name="T140"> accessible with the judges. This prevents players from seeing it earlier, or coming back later. </text:span></text:p>
                  <text:list>
                    <text:list-item>
                      <text:list>
                        <text:list-item>
                          <text:list>
                            <text:list-item>
                              <text:list>
                                <text:list-item>
                                  <text:list>
                                    <text:list-header>
                                      <text:p text:style-name="P221"><text:tab/><text:tab/>You maneuver <text:span text:style-name="T78">Malekev's Lair,</text:span> and eventually confront him. The DL appears <text:span text:style-name="T253">in a puff of smoke, in pure evil magic fashion. He</text:span> delivers the killing blow an<text:span text:style-name="T141">d</text:span> Lulu betrays you. <text:span text:style-name="T241">DL tells you his plan (roughly, and indirectly). Malekev counters and says that he now understands why DL wants the power crystal. However, that won't be enough.He tells you prepare for a better world, with a better ruler. </text:span>Lulu and the DL exit.</text:p>
                                    </text:list-header>
                                  </text:list>
                                </text:list-item>
                              </text:list>
                            </text:list-item>
                          </text:list>
                        </text:list-item>
                      </text:list>
                    </text:list-item>
                  </text:list>
                </text:list-item>
              </text:list>
            </text:list-item>
          </text:list>
        </text:list-item>
      </text:list>
      <text:p text:style-name="P38"/>
      <text:p text:style-name="P8"/>
      <text:p text:style-name="Title"><text:bookmark-start text:name="__RefHeading__9644_594689397"/>Part 2<text:bookmark-end text:name="__RefHeading__9644_594689397"/></text:p>
      <text:p text:style-name="P8"/>
      <text:p text:style-name="P42"><text:span text:style-name="T149"><text:tab/>Ke</text:span>ep storyline focus by focusing only on characters in scene (the east is only funny when Beerstadt is there; otherwise, it is pretty serious). Discuss Lulu only when she is present/an important topic; otherwise, Rolan is foc<text:span text:style-name="T150">use</text:span>d only on the quest. <text:span text:style-name="T151">Focus on developing relationships with other characters (mother, the 4 generals, Emil, Aksel, Oakes). </text:span></text:p>
      <text:p text:style-name="P37"/>
      <text:p text:style-name="P22">I. <text:span text:style-name="T119">The Treasure Hunters, </text:span><text:span text:style-name="T121">Oakes &amp; </text:span><text:span text:style-name="T136">Parker</text:span></text:p>
      <text:p text:style-name="P43"><text:span text:style-name="T121">W</text:span><text:span text:style-name="T119">andering, Meet Oakes &amp; Co., </text:span><text:span text:style-name="T96">Thieves' Prison, </text:span><text:span text:style-name="T66">Snooping in the West</text:span></text:p>
      <text:p text:style-name="P21"><text:tab/><text:span text:style-name="T152">Mood: normal, easing up on the dramatic tension, adventure</text:span></text:p>
      <text:p text:style-name="P21"><text:tab/><text:span text:style-name="T153">Start with very brief montage cataloging what Rolan is up to. He's in a bar. The bartender asks what he's up to; they clearly know each other. Rolan says he won't be back for a while. He goes to a store, buys supplies and leaves town. He wanders through a mountain range/rural area, sets up camp and sleeps. In the morning, he moves again. As he travels through the desert, he is attacked by a band of thieves. He is very outnumbered. It doesn't look good.</text:span></text:p>
      <text:p text:style-name="P44"><text:tab/>As he is fighting them off, in jumps a nimble, charming female rogue and her three friends. After scaring off the thieves, the woman explains that she, Oakes <text:span text:style-name="T251">is a</text:span> treasure hunter. As <text:span text:style-name="T251">she</text:span> explain<text:span text:style-name="T251">s</text:span>, <text:span text:style-name="T251">she</text:span> <text:soft-page-break/>wanted to help those in need. It started small, but quickly became a full-time gig (especially since <text:span text:style-name="T251">she is</text:span> now wanted in a number of towns). <text:span text:style-name="T251">Rolan</text:span> explains that he has been wandering, doing odd jobs and hunting, and has no need for friends. <text:span text:style-name="T251">But he</text:span> is curious about the loot and information they may uncover; Oakes also guilt trips him, in true motherly-fashion.</text:p>
      <text:p text:style-name="P37"><text:tab/><text:span text:style-name="T154">T</text:span>hey head off to the Thieves' Dungeon to free its prisoners, and find some loot. One of the prisoners shares some <text:span text:style-name="T155">strange</text:span> information with you: you look just like someone they met at the spire. <text:span text:style-name="T156">You are initially stand-offish, but grow to enjoy the band of rogues.</text:span> Next, you go to the west <text:span text:style-name="T156">to check on the city since Malekev's disappearance.</text:span> <text:span text:style-name="T157">Oakes says</text:span> there is corruption <text:span text:style-name="T154">in the city</text:span>, and you have to go snooping through the judges' offices to find proof. <text:span text:style-name="T155">You avoid anything that reminds you of Lulu like the plague. In the middle of your snooping</text:span>, you get word that a small village to the east is under attack. You immediately leav<text:span text:style-name="T252">e without Oakes. Leaving the poor woman very confused.</text:span></text:p>
      <text:p text:style-name="P21"/>
      <text:p text:style-name="P45"><text:span text:style-name="T78">Oakes </text:span><text:span text:style-name="T158">is an older woman who has seen her share of life. She has a high moral code, and little fear for danger. She is almost maternal, but behaves often like an adrenaline junkie teenager. She is quick and wily. Oakes was a simple farmgirl. When her children were growing up, she found that the aristocrats/rulers were always exploiting them and taking their money. She decided to turn it around and single-handedly fight back. When she hears rumors of corruption, she goes straight to it. She frees prisoners, steals from the rich, exposes lawbreakers, blackmails politicians, you name it. She takes her work seriously, but not herself. Sort of chaotic good. She is not very present during the quests. They talk and then she disappears a bit. She is hardly a shoulder to cry on. At the rebel base, she will show up and you can seek her out.</text:span></text:p>
      <text:p text:style-name="P45"/>
      <text:p text:style-name="P9">II. Lulu <text:span text:style-name="T144">#1, burning down villages</text:span></text:p>
      <text:p text:style-name="P10">Run to protect village under attack, see Lulu, Boss fight!</text:p>
      <text:p text:style-name="P21"><text:tab/><text:span text:style-name="T152">Mood: action/tension to drama</text:span></text:p>
      <text:p text:style-name="P21"><text:tab/><text:span text:style-name="T157">You find a village under attack—much like yours was at the beginning of this story. You run through, trying to help people and eventually make your way to the soldiers. Lulu is at the helm. You call after her, but she ignores you and leaves you to one of her captains. This is very brief. She is only there for a moment before exiting.</text:span></text:p>
      <text:p text:style-name="P21"/>
      <text:p text:style-name="P9">III. Rolan joins the rebels</text:p>
      <text:p text:style-name="P10">Meet the rebels, go to Rebel Hideout, plan to leave for The Spire</text:p>
      <text:p text:style-name="P21"><text:tab/><text:span text:style-name="T152">Mood: normal, story-driven, positive</text:span></text:p>
      <text:p text:style-name="P21"><text:tab/><text:span text:style-name="T159">After you defeat the boss, the rebels show up. They say Lulu and the DL's army have been attacking villages, looking for information. After being ignored by Lulu, and seeing what she's done, you are absolutely fuming and ready to take up your quest. The rebels convince you, and your friends, to join them and fight the dark lord. It doesn't take a lot of convincing.</text:span></text:p>
      <text:p text:style-name="P46"><text:tab/>After exploring the rebel base, you are called to a meeting with the leaders. They don't know what to do next. Their best men are looking for information on the DL's secret base, his top generals and confidants. <text:span text:style-name="T241">There are rumors he is looking for the monolith. If he could find a way to channel it's energy, he could rule the world. Rolan shares what the DL said in Malekev's Lair. They suggest that's why he killed Malekev. All signs point to he wants world domination and needs the most powerful crystals—including those inside the Monolith. </text:span>Rolan says that he would like to examine the Spire and ask <text:span text:style-name="T160">the sages</text:span> for information. The rebels agree this is a good idea and send you on your way.</text:p>
      <text:p text:style-name="P21"/>
      <text:p text:style-name="P9">IV. The 4 Trials</text:p>
      <text:p text:style-name="P10">Explore the Spire, Meet the Head Sage, 4 Trials, Get PC, meet your mom</text:p>
      <text:p text:style-name="P21"><text:soft-page-break/><text:tab/><text:span text:style-name="T152">Mood: self-reflective, high tension action</text:span></text:p>
      <text:p text:style-name="P21"><text:tab/><text:span text:style-name="T161">You explore the Spire's city, and eventually make your way to the People's Temple (the divider between the normal people and where the sages live and study). Here, an old lady takes a liking to you and gives you little tasks around the temple. After you complete them, she says she wants you to see the Sages and lets you pass freely to the upper part of the spire. As you explore, an old woman keeps popping up. She runs away if you approach her. In a certain place, she will approach you and apologize for giving you the fake crystal—which is a surprise to you. It's fake? You explain that you aren't really upset, as your plans were hijacked. You also feel very off-put because they gave you a fake crystal. You are interested in the PC, but not in the same way as before. Your mother drops hints that she knows you, and takes you to the temple of the Head Sage. You are surprised to find this weird old lady is, in fact, the head sage, AND your mother. After your father died, she was called to become a sage of the spire. She wanted to make the world a safer place, one where your father wouldn't have died. You respond very negatively. She officially invites you to attempt the four trials. This is a rarely given opportunity, and you are entreated not to squander it. You accept and leave angry.</text:span></text:p>
      <text:p text:style-name="P21"><text:tab/><text:span text:style-name="T162">The PC (“pure crystal”) is stored deep inside the Spire's light (meaning, inside the Earth). The sages knew the PC would be needed one day to free the matron, though they do not have any details. The Sage of the Matron guards the PC. To access the 4 trials, you must go through the light and teleport to the specific arenas.</text:span></text:p>
      <text:p text:style-name="P21"><text:tab/><text:span text:style-name="T162">When you complete the trials and reach the Sage of the Matron, she exists in a small world. There is only the sage, the PC, the door back to the Spiral, and a handful of other jewels. She awards you the PC and sends you on your way.</text:span></text:p>
      <text:p text:style-name="P46"><text:tab/>Your mother tells you what she knows about the DL: that his hideout is near his goal, and that legend says the monolith is hidden behind a great forest (or wherever it is hidden). You do not forgive your mother, and leave.</text:p>
      <text:p text:style-name="P21"/>
      <text:p text:style-name="P9">V. Return to the Rebels</text:p>
      <text:p text:style-name="P10">Share info with Rebels, receive quest for 5 Generals</text:p>
      <text:p text:style-name="P21"><text:tab/><text:span text:style-name="T163">Mood: story-driven, normal, narrative, some uncertainty</text:span></text:p>
      <text:p text:style-name="P21"><text:tab/><text:span text:style-name="T161">You take the crystal and go to the rebel base. You tell them what you learned, but don't mention the crystal. You relay that the sages mentioned the monolith. They are grateful, and give you your next quest:</text:span></text:p>
      <text:p text:style-name="P21"/>
      <text:p text:style-name="P9">VI. <text:span text:style-name="T144">Quest for the 5 Generals names/ Beerstadt</text:span></text:p>
      <text:p text:style-name="P10">Explore East, <text:span text:style-name="T202">Hey there Aksel,</text:span> Meet Beerstadt, Snoop to find 4 Generals, Bargain with Beerstadt (the DL's underpants for the generals' names)</text:p>
      <text:p text:style-name="P21"><text:tab/><text:span text:style-name="T163">Mood: action and adventure</text:span></text:p>
      <text:p text:style-name="P25"><text:tab/><text:span text:style-name="T161">Upon arriving in the East, you feel very </text:span><text:span text:style-name="T85">very </text:span><text:span text:style-name="T6">awkward. You </text:span><text:span text:style-name="T7">look around the arts districts and nice parts of town—to your surprise, the people here say the military types hang out in the party district. You </text:span><text:span text:style-name="T6">start hanging around the bars, clubs, and novelty shops looking for info. There are a number of little mini-games to try to look less foreign. </text:span><text:span text:style-name="T31">As you investigate the districts, you run into none other than Aksel. He and his men are looking for information about the DL. He eggs you on to fight him, but you can't risk drawing attention to yourself. Aksel backs down when a mysterious local comes and tells him it's time. He and his men are learning about the DL's secret hideout as well. Aksel promises to find it for you and let the DL get what he deserves (of course, in the name of the North). As he leaves, he reminds just how xenophobic and offensive he is and your need to succeed goes through the roof. You are ready to do more than you had intended. </text:span><text:span text:style-name="T6">After you drink The Bonger, Beerstadt shows up. You ask him about the city and where the cool people go. Beerstadt is </text:span><text:span text:style-name="T85">way </text:span><text:span text:style-name="T6">exited to have a pet to show around town. He </text:span><text:span text:style-name="T8">takes you to his favorite bar.</text:span><text:span text:style-name="T6"> Inside, Beerstadt gets distracted by fans and you can explore. You ask the bartender </text:span><text:span text:style-name="T8">about the </text:span><text:soft-page-break/><text:span text:style-name="T8">generals</text:span><text:span text:style-name="T6">, but he gets very defensive. </text:span><text:span text:style-name="T9">He accidentally spills that the generals may frequent the bar, </text:span><text:span text:style-name="T10">prompting you to snoop around</text:span><text:span text:style-name="T6">. </text:span></text:p>
      <text:p text:style-name="P25"><text:span text:style-name="T6"><text:tab/>You find a scribbled doodle of two generals highfiving, with a name attached </text:span><text:span text:style-name="T8">(later, it will be incredibly obvious that Beerstadt drew this)</text:span><text:span text:style-name="T6">. Beerstadt has forgotten you. You find the person who fits the name </text:span><text:span text:style-name="T8">on the doodle</text:span><text:span text:style-name="T6"> and stalk them </text:span><text:span text:style-name="T9">back to their home</text:span><text:span text:style-name="T6">. </text:span><text:span text:style-name="T10">On the way back, another drunkard joins him, saying they need to “talk business.”</text:span><text:span text:style-name="T6"> </text:span><text:span text:style-name="T11">They go to a large house in the “nice” part of town. Here you find a safe with treasure and orders from the DL. You discover one more name from these orders. After you explore, you can eavesdrop. The two generals will discuss another general; they say he is boring, obnoxious, and a total party pooper.</text:span><text:span text:style-name="T8"> <text:s/></text:span><text:span text:style-name="T11">They </text:span><text:span text:style-name="T7">also</text:span><text:span text:style-name="T11"> say he is probably still at the bar. Once you return to the bar, you examine the patrons. There is a tall, grumpy man telling everyone to be quiet and stop being so drunk. You know you have found him.</text:span><text:span text:style-name="T8"> Beerstadt approaches</text:span><text:span text:style-name="T12"> </text:span><text:span text:style-name="T7">you</text:span><text:span text:style-name="T8"> and says he's happy you are making friends. </text:span><text:span text:style-name="T6">You decide to ask Beerstadt </text:span><text:span text:style-name="T8">for help</text:span><text:span text:style-name="T6">. He is WAY too drunk and just keeps talking about Lucius's castle and how much he'd like to break in there. He knows there are enemies of the city locked up there, and it would be SO COOL to raid Lucius's stuff. </text:span><text:span text:style-name="T13">You make a deal to exchange the DL's underpants for information (or “friendship”).</text:span></text:p>
      <text:p text:style-name="P64">5 Generals</text:p>
      <text:p text:style-name="P68"><text:span text:style-name="T204">B</text:span>eerstadt: <text:span text:style-name="T178">a </text:span>bro</text:p>
      <text:p text:style-name="P68">Rube: <text:span text:style-name="T178">a </text:span>red neck <text:span text:style-name="T178">who is really gung-ho about the DL</text:span></text:p>
      <text:p text:style-name="P68"><text:span text:style-name="T178">Colonel</text:span>: <text:span text:style-name="T178">an </text:span>experienced, older gentleman <text:span text:style-name="T179">who</text:span> smokes like a chimney</text:p>
      <text:p text:style-name="P68"><text:span text:style-name="T179">Big Floyd</text:span>: Hates alcohol, hates drunk people, hates disorderly conduct, <text:span text:style-name="T179">enjoys chastising people</text:span></text:p>
      <text:p text:style-name="P69">Buck: an incredibly awkward kid with the best training money can buy</text:p>
      <text:p text:style-name="P21"/>
      <text:p text:style-name="P9">VII. Lu<text:span text:style-name="T144">cius's Castle, Lulu #2</text:span></text:p>
      <text:p text:style-name="P10">Enter castle, free Sprout, caught by Lulu, Lulu discards the amulet, rescued by Sprout, escape</text:p>
      <text:p text:style-name="P47"><text:tab/>Mood: adventure, to aggressive</text:p>
      <text:p text:style-name="P21"><text:tab/><text:span text:style-name="T180">You sneak into the castle and maneuver the halls, eventually finding and releasing Sprout from the east dungeon. You hear a sound and you split up. Just before you can escape, Lulu catches you, and knocks you out. You wake up in the west dungeon. Lulu taunts and insults you as a prisoner—not as her friend. It is very jarring, and you have to accept that she doesn't see you as a person. She <text:s/>is really vicious and eventually leaves you to stew, tossing aside the amulet from Lulu's Dungeon as she leaves. After she is gone, Sprout frees you and you escape together. </text:span></text:p>
      <text:p text:style-name="P21"><text:tab/><text:span text:style-name="T180">Lulu may notice (after seeing Sprout's empty cell, or hearing you leave) and send a boss after you. Once free, Sprout says he will go back home and seek you out later to give you a “reward.”</text:span></text:p>
      <text:p text:style-name="P21"/>
      <text:p text:style-name="P11">VIII. Fight the 5 Generals</text:p>
      <text:p text:style-name="P10">Give Beerstadt the underpants, argue with Beerstadt, “butt slapping”, Battle the 4 Generals, Emotional drunk conversation</text:p>
      <text:p text:style-name="P28"><text:tab/><text:span text:style-name="T163">Mood: action! Fun! To extremely emotional (though still pretty entertaining) </text:span></text:p>
      <text:p text:style-name="P28"><text:tab/><text:span text:style-name="T180">Back in town, you find Beerstadt, who has just woken up from a power nap. You share your panty-raid results with him (preferably Lucius's underpants). Beerstadt </text:span><text:span text:style-name="T86">loses </text:span><text:span text:style-name="T14">it and says he is your new best friend, but he can't talk about the generals. You</text:span><text:span text:style-name="T15">'re</text:span><text:span text:style-name="T14"> still a total foreigner. You get in a bit of a fight, and he finally agrees to teach you how to be a “local.” He tells you to slap the waitress's butt. You refuse, </text:span><text:span text:style-name="T16">and</text:span><text:span text:style-name="T14"> argue BIG TIME. </text:span><text:span text:style-name="T17">You clearly are still hung up on something, and he misinterprets it as being snobbish</text:span><text:span text:style-name="T14">. He leaves you and goes to mingle. If you talk to him, he just insists that you are too foreign. You are given the option to slap any girl's butt; </text:span><text:span text:style-name="T18">however, everytime you try, Rolan will start arguing with himself</text:span><text:span text:style-name="T14">. A</text:span><text:span text:style-name="T18">fter a couple tries, Rolan will finally do it.</text:span><text:span text:style-name="T14"> Beerstadt will come running over and high five you. Everyone cheers and gives you a drink </text:span><text:span text:style-name="T19">(the general party-atmosphere is important for the ending of the scene)</text:span><text:span text:style-name="T14">. Finally, </text:span><text:soft-page-break/><text:span text:style-name="T14">Beerstadt spills the beans, at the top of his lungs, </text:span><text:span text:style-name="T19">yelling</text:span><text:span text:style-name="T14"> “I'M A GENERAL, WOOO BRO!” Everyone cheers; except the bartender, who says that Rolan has been asking questions.</text:span></text:p>
      <text:p text:style-name="P59"><text:tab/>The <text:span text:style-name="T181">remaining</text:span> generals pop out and you battle. <text:span text:style-name="T181">Beerstadt comes to your aid.</text:span></text:p>
      <text:p text:style-name="P28"><text:span text:style-name="T14"><text:tab/>After the battle, everyone will cheer and go back to normal. Beerstadt tells you he is really drunk and needs your help. You are not able to leave him. You have a drink, get very drunk, and have a stupid drunk emotional conversation </text:span><text:span text:style-name="T20">about Lulu</text:span><text:span text:style-name="T14">. </text:span><text:span text:style-name="T21">You become certain that you hate Lulu. She not only betrayed you, but she's become the villain.</text:span><text:span text:style-name="T14"> Beerstadt tells you about his best friend, Emil, and how you are gonna meet him </text:span><text:span text:style-name="T8">soon</text:span><text:span text:style-name="T14">. </text:span><text:span text:style-name="T35">This conversation highlights that Rolan has begun to trust again, even though it seems silly.</text:span><text:span text:style-name="T14">You </text:span><text:span text:style-name="T20">decide to walk home, but</text:span><text:span text:style-name="T14"> </text:span><text:span text:style-name="T20">every step you take</text:span><text:span text:style-name="T14"> the screen gets </text:span><text:span text:style-name="T22">progressively</text:span><text:span text:style-name="T14"> darker until you pass out.</text:span></text:p>
      <text:p text:style-name="P28"/>
      <text:p text:style-name="P11"><text:span text:style-name="T146">I</text:span>X. Return to rebel base</text:p>
      <text:p text:style-name="P10">Meet Emil, receive key from Sprout, return to rebels, learn about Emil and Aksel</text:p>
      <text:p text:style-name="P48"><text:tab/></text:p>
      <text:p text:style-name="P28"><text:tab/><text:span text:style-name="T163">Mood: introspective, narrative</text:span></text:p>
      <text:p text:style-name="P28"><text:tab/><text:span text:style-name="T182">Waking up, you ponder the amulet that Lulu returned to you. You almost throw it out, but hold on to it. Emil is there. </text:span><text:span text:style-name="T23">You are </text:span><text:span text:style-name="T24">immediately</text:span><text:span text:style-name="T23"> fond of the guy, and a little jealous of their friendship—</text:span><text:span text:style-name="T24">they're such happy bros</text:span><text:span text:style-name="T23">. </text:span><text:span text:style-name="T25">Together, you go to the rebel base. </text:span><text:span text:style-name="T8">Sprout intercepts you and gives you </text:span><text:span text:style-name="T26">a</text:span><text:span text:style-name="T8"> key to the </text:span><text:span text:style-name="T26">Monolith that he stole from the DL.</text:span><text:span text:style-name="T8"> He asks if he can join you. </text:span></text:p>
      <text:p text:style-name="P28"><text:tab/><text:span text:style-name="T183">The rebels agree to make use of Emil, Beerstadt, and Sprout, and give you your final assignment. At camp, you have a long conversation with Emil about his past. He does not give away his identity, but tells you part of his history. You recognize the similarities between him and Aksel. The same charming demeanor with the black/white attitude. At the rebel base, Rolan is able to engage in conversation with many different characters and rebels. The more you investigate, the more you learn about the story and politics.</text:span></text:p>
      <text:p text:style-name="P28"/>
      <text:p text:style-name="P11">X. Final freedom / <text:span text:style-name="T184">I</text:span>ncite rebellion</text:p>
      <text:p text:style-name="P10">Learn some politics, Free prisoners in Lurn, Grotto of Plenty, Expose the judges in the west, protect Northern villages from attacks, Lulu hallucination</text:p>
      <text:p text:style-name="P28"><text:tab/><text:span text:style-name="T163">Mood: pure adventure</text:span></text:p>
      <text:p text:style-name="P28"><text:tab/><text:span text:style-name="T183">You must (alone, or with Beer and Emil) travel to certain areas to garner more troops and support. If you are able to travel together, you will continue to learn more about Emil's past and the political state of the world. The quest goes to a whole new, intellectual level: the way the DL used his money and affluence; they way leaders turn a blind eye in order to remain in power. Aksel is described to you in better detail. His aims are explained, and he is humanized. This is the last chance to see the world, and explain the characters, politics, and moral of the story.</text:span></text:p>
      <text:p text:style-name="P31"><text:span text:style-name="T183"><text:tab/></text:span><text:span text:style-name="T17">Your goal is to cause unrest, and mess with the DL's plans. You are instructed to leave the East for a while—people are on the lookout for you. You need to get support elsewhere, first.</text:span><text:span text:style-name="T122"> </text:span><text:span text:style-name="T62">During your quests, you hear about a group of Northerners who are marching around the South/East being generally loud and obnoxious. </text:span><text:span text:style-name="T63">You can talk to Emil about this, and begin to learn the story. Emil will even express his desire to come with you. </text:span><text:span text:style-name="T62">If you go seek </text:span><text:span text:style-name="T63">Aksel</text:span><text:span text:style-name="T62"> out, you can surprise </text:span><text:span text:style-name="T63">him</text:span><text:span text:style-name="T62"> with a battle. </text:span><text:span text:style-name="T63">This scenario is very worthwhile, because Rolan will show his real badass self in this battle. </text:span></text:p>
      <text:p text:style-name="P31"><text:span text:style-name="T63"><text:tab/></text:span><text:span text:style-name="T97">In the South,</text:span><text:span text:style-name="T183"> you complete the Grotto of Plenty.</text:span><text:span text:style-name="T87"> </text:span><text:span text:style-name="T97">In the West</text:span><text:span text:style-name="T183">, you continue on the quest started by Oakes &amp; co. Since Malekev's fall, the judges have taken over (claiming ignorance over Malekev's existence). You help a small democratic party by gathering evidence of the judges interactions with Malekev. The people of the West pledge support to you and send backup to accompany you to the East. </text:span><text:span text:style-name="T97">In the East</text:span><text:span text:style-name="T183">, the people are very tense. Those that would like to kill you are dissuaded by the western military </text:span><text:soft-page-break/><text:span text:style-name="T183">with you. You free political prisoners that were held by the DL in a prison camp. You take them to a big Town Meeting in Lurn, and show everyone that the DL has been capturing dissenters (including locals). You are advised to take them to the Arts District, where the artists and hippies immediately join your cause and promise to parade around the others Eastern districts to garner more help. <text:s/>Messengers are sent to the DL telling him of the unrest and rebellion. You are almost ready to head back to the rebel base, when you hear there are deadly attacks occurring in the North. You can't stop yourself; you have to help them. </text:span><text:span text:style-name="T87">I</text:span><text:span text:style-name="T97">n the North</text:span><text:span text:style-name="T122">,</text:span><text:span text:style-name="T183"> you travel to small villages that are under attack from the DL (You can split up into parties to make this go faster. Rolan would need only go to one village). In these villages, Rolan fights off the DL's army and talks to the village leader, who will then pledge alliance. He half-hallucinates seeing Lulu, and completely loses his temper. It is a little unnerving. We wonder how stable Rolan is.</text:span></text:p>
      <text:p text:style-name="P49"><text:tab/>You enjoy your final freedoms <text:span text:style-name="T185">(exploring, doing side-quests, etc) </text:span>and return to the base when finished. You prepare to leave for the final battle. However, things have been getting weird for Rolan. He will zone out, get easily confused, and has a battle deciding whether to leave the amulet or keep it in his pocket. <text:span text:style-name="T186">In the rebel camp, you can talk to Emil, and ask him about the Pure Crystal. He will explain legend says the crystals are charged with energy according to the first time they were used. The Pure Crystal, however, was never used; therefore, it could theoretically do almost anything. </text:span></text:p>
      <text:p text:style-name="P28"><text:tab/><text:span text:style-name="T187">You may run into Aksel's men along the way, as they wander, but no sign of Aksel—or perhaps you can seek him out for some extra experience and treasure fun.</text:span></text:p>
      <text:p text:style-name="P50"/>
      <text:p text:style-name="P11">X<text:span text:style-name="T146">I</text:span>. Nightmare Dungeon</text:p>
      <text:p text:style-name="P10">Total breakdown, waking up</text:p>
      <text:p text:style-name="P28"><text:tab/><text:span text:style-name="T163">Mood: eerie, thematic</text:span></text:p>
      <text:p text:style-name="P28"><text:tab/><text:span text:style-name="T183">The night before you ship out, you wake up. You can't go back to sleep, so you go for a walk. Everything is dark, and you must follow the small path through the fog toward a large, sterile building. You go through the dungeon, and wake up back in your bed. You sit up and think about what to do about Lucius. The current plan is that the rebels work together to overwhelm their enemies. You aren't so sure...</text:span></text:p>
      <text:p text:style-name="P28"/>
      <text:p text:style-name="P11">X<text:span text:style-name="T146">I</text:span>I. Battle with Aksel &amp; his men</text:p>
      <text:p text:style-name="P10">Leave for Monolith, meet mother, open the barrier, fight Aksel, forgive mother, enter Monolith</text:p>
      <text:p text:style-name="P28"><text:tab/><text:span text:style-name="T163">Mood: rising tension, emotional</text:span></text:p>
      <text:p text:style-name="P36"><text:tab/><text:span text:style-name="T241">When you wake up and meet the others, you inform them you are no longer part of the rebel faction. You are following your own destiny. You tell them about the crystal and decide it's time to take out the DL before he becomes more powerful—your own way. You intend to use the crystal however I necessary. </text:span></text:p>
      <text:p text:style-name="P36"><text:span text:style-name="T241"><text:tab/>As you com to the monolit, your mother and the sages approach you and state that they are here to help. There was no reason to remain at the Spire; if you lost, today, there would be no more spire to guard. She </text:span><text:span text:style-name="T88">could </text:span><text:span text:style-name="T23">take you to your father's gravestone as you pass your hometown. </text:span><text:span text:style-name="T27">She asks you about Lulu. You try to end the conversation, but she has some insight, and clearly knows something Rolan does not. </text:span><text:span text:style-name="T28">She implies that something happened between them (a little foreshadowing for the end)</text:span><text:span text:style-name="T27">. </text:span><text:span text:style-name="T187">You head for the monolith. The Monolith is protected with a barrier; in order to get rid of it, the sages need to do 10 chants. As you begin, Aksel ambushes you with his men. You must defend thechanting sages as 10 waves of soldiers attacks. After 10, Aksel makes his way to the front and you fight for the last time. Emil kills (or almost kills) him. Your mother explains that the Monolith is enchanted to be inaccessible by humans, unless they continue to lift the barrier with their chanting. If they stop, Rolan will be trapped inside, and possibly die. Emil and the others agree to defend the sages while Rolan finishes the job with the PC. </text:span></text:p>
      <text:p text:style-name="P35"><text:tab/><text:span text:style-name="T240">Rolan's plan: bring the PC in hopes of awakening the Matron.</text:span><text:span text:style-name="T65"> He assumes the DL is unaware his crystal is a fake. He also does not believe the DL is inside. Rolan watches as one of the rebels brings a </text:span><text:soft-page-break/><text:span text:style-name="T65">soldier forward and asks where Lucius is. The solders says Lucius is at camp with Lulu looking for more information on the Monolith because they weren't able to get through the traps.</text:span></text:p>
      <text:p text:style-name="P28"/>
      <text:p text:style-name="P11">X<text:span text:style-name="T146">I</text:span>II. <text:span text:style-name="T158">The Monolith (dungeon)</text:span></text:p>
      <text:p text:style-name="P10">Get to Lulu, battle, sacrifice, fight the DL, kill the Outsider</text:p>
      <text:p text:style-name="P28"><text:tab/><text:span text:style-name="T163">Mood: adventure to driven, stressful, emotional</text:span></text:p>
      <text:p text:style-name="P35"><text:tab/><text:span text:style-name="T65">Rolan looks back regularly to make sure he's not being followed, and we are certain he isn't. When he meets the DL and Lulu, they ask Rolan why they would trust a soldier who is going to die either way. Rolan's plan is still to awaken the matron.</text:span></text:p>
      <text:p text:style-name="P32"><text:tab/><text:span text:style-name="T188">Rolan prepares to face the DL. Of course, he has to get through the huge dungeon to get there. At the end, he finds himself face-to-face with Lulu and the DL. The DL reminds Lulu to “do as they discussed” (so her use of the Faustian scrolls falls on his shoulders). Lulu steps in your way, trying to egg you on and get you to battle her. You completely lose your temper; throw the amulet in her face, and tell her she's become a monster. This is her last chance before you do what has to be done. You fight; You sacrifice yourself to save her; she argues with her father. She tries to fight him, but soon realizes that he has already transformed.</text:span></text:p>
      <text:p text:style-name="P32"><text:span text:style-name="T188"><text:tab/></text:span><text:span text:style-name="T67">After Rolan's sacrifice, Lulu wakes up and tries to argue with her father. She rejects his ideas and tries to convince him to change his mind. </text:span><text:span text:style-name="T69">When he rejects her ideas, Lulu gets aggressive. She is ready to battle, but</text:span><text:span text:style-name="T67"> quickly realizes it's too late. She is talking to The Outsider, who then takes his real form—</text:span><text:span text:style-name="T68">along with the Matron. </text:span></text:p>
      <text:p text:style-name="P12"><text:span text:style-name="T32"><text:tab/>(This is a matter of them being more ethereal godly creatures. They aren't corpses that are reanimated; their primary existence is an energy. It makes them more other worldly. </text:span><text:span text:style-name="T33">Once that life essence is awoken the physical body follows. It's not 100% science, but it makes as much sense as them being corpses, and it's way cooler. This also allows Lulu to confront her father while still ending the story with a powerful good vs. evil narrative, Rolan and Lulu vs. world domination.</text:span><text:span text:style-name="T32">) </text:span><text:span text:style-name="T34">This makes sense to me, but it needs some outsider feedback.</text:span></text:p>
      <text:p text:style-name="P32"><text:span text:style-name="T32"><text:tab/></text:span><text:span text:style-name="T188"> The Monolith melts away (because the monolith is a dungeon that traps the two gods inside, I assume it needs to disappear in order for them to be freed) The Outsider and Matron appear. You square off against the Outsider. The landing you stand on is exactly where the Monolith once stood; however, it is now an island surrounded by deep cliffs (stopping anyone from helping her). Once the Outsider hits a certain HP, the Matron tells you she is there to help. You must channel her energy to defeat The Outsider.</text:span></text:p>
      <text:p text:style-name="P28"/>
      <text:p text:style-name="P14">XI<text:span text:style-name="T146">V</text:span>. Prologue: Lulu &amp; Rolan's mother</text:p>
      <text:p text:style-name="P10">Break a pot and have some tea</text:p>
      <text:p text:style-name="P37"><text:tab/><text:span text:style-name="T163">Mood: normal, peaceful</text:span></text:p>
      <text:p text:style-name="P70"><text:tab/><text:span text:style-name="T143">Lulu walks around the People's Temple in the Spire, in </text:span><text:span text:style-name="T82">military</text:span><text:span text:style-name="T143"> uniform. She is helping the same old lady in the People's Temple. Rolan's mother walks in and asks Lulu if she needs any help. Lulu vehemently declines, and then knocks over a pot. Rolan's mother tells Lulu she needs to be more careful these days. She calls in one of Lulu's soldiers from outside and tells them to clean up the temple. She ends with “come on, you two. I've prepared some tea.” Lulu, embarrassed, barks order at her soldier and then follows Rolan's mother out of the room.</text:span></text:p>
      <text:p text:style-name="P103"><draw:line text:anchor-type="paragraph" draw:z-index="3" draw:style-name="gr2" draw:text-style-name="P233" svg:x1="0.5736in" svg:y1="3.0047in" svg:x2="3.3988in" svg:y2="0.611in"><text:p/></draw:line><draw:rect text:anchor-type="paragraph" draw:z-index="8" draw:style-name="gr4" draw:text-style-name="P233" svg:width="1.3776in" svg:height="0.3071in" svg:x="2.9598in" svg:y="0.2591in"><text:p text:style-name="P233">[BETRAYAL]</text:p></draw:rect><draw:line text:anchor-type="paragraph" draw:z-index="9" draw:style-name="gr2" draw:text-style-name="P233" svg:x1="3.2228in" svg:y1="3.5713in" svg:x2="6.6882in" svg:y2="0.611in"><text:p/></draw:line><draw:rect text:anchor-type="paragraph" draw:z-index="13" draw:style-name="gr4" draw:text-style-name="P233" svg:width="1.6933in" svg:height="0.3248in" svg:x="5.9201in" svg:y="0.2075in"><text:p text:style-name="P233">[MONOLITH]</text:p></draw:rect><draw:line text:anchor-type="paragraph" draw:z-index="22" draw:style-name="gr2" draw:text-style-name="P233" svg:x1="3.3984in" svg:y1="0.6028in" svg:x2="3.3984in" svg:y2="0.9839in"><text:p/></draw:line><draw:line text:anchor-type="paragraph" draw:z-index="21" draw:style-name="gr2" draw:text-style-name="P233" svg:x1="3.3988in" svg:y1="0.6028in" svg:x2="3.0035in" svg:y2="0.7728in"><text:p/></draw:line><draw:line text:anchor-type="paragraph" draw:z-index="23" draw:style-name="gr2" draw:text-style-name="P233" svg:x1="6.1882in" svg:y1="0.7736in" svg:x2="6.6882in" svg:y2="0.611in"><text:p/></draw:line><draw:line text:anchor-type="paragraph" draw:z-index="24" draw:style-name="gr2" draw:text-style-name="P233" svg:x1="6.6882in" svg:y1="0.611in" svg:x2="6.6264in" svg:y2="1.0276in"><text:p/></draw:line><draw:line text:anchor-type="paragraph" draw:z-index="25" draw:style-name="gr6" draw:text-style-name="P233" svg:x1="3.8457in" svg:y1="0.5661in" svg:x2="1.8102in" svg:y2="3.176in"><text:p/></draw:line><draw:rect text:anchor-type="paragraph" draw:z-index="7" draw:style-name="gr4" draw:text-style-name="P233" svg:width="1.6051in" svg:height="0.3252in" svg:x="1.2929in" svg:y="0.611in"><text:p text:style-name="P233">Take out Malekev</text:p></draw:rect><text:bookmark-start text:name="__RefHeading__9646_594689397"/><text:span text:style-name="T248">Goals</text:span> Chart<text:bookmark-end text:name="__RefHeading__9646_594689397"/></text:p>
      <text:p text:style-name="P73"><draw:rect text:anchor-type="paragraph" draw:z-index="11" draw:style-name="gr4" draw:text-style-name="P233" svg:width="2.1051in" svg:height="0.2831in" svg:x="3.9339in" svg:y="0.0965in"><text:p text:style-name="P233">Take on Lucius personally</text:p></draw:rect><draw:custom-shape text:anchor-type="paragraph" draw:z-index="19" draw:style-name="gr5" svg:width="0.2717in" svg:height="0.6622in" svg:x="6.7055in" svg:y="-0.0457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3"><draw:rect text:anchor-type="paragraph" draw:z-index="6" draw:style-name="gr4" draw:text-style-name="P233" svg:width="1.6142in" svg:height="0.4252in" svg:x="0.7146in" svg:y="0.1827in"><text:p text:style-name="P233">Prepare for the West</text:p><text:p text:style-name="P233">Uncover DL's plans</text:p></draw:rect></text:p>
      <text:p text:style-name="P73"><draw:rect text:anchor-type="paragraph" draw:z-index="14" draw:style-name="gr3" draw:text-style-name="P235" svg:width="1.6933in" svg:height="0.3248in" svg:x="3.7402in" svg:y="0.1264in"><text:p text:style-name="P233"><text:span text:style-name="T78">Knowledge/Exposition</text:span></text:p></draw:rect></text:p>
      <text:p text:style-name="P73"><draw:ellipse text:anchor-type="paragraph" draw:z-index="15" draw:style-name="gr4" draw:text-style-name="P233" svg:width="2.0307in" svg:height="0.9831in" svg:x="5.6346in" svg:y="0.1453in"><text:p text:style-name="P233">Reconciliation with Lulu</text:p><text:p text:style-name="P233">Lulu rejects DL</text:p><text:p text:style-name="P233">Outsider is defeated</text:p></draw:ellipse></text:p>
      <text:p text:style-name="P73"><draw:rect text:anchor-type="paragraph" draw:z-index="4" draw:style-name="gr3" draw:text-style-name="P235" svg:width="1.3776in" svg:height="0.3071in" svg:x="0.3807in" svg:y="0.1299in"><text:p text:style-name="P233"><text:span text:style-name="T78">Meet Aksel</text:span></text:p></draw:rect><draw:rect text:anchor-type="paragraph" draw:z-index="12" draw:style-name="gr3" draw:text-style-name="P235" svg:width="1.6933in" svg:height="0.3248in" svg:x="3.4075in" svg:y="0.1811in"><text:p text:style-name="P233"><text:span text:style-name="T78">Beerstadt: a new friend</text:span></text:p></draw:rect></text:p>
      <text:p text:style-name="P73"/>
      <text:p text:style-name="P73"><draw:rect text:anchor-type="paragraph" draw:z-index="17" draw:style-name="gr3" draw:text-style-name="P236" svg:width="1.378in" svg:height="0.3079in" svg:x="-0.0398in" svg:y="0.1319in"><text:p text:style-name="P233"><text:span text:style-name="T263">“</text:span><text:span text:style-name="T263">Defining Quest”</text:span></text:p></draw:rect><draw:rect text:anchor-type="paragraph" draw:z-index="18" draw:style-name="gr4" draw:text-style-name="P233" svg:width="1.6933in" svg:height="0.4697in" svg:x="2.6783in" svg:y="0.1665in"><text:p text:style-name="P233">Do Rebel Bidding</text:p><text:p text:style-name="P233">Uncover DL's plans</text:p></draw:rect></text:p>
      <text:p text:style-name="P73"/>
      <text:p text:style-name="P73"><draw:rect text:anchor-type="paragraph" draw:z-index="5" draw:style-name="gr4" draw:text-style-name="P233" svg:width="1.3776in" svg:height="0.3071in" svg:x="-0.6055in" svg:y="0.1783in"><text:p text:style-name="P233">Crystal Gathering</text:p></draw:rect></text:p>
      <text:p text:style-name="P74"><draw:rect text:anchor-type="paragraph" draw:z-index="10" draw:style-name="gr4" draw:text-style-name="P233" svg:width="1.4394in" svg:height="0.3248in" svg:x="2.4071in" svg:y="0.1882in"><text:p text:style-name="P233"><text:s/>Treasure Hunting</text:p></draw:rect><draw:custom-shape text:anchor-type="paragraph" draw:z-index="20" draw:style-name="gr5" svg:width="0.2988in" svg:height="0.6161in" svg:x="6.4429in" svg:y="0.0193in"><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73"><draw:line text:anchor-type="paragraph" draw:z-index="26" draw:style-name="gr2" draw:text-style-name="P233" svg:x1="1.8102in" svg:y1="0.5618in" svg:x2="1.6528in" svg:y2="0.1728in"><text:p/></draw:line></text:p>
      <text:p text:style-name="P73"/>
      <text:p text:style-name="P73"><draw:custom-shape text:anchor-type="paragraph" draw:z-index="1" draw:style-name="gr1" draw:text-style-name="P233" svg:width="1.5622in" svg:height="0.878in" svg:x="1.661in" svg:y="0.0953in"><text:p text:style-name="P233">[Alone/Passive]</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2" draw:style-name="gr1" draw:text-style-name="P234" svg:width="1.563in" svg:height="0.8787in" svg:x="-0.6193in" svg:y="0.0075in"><text:p text:style-name="P233"><text:span text:style-name="T262">[Introductions</text:span></text:p><text:p text:style-name="P233"><text:span text:style-name="T262">Background]</text:span></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27" draw:style-name="gr6" draw:text-style-name="P233" svg:x1="1.8102in" svg:y1="0.1783in" svg:x2="2.1701in" svg:y2="0.0075in"><text:p/></draw:line></text:p>
      <text:p text:style-name="P73"><draw:rect text:anchor-type="paragraph" draw:z-index="16" draw:style-name="gr4" draw:text-style-name="P233" svg:width="1.6933in" svg:height="0.4476in" svg:x="5.8807in" svg:y="0.0181in"><text:p text:style-name="P233">Lulu &amp; Rolans' Mother</text:p></draw:rect></text:p>
      <text:p text:style-name="P73"/>
      <text:p text:style-name="P73"/>
      <text:p text:style-name="P73"/>
      <text:p text:style-name="P73"/>
      <text:p text:style-name="P73"/>
      <text:p text:style-name="P124"><draw:ellipse text:anchor-type="paragraph" draw:z-index="28" draw:style-name="gr4" draw:text-style-name="P233" svg:width="1.2551in" svg:height="0.7461in" svg:x="-0.4799in" svg:y="1.1146in"><text:p text:style-name="P233">DL is to blame</text:p><text:p text:style-name="P233">For Rolan's town</text:p></draw:ellipse><draw:ellipse text:anchor-type="paragraph" draw:z-index="29" draw:style-name="gr4" draw:text-style-name="P233" svg:width="1.2988in" svg:height="0.7461in" svg:x="6.4091in" svg:y="1.2591in"><text:p text:style-name="P233">1.12</text:p><text:p text:style-name="P233">DL wants “new ruler,”</text:p><text:p text:style-name="P233">&amp; Power Crystal</text:p></draw:ellipse><draw:ellipse text:anchor-type="paragraph" draw:z-index="30" draw:style-name="gr4" draw:text-style-name="P233" svg:width="1.2988in" svg:height="0.7461in" svg:x="4.2846in" svg:y="1.1909in"><text:p text:style-name="P233">1.9</text:p><text:p text:style-name="P233">DL wants Pure </text:p><text:p text:style-name="P233">Crystal</text:p></draw:ellipse><draw:ellipse text:anchor-type="paragraph" draw:z-index="31" draw:style-name="gr4" draw:text-style-name="P233" svg:width="1.2197in" svg:height="0.8949in" svg:x="-0.4in" svg:y="3.2154in"><text:p text:style-name="P233">2.3</text:p><text:p text:style-name="P233">Rebels: “DL wants</text:p><text:p text:style-name="P233">World domination.”</text:p></draw:ellipse><draw:ellipse text:anchor-type="paragraph" draw:z-index="32" draw:style-name="gr4" draw:text-style-name="P233" svg:width="1.2717in" svg:height="0.913in" svg:x="1.5917in" svg:y="3.2311in"><text:p text:style-name="P233">2.4</text:p><text:p text:style-name="P233">Sages: DL is going to </text:p><text:p text:style-name="P233">Monolith</text:p></draw:ellipse><draw:ellipse text:anchor-type="paragraph" draw:z-index="33" draw:style-name="gr4" draw:text-style-name="P233" svg:width="1.2717in" svg:height="0.913in" svg:x="3.5563in" svg:y="3.2575in"><text:p text:style-name="P233">2.5</text:p><text:p text:style-name="P233">DL wants power</text:p><text:p text:style-name="P233">From Monolith</text:p></draw:ellipse><draw:ellipse text:anchor-type="paragraph" draw:z-index="34" draw:style-name="gr4" draw:text-style-name="P233" svg:width="2.1488in" svg:height="0.913in" svg:x="5.5654in" svg:y="3.2575in"><text:p text:style-name="P233">2.13</text:p><text:p text:style-name="P233">DL wants the Outsider</text:p></draw:ellipse><draw:custom-shape text:anchor-type="paragraph" draw:z-index="35" draw:style-name="gr7" svg:width="1.185in" svg:height="0.2197in" svg:x="2.9071in" svg:y="1.4783in"><text:p/><draw:enhanced-geometry svg:viewBox="0 0 21600 21600" draw:text-areas="0 ?f0 ?f5 ?f2" draw:type="right-arrow" draw:modifiers="15349.03339191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6" draw:style-name="gr7" svg:width="0.6933in" svg:height="0.2197in" svg:x="5.6618in" svg:y="1.4264in"><text:p/><draw:enhanced-geometry svg:viewBox="0 0 21600 21600" draw:text-areas="0 ?f0 ?f5 ?f2" draw:type="right-arrow" draw:modifiers="15349.03339191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7" draw:style-name="gr7" svg:width="1.185in" svg:height="0.2197in" svg:x="0.6429in" svg:y="3.9244in"><text:p/><draw:enhanced-geometry svg:viewBox="0 0 21600 21600" draw:text-areas="0 ?f0 ?f5 ?f2" draw:type="right-arrow" draw:modifiers="15349.03339191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8" draw:style-name="gr7" svg:width="1.185in" svg:height="0.2197in" svg:x="2.6264in" svg:y="3.9244in"><text:p/><draw:enhanced-geometry svg:viewBox="0 0 21600 21600" draw:text-areas="0 ?f0 ?f5 ?f2" draw:type="right-arrow" draw:modifiers="15349.03339191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39" draw:style-name="gr7" svg:width="1.185in" svg:height="0.2197in" svg:x="4.6173in" svg:y="3.9508in"><text:p/><draw:enhanced-geometry svg:viewBox="0 0 21600 21600" draw:text-areas="0 ?f0 ?f5 ?f2" draw:type="right-arrow" draw:modifiers="15349.03339191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line text:anchor-type="paragraph" draw:z-index="40" draw:style-name="gr2" draw:text-style-name="P233" svg:x1="6.9516in" svg:y1="2.0047in" svg:x2="0.6354in" svg:y2="3.215in"><text:p/></draw:line><draw:line text:anchor-type="paragraph" draw:z-index="41" draw:style-name="gr2" draw:text-style-name="P233" svg:x1="0.7146in" svg:y1="2.9874in" svg:x2="0.6354in" svg:y2="3.2154in"><text:p/></draw:line><draw:line text:anchor-type="paragraph" draw:z-index="42" draw:style-name="gr2" draw:text-style-name="P233" svg:x1="0.8634in" svg:y1="3.3035in" svg:x2="0.6354in" svg:y2="3.2154in"><text:p/></draw:line><draw:ellipse text:anchor-type="paragraph" draw:z-index="74" draw:style-name="gr4" draw:text-style-name="P233" svg:width="1.2551in" svg:height="0.7461in" svg:x="1.5819in" svg:y="1.1929in"><text:p text:style-name="P233">DL wants crystals</text:p></draw:ellipse><draw:custom-shape text:anchor-type="paragraph" draw:z-index="75" draw:style-name="gr7" svg:width="0.5705in" svg:height="0.2197in" svg:x="0.9591in" svg:y="1.4256in"><text:p/><draw:enhanced-geometry svg:viewBox="0 0 21600 21600" draw:text-areas="0 ?f0 ?f5 ?f2" draw:type="right-arrow" draw:modifiers="15349.0333919156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bookmark-start text:name="__RefHeading__9648_594689397"/><text:span text:style-name="T255">Lucius</text:span>' <text:span text:style-name="T255">(apparent) </text:span>objective<text:bookmark-end text:name="__RefHeading__9648_594689397"/></text:p>
      <text:p text:style-name="P102"><draw:ellipse text:anchor-type="paragraph" draw:z-index="47" draw:style-name="gr4" draw:text-style-name="P233" svg:width="0.9823in" svg:height="0.798in" svg:x="6.3984in" svg:y="1.1882in"><text:p text:style-name="P233">1.9</text:p><text:p text:style-name="P233">Meet DL!</text:p></draw:ellipse><draw:custom-shape text:anchor-type="paragraph" draw:z-index="55" draw:style-name="gr8" svg:width="1.8071in" svg:height="2.7224in" svg:x="5.2575in" svg:y="2.1575in"><text:p>Normal relationship</text:p><text:p>No huge shifts</text:p><text:p>Lulu worries about her</text:p><text:p>Quest.</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54" draw:style-name="gr8" svg:width="1.8685in" svg:height="1.6717in" svg:x="3.6791in" svg:y="2.0126in"><text:p>They are estranged after</text:p><text:p>“Defining Quest,” but their</text:p><text:p>Similiarties and shared </text:p><text:p>Experiences bring them </text:p><text:p>Together.</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53" draw:style-name="gr8" svg:width="1.8071in" svg:height="2.7894in" svg:x="2.1618in" svg:y="2.1756in"><text:p>Rolan adopts Lulu as</text:p><text:p>A partner and gets </text:p><text:p>protective</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52" draw:style-name="gr8" svg:width="1.8071in" svg:height="1.5268in" svg:x="0.3984in" svg:y="2.1756in"><text:p>Serious</text:p><text:p>Lulu is brainwashing</text:p><text:p>Rolan</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51" draw:style-name="gr7" svg:width="0.5705in" svg:height="0.1224in" svg:x="5.9429in" svg:y="1.9425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0" draw:style-name="gr7" svg:width="0.5705in" svg:height="0.1224in" svg:x="4.302in" svg:y="1.9965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9" draw:style-name="gr7" svg:width="0.5705in" svg:height="0.1224in" svg:x="2.6618in" svg:y="1.9783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48" draw:style-name="gr7" svg:width="0.5705in" svg:height="0.1224in" svg:x="1.1091in" svg:y="1.9339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ellipse text:anchor-type="paragraph" draw:z-index="46" draw:style-name="gr4" draw:text-style-name="P233" svg:width="0.9823in" svg:height="0.798in" svg:x="4.8457in" svg:y="1.2146in"><text:p text:style-name="P233">1.7</text:p><text:p text:style-name="P233">Teamwork</text:p></draw:ellipse><draw:ellipse text:anchor-type="paragraph" draw:z-index="45" draw:style-name="gr4" draw:text-style-name="P233" svg:width="0.9831in" svg:height="0.8248in" svg:x="3.3193in" svg:y="1.2945in"><text:p text:style-name="P233">1.4 Negotiations</text:p><text:p text:style-name="P233">Serious</text:p></draw:ellipse><draw:ellipse text:anchor-type="paragraph" draw:z-index="44" draw:style-name="gr4" draw:text-style-name="P233" svg:width="1.0268in" svg:height="0.8953in" svg:x="1.6354in" svg:y="1.2055in"><text:p text:style-name="P233">1.3</text:p><text:p text:style-name="P233">Cenive</text:p><text:p text:style-name="P233">Fun &amp; Games</text:p></draw:ellipse><draw:rect text:anchor-type="paragraph" draw:z-index="43" draw:style-name="gr4" draw:text-style-name="P233" svg:width="1.4303in" svg:height="0.5531in" svg:x="-0.4437in" svg:y="1.461in"><text:p text:style-name="P233">1.1</text:p><text:p text:style-name="P233">All business</text:p></draw:rect><text:bookmark-start text:name="__RefHeading__9650_594689397"/>Romance Chart<text:bookmark-end text:name="__RefHeading__9650_594689397"/></text:p>
      <text:p text:style-name="P126"/>
      <text:p text:style-name="P126"/>
      <text:p text:style-name="P126"/>
      <text:p text:style-name="P126"><draw:custom-shape text:anchor-type="paragraph" draw:z-index="71" draw:style-name="gr7" svg:width="0.5705in" svg:height="0.1224in" svg:x="7.2665in" svg:y="0.1854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draw:custom-shape text:anchor-type="paragraph" draw:z-index="73" draw:style-name="gr8" svg:width="1.2843in" svg:height="0.937in" svg:x="6.3984in" svg:y="-0.102in"><text:p>Rolan's emotions</text:p><text:p>Are maxed out.</text:p><draw:enhanced-geometry svg:viewBox="0 0 21600 21600" draw:glue-points="10800 0 5400 10800 10800 21600 16200 10800" draw:text-areas="5400 10800 16200 21600" draw:type="flowchart-extract" draw:enhanced-path="M 10800 0 L 21600 21600 0 21600 10800 0 Z N"/></draw:custom-shape></text:p>
      <text:p text:style-name="P126"/>
      <text:p text:style-name="P126"/>
      <text:p text:style-name="P126"/>
      <text:p text:style-name="P126"/>
      <text:p text:style-name="P126"/>
      <text:p text:style-name="P126"/>
      <text:p text:style-name="P126"/>
      <text:p text:style-name="P126"/>
      <text:p text:style-name="P126"><draw:ellipse text:anchor-type="paragraph" draw:z-index="57" draw:style-name="gr4" draw:text-style-name="P233" svg:width="0.9823in" svg:height="0.798in" svg:x="2.9673in" svg:y="0.1909in"><text:p text:style-name="P233">2.9</text:p><text:p text:style-name="P233">Amulet Moment</text:p></draw:ellipse><draw:ellipse text:anchor-type="paragraph" draw:z-index="58" draw:style-name="gr4" draw:text-style-name="P233" svg:width="0.9823in" svg:height="0.798in" svg:x="1.6618in" svg:y="0.1819in"><text:p text:style-name="P233">2.7</text:p><text:p text:style-name="P233"><text:span text:style-name="T78">Lucius' Castle</text:span></text:p></draw:ellipse><draw:ellipse text:anchor-type="paragraph" draw:z-index="62" draw:style-name="gr4" draw:text-style-name="P233" svg:width="0.9823in" svg:height="0.798in" svg:x="4.4866in" svg:y="0.1819in"><text:p text:style-name="P233">2.11</text:p></draw:ellipse><draw:ellipse text:anchor-type="paragraph" draw:z-index="63" draw:style-name="gr4" draw:text-style-name="P233" svg:width="0.9823in" svg:height="0.798in" svg:x="6.0744in" svg:y="0.1591in"><text:p text:style-name="P233">2.13</text:p><text:p text:style-name="P233">Monolith</text:p></draw:ellipse></text:p>
      <text:p text:style-name="P126"><draw:ellipse text:anchor-type="paragraph" draw:z-index="56" draw:style-name="gr4" draw:text-style-name="P233" svg:width="0.9823in" svg:height="0.798in" svg:x="0.1264in" svg:y="-0.098in"><text:p text:style-name="P233">1.12</text:p><text:p text:style-name="P233">Betrayal</text:p></draw:ellipse><draw:custom-shape text:anchor-type="paragraph" draw:z-index="67" draw:style-name="gr7" svg:width="0.5705in" svg:height="0.1224in" svg:x="1.1083in" svg:y="0.0937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8" draw:style-name="gr7" svg:width="0.5705in" svg:height="0.1224in" svg:x="2.5299in" svg:y="0.0756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69" draw:style-name="gr7" svg:width="0.5705in" svg:height="0.1224in" svg:x="3.9492in" svg:y="0.0319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0" draw:style-name="gr7" svg:width="0.5705in" svg:height="0.1224in" svg:x="5.5043in" svg:y="0.0583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72" draw:style-name="gr7" svg:width="0.5705in" svg:height="0.1224in" svg:x="-0.4965in" svg:y="0.1209in"><text:p/><draw:enhanced-geometry svg:viewBox="0 0 21600 21600" draw:text-areas="0 ?f0 ?f5 ?f2" draw:type="right-arrow" draw:modifiers="14951.8248175182 108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126"><draw:custom-shape text:anchor-type="paragraph" draw:z-index="61" draw:style-name="gr8" svg:width="1.7894in" svg:height="1.6106in" svg:x="2.5217in" svg:y="0.1673in"><text:p>Both are realizing</text:p><text:p>That mistakes were made...</text:p><text:p>Questioning the present.</text:p><text:p>[where Rolan thinks </text:p><text:p>About what would have clearly</text:p><text:p>Happened for Lulu to get </text:p><text:p>Prego...]</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4" draw:style-name="gr8" svg:width="1.8071in" svg:height="2.8303in" svg:x="4.0134in" svg:y="0.1673in"><text:p>Rolan deals with his past.</text:p><text:p>Forgives Lulu, and wants</text:p><text:p>To move forward.</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6" draw:style-name="gr8" svg:width="1.8071in" svg:height="1.5268in" svg:x="4.8717in" svg:y="-0.0256in"><text:p>Lulu is focused on redeeming</text:p><text:p>Herself with her father and </text:p><text:p>Wants to cut Rolan out.</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5" draw:style-name="gr8" svg:width="1.8071in" svg:height="2.8571in" svg:x="5.9071in" svg:y="0.1673in"><text:p>Lulu is deserted by the</text:p><text:p>DL. Rolan and Lulu</text:p><text:p>Except reality.</text:p><draw:enhanced-geometry svg:viewBox="0 0 21600 21600" draw:glue-points="10800 0 5400 10800 10800 21600 16200 10800" draw:text-areas="5400 10800 16200 21600" draw:type="flowchart-extract" draw:enhanced-path="M 10800 0 L 21600 21600 0 21600 10800 0 Z N"/></draw:custom-shape><draw:custom-shape text:anchor-type="paragraph" draw:z-index="60" draw:style-name="gr8" draw:text-style-name="P237" svg:width="2.6067in" svg:height="3.1433in" svg:x="0.4598in" svg:y="0.0945in"><text:p><text:span text:style-name="T262">Both are having their</text:span></text:p><text:p><text:span text:style-name="T262">Own troubles. Rolan </text:span></text:p><text:p><text:span text:style-name="T262">Feel extremely angry, and </text:span></text:p><text:p><text:span text:style-name="T262">Lulu is dealing with her</text:span></text:p><text:p><text:span text:style-name="T262">“</text:span><text:span text:style-name="T262">father” slowly rejecting her.</text:span></text:p><text:p><text:span text:style-name="T262">Stand-off. Neither want to be</text:span></text:p><text:p><text:span text:style-name="T262">Weak or hurt.</text:span></text:p><draw:enhanced-geometry svg:viewBox="0 0 21600 21600" draw:glue-points="10800 0 5400 10800 10800 21600 16200 10800" draw:text-areas="5400 10800 16200 21600" draw:type="flowchart-extract" draw:enhanced-path="M 10800 0 L 21600 21600 0 21600 10800 0 Z N"/></draw:custom-shape></text:p>
      <text:p text:style-name="P126"><draw:custom-shape text:anchor-type="paragraph" draw:z-index="59" draw:style-name="gr8" svg:width="1.8071in" svg:height="1.3067in" svg:x="-0.6189in" svg:y="-0.028in"><text:p>Rolan is focused on his</text:p><text:p>Quest, and Lulu is back</text:p><text:p>To brainwashing Rolan.</text:p><text:p>Fake.</text:p><draw:enhanced-geometry svg:viewBox="0 0 21600 21600" draw:glue-points="10800 0 5400 10800 10800 21600 16200 10800" draw:text-areas="5400 10800 16200 21600" draw:type="flowchart-extract" draw:enhanced-path="M 10800 0 L 21600 21600 0 21600 10800 0 Z N"/></draw:custom-shape></text:p>
      <text:p text:style-name="P126"/>
      <text:p text:style-name="P126"/>
      <text:p text:style-name="P106"><text:bookmark-start text:name="__RefHeading__9652_594689397"/>Players Knowledge of <text:span text:style-name="T249">History/Politics/etc.</text:span><text:bookmark-end text:name="__RefHeading__9652_594689397"/></text:p>
      <text:p text:style-name="P127"/>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97">1.1</text:p>
          </table:table-cell>
          <table:table-cell table:style-name="Table2.A1" office:value-type="string">
            <text:p text:style-name="P101">Someone is attacking towns.</text:p>
          </table:table-cell>
          <table:table-cell table:style-name="Table2.A1" office:value-type="string">
            <text:p text:style-name="Table_20_Contents"/>
          </table:table-cell>
          <table:table-cell table:style-name="Table2.D1" office:value-type="string">
            <text:p text:style-name="Table_20_Contents"/>
          </table:table-cell>
        </table:table-row>
        <table:table-row>
          <table:table-cell table:style-name="Table2.A2" office:value-type="string">
            <text:p text:style-name="P97">1.2</text:p>
          </table:table-cell>
          <table:table-cell table:style-name="Table2.A2" office:value-type="string">
            <text:p text:style-name="P97">Crystals exist and contain special powers that are not wholly understood</text:p>
          </table:table-cell>
          <table:table-cell table:style-name="Table2.A2" office:value-type="string">
            <text:p text:style-name="P97">Lord Sangria of the East is aggressive <text:span text:style-name="T253">and attacked Rolan's town.</text:span></text:p>
          </table:table-cell>
          <table:table-cell table:style-name="Table2.D2" office:value-type="string">
            <text:p text:style-name="P97"/>
          </table:table-cell>
        </table:table-row>
        <table:table-row>
          <table:table-cell table:style-name="Table2.A2" office:value-type="string">
            <text:p text:style-name="P97">1.3</text:p>
          </table:table-cell>
          <table:table-cell table:style-name="Table2.A2" office:value-type="string">
            <text:p text:style-name="P97">Sprout: The West has a dark secret, and it relates to the crystals</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97">1.5</text:p>
          </table:table-cell>
          <table:table-cell table:style-name="Table2.A2" office:value-type="string">
            <text:p text:style-name="P98">Librarians and historians have knowledge of crystals.</text:p>
          </table:table-cell>
          <table:table-cell table:style-name="Table2.A2" office:value-type="string">
            <text:p text:style-name="P98">Matron and Outsider story. History of crystals and shards.</text:p>
          </table:table-cell>
          <table:table-cell table:style-name="Table2.D2" office:value-type="string">
            <text:p text:style-name="P98">Why would someone be collecting crystal shards?</text:p>
          </table:table-cell>
        </table:table-row>
        <table:table-row>
          <table:table-cell table:style-name="Table2.A2" office:value-type="string">
            <text:p text:style-name="P98">1.7</text:p>
          </table:table-cell>
          <table:table-cell table:style-name="Table2.A2" office:value-type="string">
            <text:p text:style-name="P98">Prometheus' Fire</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98">1.8</text:p>
          </table:table-cell>
          <table:table-cell table:style-name="Table2.A2" office:value-type="string">
            <text:p text:style-name="P98">Hammer's history</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98">1.9</text:p>
          </table:table-cell>
          <table:table-cell table:style-name="Table2.A2" office:value-type="string">
            <text:p text:style-name="P98">DL wants Pure Crystal</text:p>
          </table:table-cell>
          <table:table-cell table:style-name="Table2.A2" office:value-type="string">
            <text:p text:style-name="P99">Alliance is forming to stop the west.</text:p>
          </table:table-cell>
          <table:table-cell table:style-name="Table2.D2" office:value-type="string">
            <text:p text:style-name="P98"/>
          </table:table-cell>
        </table:table-row>
        <table:table-row>
          <table:table-cell table:style-name="Table2.A2" office:value-type="string">
            <text:p text:style-name="P98">1.10</text:p>
          </table:table-cell>
          <table:table-cell table:style-name="Table2.A2" office:value-type="string">
            <text:p text:style-name="P100">Sprout: The West definitely has a secret that is controlling their leaders.</text:p>
          </table:table-cell>
          <table:table-cell table:style-name="Table2.A2" office:value-type="string">
            <text:p text:style-name="P100">Pure Crystal has unparalleled power</text:p>
          </table:table-cell>
          <table:table-cell table:style-name="Table2.D2" office:value-type="string">
            <text:p text:style-name="P100"/>
          </table:table-cell>
        </table:table-row>
        <table:table-row>
          <table:table-cell table:style-name="Table2.A2" office:value-type="string">
            <text:p text:style-name="P100">1.11</text:p>
          </table:table-cell>
          <table:table-cell table:style-name="Table2.A2" office:value-type="string">
            <text:p text:style-name="P100">Malekev's existence and story</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00">1.12</text:p>
          </table:table-cell>
          <table:table-cell table:style-name="Table2.A2" office:value-type="string">
            <text:p text:style-name="P100">DL wants a new world, something to do with an ancient power</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00">2.2</text:p>
          </table:table-cell>
          <table:table-cell table:style-name="Table2.A2" office:value-type="string">
            <text:p text:style-name="P100">DL is searching for info on the Monolith</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00">2.7</text:p>
          </table:table-cell>
          <table:table-cell table:style-name="Table2.A2" office:value-type="string">
            <text:p text:style-name="P100">DL is disappointed that the crystal is fake</text:p>
          </table:table-cell>
          <table:table-cell table:style-name="Table2.A2" office:value-type="string">
            <text:p text:style-name="P100">DL has found the Monolith</text:p>
          </table:table-cell>
          <table:table-cell table:style-name="Table2.D2" office:value-type="string">
            <text:p text:style-name="Table_20_Contents"/>
          </table:table-cell>
        </table:table-row>
        <table:table-row>
          <table:table-cell table:style-name="Table2.A2" office:value-type="string">
            <text:p text:style-name="P100">2.10</text:p>
          </table:table-cell>
          <table:table-cell table:style-name="Table2.A2" office:value-type="string">
            <text:p text:style-name="P100">Monolith is located in South</text:p>
          </table:table-cell>
          <table:table-cell table:style-name="Table2.A2" office:value-type="string">
            <text:p text:style-name="Table_20_Contents"/>
          </table:table-cell>
          <table:table-cell table:style-name="Table2.D2" office:value-type="string">
            <text:p text:style-name="Table_20_Contents"/>
          </table:table-cell>
        </table:table-row>
        <table:table-row>
          <table:table-cell table:style-name="Table2.A2" office:value-type="string">
            <text:p text:style-name="P100">2.13</text:p>
          </table:table-cell>
          <table:table-cell table:style-name="Table2.A2" office:value-type="string">
            <text:p text:style-name="P100">DL plans to awaken Outsider</text:p>
          </table:table-cell>
          <table:table-cell table:style-name="Table2.A2" office:value-type="string">
            <text:p text:style-name="P100"/>
          </table:table-cell>
          <table:table-cell table:style-name="Table2.D2" office:value-type="string">
            <text:p text:style-name="Table_20_Contents"/>
          </table:table-cell>
        </table:table-row>
      </table:table>
      <text:p text:style-name="P127"/>
      <text:p text:style-name="P102"><text:bookmark-start text:name="__RefHeading__9654_594689397"/>Major Players Timeline<text:span text:style-name="T216">s</text:span><text:bookmark-end text:name="__RefHeading__9654_594689397"/></text:p>
      <text:p text:style-name="P76"/>
      <table:table table:name="Table1" table:style-name="Table1">
        <table:table-column table:style-name="Table1.A" table:number-columns-repeated="3"/>
        <table:table-column table:style-name="Table1.D"/>
        <table:table-row>
          <table:table-cell table:style-name="Table1.A1" office:value-type="string">
            <text:p text:style-name="P84">Dark Lord</text:p>
          </table:table-cell>
          <table:table-cell table:style-name="Table1.A1" office:value-type="string">
            <text:p text:style-name="P84">Aksel</text:p>
          </table:table-cell>
          <table:table-cell table:style-name="Table1.A1" office:value-type="string">
            <text:p text:style-name="P84">Malekev / <text:span text:style-name="T207">Sprout</text:span></text:p>
          </table:table-cell>
          <table:table-cell table:style-name="Table1.D1" office:value-type="string">
            <text:p text:style-name="P84">Emil</text:p>
          </table:table-cell>
        </table:table-row>
        <table:table-row>
          <table:table-cell table:style-name="Table1.A2" office:value-type="string">
            <text:p text:style-name="P95">1.<text:span text:style-name="T253">2</text:span> The DL is <text:span text:style-name="T253">looking for crystals</text:span></text:p>
          </table:table-cell>
          <table:table-cell table:style-name="Table1.A2" office:value-type="string">
            <text:p text:style-name="P87">1.7 Aksel represents misdirected drive. It scares the bejesus out of Rolan. He is strangely charming.</text:p>
          </table:table-cell>
          <table:table-cell table:style-name="Table1.A2" office:value-type="string">
            <text:p text:style-name="P88">1.3 Sprout in Cenive</text:p>
          </table:table-cell>
          <table:table-cell table:style-name="Table1.D2" office:value-type="string">
            <text:p text:style-name="P91">1.7 mentioned by Aksel</text:p>
          </table:table-cell>
        </table:table-row>
        <table:table-row>
          <table:table-cell table:style-name="Table1.A2" office:value-type="string">
            <text:p text:style-name="P85"/>
          </table:table-cell>
          <table:table-cell table:style-name="Table1.A2" office:value-type="string">
            <text:p text:style-name="P87">1.11 Aksel shows that he means business <text:span text:style-name="T207">in the West. He is focused on his mission. (Chance 1)</text:span></text:p>
          </table:table-cell>
          <table:table-cell table:style-name="Table1.A2" office:value-type="string">
            <text:p text:style-name="P88">1.<text:span text:style-name="T254">10</text:span> Sprout <text:span text:style-name="T254">at the Spire</text:span></text:p>
          </table:table-cell>
          <table:table-cell table:style-name="Table1.D2" office:value-type="string">
            <text:p text:style-name="P91"/>
          </table:table-cell>
        </table:table-row>
        <table:table-row>
          <table:table-cell table:style-name="Table1.A2" office:value-type="string">
            <text:p text:style-name="P86">1.12 The Reveal. <text:span text:style-name="T215">The entire world now knows he is the real bad guy. He talks about a new world and new ruler.</text:span></text:p>
          </table:table-cell>
          <table:table-cell table:style-name="Table1.A2" office:value-type="string">
            <text:p text:style-name="P96"/>
          </table:table-cell>
          <table:table-cell table:style-name="Table1.A2" office:value-type="string">
            <text:p text:style-name="P88">1.11 Sprout in the West (final before disappearing)</text:p>
          </table:table-cell>
          <table:table-cell table:style-name="Table1.D2" office:value-type="string">
            <text:p text:style-name="P91"/>
          </table:table-cell>
        </table:table-row>
        <table:table-row>
          <table:table-cell table:style-name="Table1.A2" office:value-type="string">
            <text:p text:style-name="P94">2.3 Rebels discuss Lucius' plans. You are certain he is plotting world domination.</text:p>
          </table:table-cell>
          <table:table-cell table:style-name="Table1.A2" office:value-type="string">
            <text:p text:style-name="P88"/>
          </table:table-cell>
          <table:table-cell table:style-name="Table1.A2" office:value-type="string">
            <text:p text:style-name="P90">1.11/12 Malekev revealed</text:p>
          </table:table-cell>
          <table:table-cell table:style-name="Table1.D2" office:value-type="string">
            <text:p text:style-name="P92"/>
          </table:table-cell>
        </table:table-row>
        <table:table-row>
          <table:table-cell table:style-name="Table1.A2" office:value-type="string">
            <text:p text:style-name="P94">2.5 You relay what the sages said about the monolith. You are certain he wants <text:span text:style-name="T256">something</text:span> from inside.</text:p>
          </table:table-cell>
          <table:table-cell table:style-name="Table1.A2" office:value-type="string">
            <text:p text:style-name="P89">2.6 In the East, Aksel is still on his mission. He tries to <text:span text:style-name="T212">practically</text:span> <text:span text:style-name="T78">enlist</text:span><text:span text:style-name="T1"> you. </text:span><text:span text:style-name="T39">(</text:span><text:span text:style-name="T49">Chance</text:span><text:span text:style-name="T39"> 2)</text:span></text:p>
          </table:table-cell>
          <table:table-cell table:style-name="Table1.A2" office:value-type="string">
            <text:p text:style-name="P88"/>
          </table:table-cell>
          <table:table-cell table:style-name="Table1.D2" office:value-type="string">
            <text:p text:style-name="P92">2.9 Greets you and Beerstadt</text:p>
          </table:table-cell>
        </table:table-row>
        <table:table-row>
          <table:table-cell table:style-name="Table1.A2" office:value-type="string">
            <text:p text:style-name="P86">2.7 <text:span text:style-name="T242">Y</text:span>ou witness an exchange between <text:span text:style-name="T242">DL and Lulu</text:span> that shows their relationship and history. He is less calm and cool than before. <text:span text:style-name="T212">It is hard to say who we hate more at this point...</text:span></text:p>
          </table:table-cell>
          <table:table-cell table:style-name="Table1.A2" office:value-type="string">
            <text:p text:style-name="P88">2.10 <text:span text:style-name="T214">Aksel is roaming with his men around the South looking for clues</text:span> <text:span text:style-name="T214">(Chance 3)</text:span></text:p>
          </table:table-cell>
          <table:table-cell table:style-name="Table1.A2" office:value-type="string">
            <text:p text:style-name="P88"/>
          </table:table-cell>
          <table:table-cell table:style-name="Table1.D2" office:value-type="string">
            <text:p text:style-name="P92">2.10 You can talk to him and learn about his past and also some politics</text:p>
          </table:table-cell>
        </table:table-row>
        <table:table-row>
          <table:table-cell table:style-name="Table1.A2" office:value-type="string">
            <text:p text:style-name="P86">2.13 Monolith. He is kind of losing it—<text:span text:style-name="T212">in a very human way. Crazed, not evil</text:span></text:p>
          </table:table-cell>
          <table:table-cell table:style-name="Table1.A2" office:value-type="string">
            <text:p text:style-name="P88">2.12. Aksel &amp; Emil: the results of being violent</text:p>
          </table:table-cell>
          <table:table-cell table:style-name="Table1.A2" office:value-type="string">
            <text:p text:style-name="P91">2.10 If you talk to the rebels, some will discus why the DL hated Malekv</text:p>
          </table:table-cell>
          <table:table-cell table:style-name="Table1.D2" office:value-type="string">
            <text:p text:style-name="P92"><text:span text:style-name="T227">2</text:span>.12 If the player pursue Aksel's story, Emil will come share his final words with Aksel.</text:p>
            <text:p text:style-name="P92"/>
            <text:p text:style-name="P93">Emil &amp; Aksel:</text:p>
            <text:p text:style-name="P93">Opportunity for change</text:p>
          </table:table-cell>
        </table:table-row>
      </table:table>
      <text:p text:style-name="Title"><text:bookmark-start text:name="__RefHeading__9656_594689397"/><text:soft-page-break/>Rolan's Story<text:bookmark-end text:name="__RefHeading__9656_594689397"/></text:p>
      <text:p text:style-name="P77">Emotional progression, as well as what traits are expressed and how the audience will perceive him</text:p>
      <text:p text:style-name="P75"/>
      <text:p text:style-name="P75">* <text:span text:style-name="T197"><text:s/>note for self...apparently Rolan has an anger problem. He is a bit like Anakin Skywalker, but less evil and with more insecurity</text:span></text:p>
      <text:p text:style-name="P16"/>
      <text:list xml:id="list134526945163351" text:continue-list="list134526812170242" text:style-name="L106">
        <text:list-item text:start-value="1">
          <text:p text:style-name="P147">Introduction: Village, Rolan, Story</text:p>
          <text:p text:style-name="P162"><text:span text:style-name="T119">Happy</text:span> </text:p>
          <text:p text:style-name="P162">→ devastated. An emotional wall exists. Is totally broken when he wakes up to Lulu. Barely sees her</text:p>
        </text:list-item>
        <text:list-item>
          <text:p text:style-name="P147">Desert Adventure (South, Bredon)</text:p>
          <text:p text:style-name="P162">Total zombie on first day. Doesn't know where he is</text:p>
          <text:p text:style-name="P162">→receives “quest,” and is <text:span text:style-name="T119">a new person</text:span>. Excited, prideful, <text:span text:style-name="T192">asks Lulu if she wants to join, ready to be a hero. Until otherwise noted, Rolan covers his problems with jokes and good humor. The more stressful the situation, the more he deflects.</text:span></text:p>
        </text:list-item>
        <text:list-item>
          <text:p text:style-name="P147">Cenive</text:p>
          <text:p text:style-name="P224"><text:span text:style-name="T195">H</text:span>e is attached to Lulu and respects her like a friend or sister. Wants what is good for her. Very comfortable</text:p>
        </text:list-item>
        <text:list-item>
          <text:p text:style-name="P153">Negotiations</text:p>
          <text:p text:style-name="P164">Rolan comes to Lulu's aid when she is threatened by the Harvest Lords, but it is unclear why. <text:span text:style-name="T201">There is clearly some </text:span><text:span text:style-name="T123">tension with Lulu.</text:span> <text:span text:style-name="T191">→</text:span>He comes off as very strong, without being overly focused on Lulu. The Defining quest results in <text:span text:style-name="T201">the</text:span><text:span text:style-name="T168"> first stand-off</text:span><text:span text:style-name="T201"> between the two characters, and also </text:span>one of two narratives:</text:p>
          <text:p text:style-name="P164">Ruthlessly determined, loyal and focused <text:span text:style-name="T191">→ </text:span>shrugs off Lulu's insults</text:p>
          <text:p text:style-name="P164">Too kind and forgiving <text:span text:style-name="T191">→ </text:span>tries to refocus on quest</text:p>
        </text:list-item>
        <text:list-item>
          <text:p text:style-name="P153">Western Detour</text:p>
          <text:p text:style-name="P164">cold and tense, combined with prideful</text:p>
          <text:p text:style-name="P163">→<text:span text:style-name="T192">Neither are ready to forgive (similarity)</text:span></text:p>
        </text:list-item>
        <text:list-item>
          <text:p text:style-name="P153">Eastern Detour</text:p>
          <text:p text:style-name="P165">focused on outcome, intelligent, <text:span text:style-name="T193">surprisingly driven</text:span></text:p>
        </text:list-item>
      </text:list>
      <text:list xml:id="list553321376300752033" text:style-name="L110">
        <text:list-item>
          <text:list>
            <text:list-item>
              <text:p text:style-name="P225">paints himself <text:span text:style-name="T216">(and Lulu)</text:span> as hero<text:span text:style-name="T216">es</text:span></text:p>
            </text:list-item>
            <text:list-item>
              <text:p text:style-name="P226">desire to help the weak as penance for his <text:span text:style-name="T119">guilt</text:span></text:p>
            </text:list-item>
            <text:list-item>
              <text:p text:style-name="P227">→ both are bad at “high society” and blending in → shared moments</text:p>
            </text:list-item>
          </text:list>
        </text:list-item>
      </text:list>
      <text:list xml:id="list134526951157998" text:continue-list="list134526945163351" text:style-name="L106">
        <text:list-item>
          <text:p text:style-name="P153">Northern Travels</text:p>
        </text:list-item>
      </text:list>
      <text:p text:style-name="P19"><text:tab/><text:span text:style-name="T194">sees self in Aksel → becomes more </text:span><text:span text:style-name="T124">self-aware</text:span><text:span text:style-name="T194">,</text:span><text:span text:style-name="T124"> </text:span><text:span text:style-name="T169">and</text:span><text:span text:style-name="T124"> cautious</text:span></text:p>
      <text:p text:style-name="P19"><text:tab/><text:span text:style-name="T194">instinct comes out when under attack: protect partner</text:span></text:p>
      <text:list xml:id="list134526952174358" text:continue-numbering="true" text:style-name="L106">
        <text:list-item>
          <text:p text:style-name="P158">Amneciac Smith</text:p>
          <text:p text:style-name="P166">kind and understanding</text:p>
          <text:p text:style-name="P166">doesn't want to be like Aksel</text:p>
          <text:p text:style-name="P166">feels a sense of fear and self-distrust because of Aksel's actions. Wonders how someone could betray their own people. Rolan continues to try to be positive and help others in order to avoid thinking too much about it. </text:p>
        </text:list-item>
        <text:list-item>
          <text:p text:style-name="P158"><text:s/>Air Temple</text:p>
          <text:p text:style-name="P167">Recognizes the DL as real enemy: new, almost brutal and blinding focus</text:p>
        </text:list-item>
        <text:list-item>
          <text:p text:style-name="P168">Spir<text:span text:style-name="T191">e</text:span></text:p>
          <text:p text:style-name="P171">faith that good will succeed</text:p>
          <text:p text:style-name="P171"><text:soft-page-break/><text:span text:style-name="T164">places a lot of faith and hope in Lulu,</text:span> and tells her this briefly (a smart player may begin to wonder if <text:span text:style-name="T78">Lulu</text:span> is <text:span text:style-name="T217">going to die or be kidnapped</text:span>, because she is such an important role) </text:p>
          <text:p text:style-name="P145">→ <text:span text:style-name="T196">Lulu's past makes Rolan more pliable. He grows into a very understanding person: sometimes people make mistakes. He is thrown off by her coolness, but becomes very protective very quickly.</text:span></text:p>
        </text:list-item>
        <text:list-item>
          <text:p text:style-name="P168">Showdown at the Western Kingdom</text:p>
          <text:p text:style-name="P172">Is attached by the hip to Lulu. Perfect Teamwork.</text:p>
          <text:p text:style-name="P172">A bit of humor returns, as they become comfortable and confident.</text:p>
        </text:list-item>
        <text:list-item>
          <text:p text:style-name="P199">Malekev's Lair</text:p>
          <text:p text:style-name="P207">confusion and disbelief turn into the same <text:span text:style-name="T125">total </text:span><text:span text:style-name="T119">loss-for-words</text:span> that Rolan experiences at the beginning of the story.</text:p>
        </text:list-item>
      </text:list>
      <text:p text:style-name="P60">Part 2</text:p>
      <text:p text:style-name="P23"/>
      <text:p text:style-name="P23">I. The Treasure Hunters <text:span text:style-name="T145">(Oakes &amp; co.)</text:span></text:p>
      <text:p text:style-name="P23"><text:tab/><text:span text:style-name="T197">Similar to 1.1</text:span></text:p>
      <text:p text:style-name="P51"><text:tab/>bitter, skeptical</text:p>
      <text:p text:style-name="P51"><text:tab/>moments of pride, but not active (very passive)</text:p>
      <text:p text:style-name="P51"><text:tab/>→<text:span text:style-name="T119"> tries to pump self up</text:span>, but is constantly pulled back by insecurity and pessimism</text:p>
      <text:p text:style-name="P51"><text:tab/>word of family → glimmer of hope and curiosity</text:p>
      <text:p text:style-name="P23">II. <text:span text:style-name="T147">Rescue villagers from being assaulted</text:span></text:p>
      <text:p text:style-name="P23"><text:tab/><text:span text:style-name="T197">directs sadness and rage at Lulu (she = displacement for guilt)</text:span></text:p>
      <text:p text:style-name="P23"><text:tab/><text:span text:style-name="T197">the whole situation is awkward and tenuous</text:span></text:p>
      <text:p text:style-name="P23">III. Rolan joins the rebels</text:p>
      <text:p text:style-name="P23"><text:tab/><text:span text:style-name="T197">slight hope at righting his wrongs by helping the rebels (not focused on his actions alone. <text:tab/>Still insecure). </text:span><text:span text:style-name="T126">Humor returns</text:span><text:span text:style-name="T197"> and he puts on a mask (mostly because of the fact this is a <text:tab/>game, and he can't be too mopey for the entire second half)</text:span></text:p>
      <text:p text:style-name="P23">IV. The 4 Trials</text:p>
      <text:p text:style-name="P23"><text:tab/><text:span text:style-name="T197">Rolan is driven and curious to find this mysterious person.</text:span></text:p>
      <text:p text:style-name="P23"><text:tab/>→<text:span text:style-name="T197"> meets his mother and responds with </text:span><text:span text:style-name="T126">anger</text:span><text:span text:style-name="T197">. He has not grown as a person enough to <text:tab/>accept this moment. However, it is very understandable. </text:span><text:span text:style-name="T126">Rolan rejects her, and rejects accepting reality.</text:span><text:span text:style-name="T197"> If he works hard enough, he can save the world and get rid of his guilt. Focuses on duty.</text:span></text:p>
      <text:p text:style-name="P23">V. Return to the Rebels</text:p>
      <text:p text:style-name="P23"><text:tab/><text:span text:style-name="T198">Forced focus. Driven.</text:span></text:p>
      <text:p text:style-name="P23">VI. <text:span text:style-name="T144">Quest for the 5 Generals names/ Beerstadt</text:span></text:p>
      <text:p text:style-name="P121">“<text:span text:style-name="T199">Happy face.” A bit stand-offish, tries to play like a mercenary, but it's his country charm that wins people over. Being himself makes the quests easier, and almost enjoyable. He starts to <text:tab/>come </text:span><text:span text:style-name="T127">out of his shell</text:span><text:span text:style-name="T199"> in a new way, and his false humor becomes the most </text:span><text:span text:style-name="T127">genuine</text:span><text:span text:style-name="T199"> yet. Friendship and openness. Rolan and Beerstadt are new breed for this story. It's the first time we get to see Rolan with dudes. He is much more chill, friendly and comfortable. He is quickly won over. They work well together. </text:span></text:p>
      <text:p text:style-name="P23">VII. <text:span text:style-name="T78">Lu</text:span><text:span text:style-name="T83">cius's Castle</text:span></text:p>
      <text:p text:style-name="P123"><text:span text:style-name="T46">When he sees Lucius and Lulu, he doesn't feel pity for Lulu; he feels </text:span><text:span text:style-name="T70">anger</text:span><text:span text:style-name="T46">. He sees her as a backstabber (obviously...). She is in a vulnerable state when she first steps into the light, and he attacks her verbally. He let's it out. This is </text:span><text:span text:style-name="T70">their b</text:span><text:span text:style-name="T71">ig stand-off</text:span><text:span text:style-name="T46"> and they both want to come out on top. He is not bothered by being thrown in a cell, and continues to berate her. This is not weakness or sadness.</text:span></text:p>
      <text:p text:style-name="P29">VIII. Fight the 5 Generals</text:p>
      <text:p text:style-name="P122"><text:soft-page-break/>This is the butt-slapping. Rolan's refusal is not so much related to Lulu as to the topic in general. When Beerstadt brings up that Rolan must have a special “lady friend” Rolan gets angry and responds by completing the task. He is adamant that there are no lady friends in his life, and yells at Beerstadt, who then calms him down. Rolan surprises himself with how happy he is to fight alongside Beerstadt. However, their friendly relationship turns into a <text:span text:style-name="T119">serious</text:span> conversation. Rolan passes out rambling about women. When he wakes up, he examines the amulet. He is sad, not simply because Lulu is gone, but because he was betrayed. He feels very lonely. Beerstadt and Emil's friendship makes him a bit jealous, but he enjoys them both.</text:p>
      <text:p text:style-name="P29"><text:span text:style-name="T146">IX</text:span>. Return to rebel base</text:p>
      <text:p text:style-name="P29"><text:tab/><text:span text:style-name="T224">Rolan is all business, and a little broken. The </text:span><text:span text:style-name="T132">story of his hometown arises</text:span><text:span text:style-name="T224">, and he begins to relive it all.</text:span></text:p>
      <text:p text:style-name="P29">X. Final freedom</text:p>
      <text:p text:style-name="P116"><text:span text:style-name="T224">He </text:span><text:span text:style-name="T132">focuses</text:span><text:span text:style-name="T224"> on helping others and tries to right all of the wrongs in his life through this penance. He fills his mind with information about the political state, etc. As it goes on, he starts to get very moody.</text:span></text:p>
      <text:p text:style-name="P29">X<text:span text:style-name="T146">I</text:span>. <text:span text:style-name="T78">Nightmare Dungeon</text:span></text:p>
      <text:p text:style-name="P118">Rolan is a mess. He is totally lost in a fog.</text:p>
      <text:p text:style-name="P29">X<text:span text:style-name="T146">I</text:span>I. Battle with Aksel &amp; his men</text:p>
      <text:p text:style-name="P29"><text:tab/><text:span text:style-name="T225">With a newfound conviction, Rolan is more than happy to confront Aksel, and he is also ready to do anything to stop the DL. He is fueled by adrenaline.</text:span></text:p>
      <text:p text:style-name="P29">XI<text:span text:style-name="T146">I</text:span>I. <text:span text:style-name="T84">The Monolith</text:span></text:p>
      <text:p text:style-name="P116"><text:span text:style-name="T47">When Rolan comes to face Lulu, he wants to talk, but also to get her out of his way. He is not here to waste time, but wants answers. He is trying to align with the</text:span><text:span text:style-name="T72"> greater-good a</text:span><text:span text:style-name="T47">nd push his own problems aside (which he effectively does).</text:span></text:p>
      <text:p text:style-name="P71">XI<text:span text:style-name="T146">V</text:span>. Prologue: Lulu &amp; Rolan's mother</text:p>
      <text:p text:style-name="P71"><text:tab/><text:tab/><text:span text:style-name="T225">Rolan be dead, bro. Dead people don't feel.</text:span></text:p>
      <text:list xml:id="list134526966177477" text:continue-numbering="true" text:style-name="L106">
        <text:list-header>
          <text:p text:style-name="P130"><text:bookmark-start text:name="__RefHeading__9658_594689397"/>Lulu's Story<text:bookmark-end text:name="__RefHeading__9658_594689397"/></text:p>
          <text:p text:style-name="P210">Emotional progression, as well as what traits are expressed and how the audience will perceive her</text:p>
          <text:p text:style-name="P211">Lulu is very much a mature, woman character, rather than a kid. She puts on her “adult” pants and does what has to be done. She is a “greater good” type character, and feels no remorse when she betrays Rolan. Her intentions are to save the world, and she spares Rolan. In the end, she likely is not looking too far into the future. In her head, she will still see Rolan again. Only when he actually dies does she realize he, too, can disappear. It's a combination of spy vs. spy (where she assumes he will always be there to throw something back at her), and “you don't know what you got till it's gone.” <text:span text:style-name="T220">She is not a typical “girl,” that thinks about her words and how others perceive her. She speaks her mind, even in the worst situations, without realizing it may be trouble.</text:span></text:p>
          <text:p text:style-name="P211"/>
        </text:list-header>
        <text:list-item text:start-value="1">
          <text:p text:style-name="P148">Introduction: Village, Rolan, Story</text:p>
          <text:list>
            <text:list-item>
              <text:p text:style-name="P173">Focused, <text:span text:style-name="T119">brainwashed</text:span> and happy to be doing the DL's bidding</text:p>
            </text:list-item>
          </text:list>
        </text:list-item>
        <text:list-item>
          <text:p text:style-name="P148">Desert Adventure (South, Bredon)</text:p>
          <text:list>
            <text:list-item>
              <text:p text:style-name="P173">Playing Rolan, comes off as very serious and mysterious</text:p>
            </text:list-item>
          </text:list>
        </text:list-item>
        <text:list-item>
          <text:p text:style-name="P148">Cenive</text:p>
        </text:list-item>
      </text:list>
      <text:list xml:id="list1133869219082718383" text:style-name="L111">
        <text:list-item>
          <text:list>
            <text:list-item>
              <text:p text:style-name="P174">Begins to have fun, and show she is a normal person. → they begin to look <text:span text:style-name="T119">similar</text:span> and equally outcast/alone →she snaps back to serious when they begin to talk, though not as cold as before</text:p>
            </text:list-item>
          </text:list>
        </text:list-item>
      </text:list>
      <text:list xml:id="list134526969163503" text:continue-list="list134526966177477" text:style-name="L106">
        <text:list-item>
          <text:p text:style-name="P154">Negotiations</text:p>
        </text:list-item>
      </text:list>
      <text:list xml:id="list4161488390820528005" text:style-name="L112">
        <text:list-item>
          <text:list>
            <text:list-item>
              <text:p text:style-name="P175">BLUNT. TEMPER. Anger problems →gets in over her head. She does not back down or show weakness, but is clearly outnumbered. As her jaw is clenched and she is quietly hoping the harvest lords back down, Rolan steps in and helps her. She both recognizes that Rolan is a special person, but also puts up a <text:span text:style-name="T119">wall</text:span>. This is all done out of self-preservation rather than any weakness or fear. She does not “oh my gosh, I can't,” and shut down. She is smart and mature.</text:p>
            </text:list-item>
          </text:list>
        </text:list-item>
      </text:list>
      <text:list xml:id="list134526969172927" text:continue-list="list134526969163503" text:style-name="L106">
        <text:list-item>
          <text:p text:style-name="P154">Western Detour</text:p>
          <text:list>
            <text:list-item>
              <text:p text:style-name="P176">soldlierly, and not ready to get along with Rolan. Prideful.</text:p>
            </text:list-item>
          </text:list>
        </text:list-item>
        <text:list-item>
          <text:p text:style-name="P154">Eastern Detour</text:p>
          <text:list>
            <text:list-item>
              <text:p text:style-name="P177">It is clear Rolan likes having Lulu on his team, and she takes pride in this. She feels comfortable enough to voice her thoughts on “power.” This is not out of fear, anger, or even friendship. Lulu is still rather stand-offish. She may not fully realize how Rolan is taking her words. What we see, is a determined and strong loner.</text:p>
            </text:list-item>
          </text:list>
        </text:list-item>
        <text:list-item>
          <text:p text:style-name="P154">Northern Travels</text:p>
          <text:list>
            <text:list-item>
              <text:p text:style-name="P176">Airs her opinions on Aksel (thinks he's a big talker). Open and talkative but not necessarily “friendly.” → Rolan's protective instinct comes out, and she sees that he is trying to protect her. She is a little shaken and unsure how to respond. She is neither touched nor insulted, but rather, <text:span text:style-name="T119">surprised </text:span><text:span text:style-name="T133">and confused.</text:span></text:p>
            </text:list-item>
          </text:list>
        </text:list-item>
        <text:list-item>
          <text:p text:style-name="P159">Amneciac Smith</text:p>
          <text:list>
            <text:list-header>
              <text:p text:style-name="P176">Curious, but not playful. Torn about the quest (which direction to go, not whether to betray Rolan or not).</text:p>
            </text:list-header>
          </text:list>
        </text:list-item>
        <text:list-item>
          <text:p text:style-name="P159"><text:s/>Air Temple</text:p>
          <text:list>
            <text:list-item>
              <text:p text:style-name="P176"><text:span text:style-name="T119">Renewed focus</text:span> when she sees the DL. →<text:span text:style-name="T221"> says she is ready to take on anyone. Avoids taking sides by saying she “trusts Rolan's judgment.”</text:span></text:p>
            </text:list-item>
          </text:list>
        </text:list-item>
        <text:list-item>
          <text:p text:style-name="P169"><text:soft-page-break/>Spir<text:span text:style-name="T191">e</text:span></text:p>
          <text:list>
            <text:list-item>
              <text:p text:style-name="P178">focused and fake. Sages notice her strangeness. Player mistakes her awkwardness for possible feelings about Rolan, when it is, in fact, stress about getting the crystal and pleasing the DL.</text:p>
            </text:list-item>
          </text:list>
        </text:list-item>
        <text:list-item>
          <text:p text:style-name="P169">Showdown at the Western Kingdom</text:p>
          <text:list>
            <text:list-item>
              <text:p text:style-name="P178">Friendly and loving. Plays nice and genuine so much that it starts to happen. She doesn't quite realize that she is about to alienate Rolan and could never see him again. Sees it as a game. Her <text:span text:style-name="T119">real self </text:span>starts to come out, as she enjoys her final moments with her only friend.</text:p>
            </text:list-item>
          </text:list>
        </text:list-item>
        <text:list-item>
          <text:p text:style-name="P200">Malekev's Lair</text:p>
          <text:list>
            <text:list-item>
              <text:p text:style-name="P208"><text:span text:style-name="T226">N</text:span>o regret. Puts on her serious pants and does what has to be done. Zero hesitation, and likely zero understanding of what she is doing. <text:span text:style-name="T119">Willed blindness.</text:span></text:p>
            </text:list-item>
            <text:list-item>
              <text:p text:style-name="P208"/>
            </text:list-item>
          </text:list>
        </text:list-item>
      </text:list>
      <text:p text:style-name="P61">Part 2</text:p>
      <text:p text:style-name="P24"/>
      <text:p text:style-name="P24">I. The Treasure Hunters <text:span text:style-name="T145">(Oakes &amp; co.)</text:span></text:p>
      <text:p text:style-name="P24">II. <text:span text:style-name="T147">Rescue villagers from being assaulted</text:span></text:p>
      <text:p text:style-name="P24"><text:tab/><text:span text:style-name="T222">doing her job. Doesn't see Rolan.</text:span></text:p>
      <text:p text:style-name="P24">III. Rolan joins the rebels</text:p>
      <text:p text:style-name="P24">IV. The 4 Trials</text:p>
      <text:p text:style-name="P24">V. Return to the Rebels</text:p>
      <text:p text:style-name="P24">VI. <text:span text:style-name="T144">Quest for the 5 Generals names/ Beerstadt</text:span></text:p>
      <text:p text:style-name="P24"><text:tab/><text:span text:style-name="T222">Lulu and the DL are having issues. The DL is starting to change, and doesn't treat Lulu as kindly as <text:tab/>he has in the past. Lulu is not so much as sad, as confused. She can't please him, and he is all she <text:tab/>has left.</text:span></text:p>
      <text:p text:style-name="P24">VII. <text:span text:style-name="T78">Lu</text:span><text:span text:style-name="T83">cius's Castl</text:span><text:span text:style-name="T89">e </text:span></text:p>
      <text:p text:style-name="P27"><text:span text:style-name="T89"><text:tab/></text:span><text:span text:style-name="T40">Lucius and Lulu have an argument about Rolan and the crystal. DL </text:span><text:span text:style-name="T51">tells Lulu the crystal won't work and they need Rolan, or a new plan</text:span><text:span text:style-name="T40">. </text:span><text:span text:style-name="T41">She is no longer needed for his private matters. </text:span><text:span text:style-name="T51">Lulu is completely cast aside, and unsure how to procee</text:span><text:span text:style-name="T52">d.</text:span></text:p>
      <text:p text:style-name="P27"><text:span text:style-name="T41"><text:tab/>When she sees Rolan, all of the negativity the DL brought on her comes out. She displaces her problems onto Rolan and hopes that by taking him down she can help herself feel better and </text:span><text:span text:style-name="T73">reassert her dominance</text:span><text:span text:style-name="T41">. </text:span><text:span text:style-name="T52">She blames him for her being shafted by Lucius. More importantly, she is uncertain how she feels now. Ideally, she should kidnap Roln and bring him to the DL, sedated. However, she is rebelling against Lucius and torn by her feelings. We hear </text:span><text:span text:style-name="T92">none</text:span><text:span text:style-name="T52"> of this (so the details are also actually irrelevant).</text:span></text:p>
      <text:p text:style-name="P27"><text:span text:style-name="T52"><text:tab/>She leaves Rolan alone so she can think her plan over. Once he escapes, it is clear she must follow the DL. She feels deserted (even though she locked him up). </text:span><text:span text:style-name="T53">She has this little girl hope that someone will help her, but doesn't wait around for it.</text:span></text:p>
      <text:p text:style-name="P30">VIII. Fight the 5 Generals</text:p>
      <text:p text:style-name="P34"><text:tab/><text:span text:style-name="T223">Lulu is mad at Rolan, but mad at the DL too. She doesn't feel whole or ready to choose sides. <text:tab/></text:span></text:p>
      <text:p text:style-name="P53"><text:tab/>→ she is propelled forward by the life she has already created.</text:p>
      <text:p text:style-name="P30"><text:span text:style-name="T146">IX</text:span>. Return to rebel base</text:p>
      <text:p text:style-name="P30"><text:tab/><text:span text:style-name="T223">While Rolan is examining the amulet, Lulu is starting to wonder why she threw it in the first place. She goes to the DL to report on what has happened. Her plans are all muddled, but one thing is clear: she is ready to do anything the DL asks of her. She plans to show him the faustian scrolls.</text:span></text:p>
      <text:p text:style-name="P30">X. Final freedom</text:p>
      <text:p text:style-name="P30">X<text:span text:style-name="T146">I</text:span>. <text:span text:style-name="T78">Nightmare Dungeon</text:span></text:p>
      <text:p text:style-name="P30"><text:span text:style-name="T78"><text:tab/></text:span><text:span text:style-name="T42">What happens when Rolan faces Lulu in his dungeon is important to deconstructing Lulu's <text:tab/>character. It is clear the Lulu is a </text:span><text:span text:style-name="T64">pawn</text:span><text:span text:style-name="T42">, and has been misdirected. Her power has been used for <text:tab/>evil, and she really did not see it.</text:span></text:p>
      <text:p text:style-name="P30"><text:soft-page-break/>X<text:span text:style-name="T146">I</text:span>I. Battle with Aksel &amp; his men</text:p>
      <text:p text:style-name="P30">XI<text:span text:style-name="T146">I</text:span>I. <text:span text:style-name="T84">The Monolith</text:span></text:p>
      <text:p text:style-name="P117"><text:span text:style-name="T43">Lulu is happy to see Rolan. He represents a stable part in her life, even though she is trying to tear him down. It's very </text:span><text:span text:style-name="T74">spy vs. spy.</text:span><text:span text:style-name="T43"> Lulu has no idea how the step she is making (with the faustian scrolls) is purely the result of poorly made decisions in her past. She has never stopped to examine her </text:span><text:span text:style-name="T44">actions. </text:span></text:p>
      <text:p text:style-name="P120"><text:span text:style-name="T44">→</text:span><text:span text:style-name="T48"> </text:span><text:span text:style-name="T44">She wants to show her power and ability to contribute, but, is shocked to find herself totally </text:span><text:span text:style-name="T75">powerless</text:span><text:span text:style-name="T44">. She is powerless to the scrolls, just like in the other parts of her life. </text:span><text:span text:style-name="T45">It is a real realization, that Rolan is witness to (rather than the catalyst to). Her fall here is </text:span><text:span text:style-name="T91">not </text:span><text:span text:style-name="T45">driven by Rolan, but her own poor decisions and misunderstandings.</text:span></text:p>
      <text:p text:style-name="P72">XI<text:span text:style-name="T146">V</text:span>. Prologue: Lulu &amp; Rolan's mother</text:p>
      <text:p text:style-name="P119">She is strangely comfortable having someone there with her; though she is also incredibly embarrassed to show that in front of her soldiers. Some time has past, and we see that she is not overly depressed, but has clearly had time to deal with her emotions (for the most part). Her relationship to Rolan's mother is vital and positive. <text:span text:style-name="T134">We do not end with her sadness about Rolan, but her strength of character and the continuing story.</text:span></text:p>
      <text:list xml:id="list134526983168213" text:continue-numbering="true" text:style-name="L106">
        <text:list-header>
          <text:p text:style-name="P132"><text:bookmark-start text:name="__RefHeading__9660_594689397"/><text:span text:style-name="T228">Lucius'</text:span> Story<text:bookmark-end text:name="__RefHeading__9660_594689397"/></text:p>
        </text:list-header>
      </text:list>
      <text:p text:style-name="P125"><text:tab/><text:span text:style-name="T119">Lucius is an intelligent man from an old family with a respectable history. His father was a strict man with high expectations. Lucius genuinely wants to help the world, and because of his charm and leadership skills, he is always allowed to lead. Lucius was a genuinely kind person, though rather narcissistic with a black/white idea of the world. When his daughter died, his ego turned and he considered the Outsider the greater good, and began to doubt his own abilities. This comes out in the form of drive and manipulative behaviour and lies. </text:span><text:span text:style-name="T135">The DL and his kingdom are generally distrusted, but no one has reason to call him out. Other kingdoms tend to hope nothing comes of it.</text:span></text:p>
      <text:list xml:id="list134526984153267" text:continue-numbering="true" text:style-name="L106">
        <text:list-header>
          <text:p text:style-name="P212"/>
        </text:list-header>
        <text:list-item text:start-value="1">
          <text:p text:style-name="P149">Introduction: Village, Rolan, Story</text:p>
          <text:list>
            <text:list-item>
              <text:p text:style-name="P179">The DL is searching for a powerful crystal or demon shard. He is also gathering information. To cover his tracks, he is parading as the west. [though his goal for framing the west for attack comes later]. He feels compelled to kill the villagers because they will recognize him. However, he is slightly grasping at straws. The sages and historians that know real secrets won't share any with him. When he sees Rolan and the crystal, it is the first break they've had in a while. <text:span text:style-name="T229">He has someone following Lulu at all times.</text:span></text:p>
            </text:list-item>
            <text:list-item>
              <text:p text:style-name="P180">Lucius is still human at this point. He is a smart man with real world problems. Still grieving, he doesn't see killing unimportant people as wrong because he has lost all faith in the world and right or wrong</text:p>
            </text:list-item>
          </text:list>
        </text:list-item>
        <text:list-item>
          <text:p text:style-name="P149">Desert Adventure (South, Bredon)</text:p>
          <text:list>
            <text:list-item>
              <text:p text:style-name="P181">Lucius is busy looking for information. He is sending surrogates to sages and historians. <text:span text:style-name="T235">His tactics become increasingly harsh and actively evil. Mild torture, all with the hope of saving the world. Lucius believes it is for the best.</text:span></text:p>
            </text:list-item>
          </text:list>
        </text:list-item>
        <text:list-item>
          <text:p text:style-name="P149">Cenive</text:p>
        </text:list-item>
      </text:list>
      <text:list xml:id="list836928521948424650" text:style-name="L113">
        <text:list-item>
          <text:list>
            <text:list-item>
              <text:p text:style-name="P228"/>
            </text:list-item>
          </text:list>
        </text:list-item>
      </text:list>
      <text:list xml:id="list134526986177004" text:continue-list="list134526984153267" text:style-name="L106">
        <text:list-item>
          <text:p text:style-name="P229">Negotiations</text:p>
        </text:list-item>
      </text:list>
      <text:list xml:id="list2309040828736722283" text:style-name="L114">
        <text:list-item>
          <text:list>
            <text:list-item>
              <text:p text:style-name="P230"/>
            </text:list-item>
          </text:list>
        </text:list-item>
      </text:list>
      <text:list xml:id="list134526986182899" text:continue-list="list134526986177004" text:style-name="L106">
        <text:list-item>
          <text:p text:style-name="P229">Western Detour</text:p>
          <text:list>
            <text:list-item>
              <text:p text:style-name="P231"><text:s/><text:span text:style-name="T229">Lulu relays Sprout's information to an informant. She also mentions a power crystal one of the people said is a myth about Malekev. This triggers Lucius's interest, and plays off of his disdain for Malekev. He now has a personal beef with the western zombie king, and sees him as weak and unworthy. This is the first time Lucius sees people as deeply unworthy.</text:span></text:p>
            </text:list-item>
          </text:list>
        </text:list-item>
        <text:list-item>
          <text:p text:style-name="P229">Eastern Detour</text:p>
          <text:list>
            <text:list-item>
              <text:p text:style-name="P232">Lucius plans an attack. He chooses the north because they would be easiest to attack and to fool. <text:span text:style-name="T236">He remains comfortably at home while his soldiers work. However, there is much stress He isn't lounging in the backyard.</text:span></text:p>
            </text:list-item>
          </text:list>
        </text:list-item>
        <text:list-item>
          <text:p text:style-name="P155">Northern Travels</text:p>
          <text:list>
            <text:list-item>
              <text:p text:style-name="P213">Aksel meets Lucius's men, who promise gold, weapons, and to keep it a secret.</text:p>
            </text:list-item>
          </text:list>
        </text:list-item>
        <text:list-item>
          <text:p text:style-name="P160">Amneciac Smith</text:p>
          <text:list>
            <text:list-header>
              <text:p text:style-name="P181">One of Lucius' agents <text:span text:style-name="T230">learns that the sages have the PC and reports that the head sage is Rolan's mother. Lucius would get involved and blackmail her, but he want to stay out of the </text:span><text:soft-page-break/><text:span text:style-name="T230">spotlight as long as he can.</text:span></text:p>
            </text:list-header>
          </text:list>
        </text:list-item>
        <text:list-item>
          <text:p text:style-name="P160"><text:s/>Air Temple</text:p>
        </text:list-item>
      </text:list>
      <text:list xml:id="list3692103731042564564" text:style-name="L115">
        <text:list-item>
          <text:list>
            <text:list-header>
              <text:p text:style-name="P182">Lucius sends Lulu with Rolan to get the PC. This is the point where the story really begins for Lucius. His plans are in motion. He has real information. He can't wipe the smirk from his face. He is becoming textbook evil.</text:p>
            </text:list-header>
          </text:list>
        </text:list-item>
      </text:list>
      <text:list xml:id="list134526989171002" text:continue-list="list134526986182899" text:style-name="L106">
        <text:list-item>
          <text:p text:style-name="P170">Spir<text:span text:style-name="T191">e</text:span></text:p>
        </text:list-item>
        <text:list-item>
          <text:p text:style-name="P170">Showdown at the Western Kingdom</text:p>
          <text:list>
            <text:list-item>
              <text:p text:style-name="P183">Lucius is with his m<text:span text:style-name="T237">e</text:span>n, some of whom know his real plan, some of whom are totally naïve and innocent.</text:p>
            </text:list-item>
          </text:list>
        </text:list-item>
        <text:list-item>
          <text:p text:style-name="P201">Malekev's Lair</text:p>
          <text:p text:style-name="P209">He decides its time to step into the spotlight. It's now or never, and he relishes in the moment of glory. <text:span text:style-name="T237">Even for Rolan, it is clear Lucius has snapped. The regal intellectual that met at the alliance is gone. All that's left is a very charming and persuasive egomaniac. When he talks, you believe him. He thinks he is doing god's work.</text:span></text:p>
        </text:list-item>
      </text:list>
      <text:p text:style-name="P62">Part 2</text:p>
      <text:p text:style-name="P26"/>
      <text:p text:style-name="P26">I. The Treasure Hunters <text:span text:style-name="T145">(Oakes &amp; co.)</text:span></text:p>
      <text:p text:style-name="P26"><text:tab/><text:span text:style-name="T231">With his power crystal and pure crystal, Lucius has disappeared from the known world with his loyal army. He mostly strategizes while his men do the grunt work—seeking out the Monolith. With no proper information, it's a bit of a goose chase.</text:span></text:p>
      <text:p text:style-name="P26">II. <text:span text:style-name="T147">Rescue villagers from being assaulted</text:span></text:p>
      <text:p text:style-name="P26"><text:tab/><text:span text:style-name="T231">Lulu and her soldiers investigate prime possibilities and talk to knowledgeable historians. In this village, Lulu had visited with a retired historian named Marianne. She refused to talk, but Lulu burned the village down and took </text:span><text:span text:style-name="T238">Marianne's books and notes.</text:span><text:span text:style-name="T231"> </text:span><text:span text:style-name="T239">We see these as they leave.</text:span></text:p>
      <text:p text:style-name="P26">III. Rolan joins the rebels</text:p>
      <text:p text:style-name="P26"><text:tab/><text:span text:style-name="T231">Lucius is aware of rebel factions, but none have been able to find him. His tents are hidden deep in the forest behind a magical spell.</text:span></text:p>
      <text:p text:style-name="P26">IV. The 4 Trials</text:p>
      <text:p text:style-name="P26">V. Return to the Rebels</text:p>
      <text:p text:style-name="P26"><text:tab/><text:span text:style-name="T232">In this time, Lucius has begun to suspect the crystal in broken, or sealed. He cannot make it function. He has been testing it on prisoners at his camp in the east, but eventually exits when he isn't succeeding.</text:span></text:p>
      <text:p text:style-name="P26">VI. <text:span text:style-name="T144">Quest for the 5 Generals names/ Beerstadt</text:span></text:p>
      <text:p text:style-name="P26">VII. <text:span text:style-name="T78">Lu</text:span><text:span text:style-name="T83">cius's Castl</text:span><text:span text:style-name="T89">e</text:span></text:p>
      <text:p text:style-name="P26"><text:span text:style-name="T89"><text:tab/></text:span><text:span text:style-name="T50">He comes to meet with Lulu (bringing his many guards, making the castle more fortified than ever). He tells her the crystal is </text:span><text:span text:style-name="T51">malfunctioning. It most only work in conjunction with Rolan. Lulu is to convince him to join their team or trick him into coming to the monolith. They have found the monolith and now it is a matter of getting inside.</text:span></text:p>
      <text:p text:style-name="P33">VIII. Fight the 5 Generals</text:p>
      <text:p text:style-name="P33"><text:span text:style-name="T146">IX</text:span>. Return to rebel base</text:p>
      <text:p text:style-name="P33">X. Final freedom</text:p>
      <text:p text:style-name="P33"><text:tab/><text:span text:style-name="T234">Lulu has arrived and has </text:span><text:span text:style-name="T93">basically </text:span><text:span text:style-name="T55">offered</text:span><text:span text:style-name="T54"> her life. Lucius readily accepts and they explore the Monolith. Their plan is still developing, but they believe it must involve Rolan.</text:span></text:p>
      <text:p text:style-name="P33">X<text:span text:style-name="T146">I</text:span>. <text:span text:style-name="T78">Nightmare Dungeon</text:span></text:p>
      <text:p text:style-name="P33">X<text:span text:style-name="T146">I</text:span>I. Battle with Aksel &amp; his men</text:p>
      <text:p text:style-name="P33"><text:tab/><text:span text:style-name="T234">When word arrives that Rolan is on his way, Lucius takes it as a sign. They must wait for Rolan and use him as the sacrifice. He does not tell Lulu any of this. She has no idea he is coming. He wants her </text:span><text:soft-page-break/><text:span text:style-name="T234">to be surprised, so she won't back down.</text:span></text:p>
      <text:p text:style-name="P33">XI<text:span text:style-name="T146">I</text:span>I. <text:span text:style-name="T84">The Monolith</text:span></text:p>
      <text:p text:style-name="P33"><text:span text:style-name="T84"><text:tab/></text:span><text:span text:style-name="T54">Lucius knows Rolan won't (or can't) kill Lulu. Her task is to disarm him. When the moment finally comes, he is clearly not human anymore. He is cold and has lost all humanity. He doesn't think twice about leaving Lulu behind.</text:span></text:p>
      <text:p text:style-name="P78"/>
      <text:p text:style-name="P115">Focus on making the DL important and developed. </text:p>
      <text:p text:style-name="P112">Focus on misdirecting the reader to believe he wants world domination.</text:p>
      <text:p text:style-name="P111"><text:tab/><text:span text:style-name="T257">Integrate: Aksel, DL, Emil, Beerstadt, Mom, Oakes</text:span></text:p>
      <text:p text:style-name="P111"><text:tab/><text:tab/><text:span text:style-name="T257">Be quest-centric and note the dungeons</text:span></text:p>
      <text:p text:style-name="P113"><text:tab/><text:tab/><text:span text:style-name="T257">Be goal-oriented and always be clear why we are doing wh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5535in" style:type="center"/>
          <style:tab-stop style:position="7.107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7.1071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6055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text:s/></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4T11:24:34.319000000</meta:creation-date>
    <meta:generator>LibreOffice/4.2.7.2$Windows_x86 LibreOffice_project/933c0aa564ec4f8883ed5732c866db48dca4dac5</meta:generator>
    <dc:date>2015-04-20T13:45:26.613000000</dc:date>
    <meta:editing-duration>PT18H37M46S</meta:editing-duration>
    <meta:editing-cycles>178</meta:editing-cycles>
    <meta:document-statistic meta:table-count="2" meta:image-count="0" meta:object-count="1" meta:page-count="30" meta:paragraph-count="505" meta:word-count="11646" meta:character-count="64857" meta:non-whitespace-character-count="5367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078in"/>
    </style:style>
    <style:style style:name="co2" style:family="table-column">
      <style:table-column-properties fo:break-before="auto" style:column-width="2.4618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0pt" style:font-size-asian="10pt" style:font-size-complex="10pt"/>
    </style:style>
  </office:automatic-styles>
  <office:body>
    <office:spreadsheet>
      <table:table table:name="Sheet1" table:style-name="ta1">
        <table:table-column table:style-name="co1" table:default-cell-style-name="ce1"/>
        <table:table-column table:style-name="co2" table:default-cell-style-name="ce1"/>
        <table:table-row table:style-name="ro1">
          <table:table-cell table:style-name="Default" table:number-columns-repeated="2"/>
        </table:table-row>
        <table:table-row table:style-name="ro1">
          <table:table-cell table:style-name="Default" office:value-type="string" calcext:value-type="string">
            <text:p>[Practice Dungeon]</text:p>
          </table:table-cell>
          <table:table-cell table:style-name="Default" office:value-type="string" calcext:value-type="string">
            <text:p>Forest Town</text:p>
          </table:table-cell>
        </table:table-row>
        <table:table-row table:style-name="ro1">
          <table:table-cell office:value-type="string" calcext:value-type="string">
            <text:p>Happy Fairgrounds</text:p>
          </table:table-cell>
          <table:table-cell office:value-type="string" calcext:value-type="string">
            <text:p>South, outside Bredon 1.4</text:p>
          </table:table-cell>
        </table:table-row>
        <table:table-row table:style-name="ro1">
          <table:table-cell office:value-type="string" calcext:value-type="string">
            <text:p>Crystal Cult Hideout</text:p>
          </table:table-cell>
          <table:table-cell office:value-type="string" calcext:value-type="string">
            <text:p>East, very close to Upper Mish-Mash</text:p>
          </table:table-cell>
        </table:table-row>
        <table:table-row table:style-name="ro1">
          <table:table-cell office:value-type="string" calcext:value-type="string">
            <text:p>Northern Passage</text:p>
          </table:table-cell>
          <table:table-cell office:value-type="string" calcext:value-type="string">
            <text:p>North, entrance by Frost fjord</text:p>
          </table:table-cell>
        </table:table-row>
        <table:table-row table:style-name="ro1">
          <table:table-cell office:value-type="string" calcext:value-type="string">
            <text:p>Amnesiac's Forge</text:p>
          </table:table-cell>
          <table:table-cell office:value-type="string" calcext:value-type="string">
            <text:p>North, in wilderness</text:p>
          </table:table-cell>
        </table:table-row>
        <table:table-row table:style-name="ro1">
          <table:table-cell office:value-type="string" calcext:value-type="string">
            <text:p>Poison Well</text:p>
          </table:table-cell>
          <table:table-cell office:value-type="string" calcext:value-type="string">
            <text:p>Air Temple, easily accessible</text:p>
          </table:table-cell>
        </table:table-row>
        <table:table-row table:style-name="ro1">
          <table:table-cell office:value-type="string" calcext:value-type="string">
            <text:p>Malekev's Lair</text:p>
          </table:table-cell>
          <table:table-cell office:value-type="string" calcext:value-type="string">
            <text:p>West, entrance is accessible only through hidden door that leads to hidden/blocked off forest area</text:p>
          </table:table-cell>
        </table:table-row>
        <table:table-row table:style-name="ro1">
          <table:table-cell table:number-columns-repeated="2"/>
        </table:table-row>
        <table:table-row table:style-name="ro1">
          <table:table-cell office:value-type="string" calcext:value-type="string">
            <text:p>Thieves' Prison</text:p>
          </table:table-cell>
          <table:table-cell office:value-type="string" calcext:value-type="string">
            <text:p>Desert, Southwest</text:p>
          </table:table-cell>
        </table:table-row>
        <table:table-row table:style-name="ro1">
          <table:table-cell office:value-type="string" calcext:value-type="string">
            <text:p>College of the Spire Laboratory</text:p>
          </table:table-cell>
          <table:table-cell office:value-type="string" calcext:value-type="string">
            <text:p>Spire, in city, easily accessible</text:p>
          </table:table-cell>
        </table:table-row>
        <table:table-row table:style-name="ro1">
          <table:table-cell office:value-type="string" calcext:value-type="string">
            <text:p>Lucius's Castle</text:p>
          </table:table-cell>
          <table:table-cell office:value-type="string" calcext:value-type="string">
            <text:p>East, Lurn</text:p>
          </table:table-cell>
        </table:table-row>
        <table:table-row table:style-name="ro1">
          <table:table-cell office:value-type="string" calcext:value-type="string">
            <text:p>Grotto of Plenty</text:p>
          </table:table-cell>
          <table:table-cell office:value-type="string" calcext:value-type="string">
            <text:p>South, near either Finbury or Glenhurst</text:p>
          </table:table-cell>
        </table:table-row>
        <table:table-row table:style-name="ro1">
          <table:table-cell office:value-type="string" calcext:value-type="string">
            <text:p>Nightmare Dungeon</text:p>
          </table:table-cell>
          <table:table-cell office:value-type="string" calcext:value-type="string">
            <text:p>“East,” only exists for Rolan as it happens</text:p>
          </table:table-cell>
        </table:table-row>
        <table:table-row table:style-name="ro1">
          <table:table-cell office:value-type="string" calcext:value-type="string">
            <text:p>Monolith</text:p>
          </table:table-cell>
          <table:table-cell office:value-type="string" calcext:value-type="string">
            <text:p>Deep South</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4-16">00/00/0000</text:date>, <text:time style:data-style-name="N2" text:time-value="12:28:01.29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